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27000001D8328612B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EAAAAA+ArialMT" svg:font-family="EAAAAA+ArialMT"/>
    <style:font-face style:name="OpenSymbol" svg:font-family="OpenSymbol"/>
    <style:font-face style:name="Tahoma2" svg:font-family="Tahoma"/>
    <style:font-face style:name="Courier New" svg:font-family="'Courier New'" style:font-family-generic="modern"/>
    <style:font-face style:name="Arial2" svg:font-family="Arial" style:font-family-generic="roman"/>
    <style:font-face style:name="Courier New1" svg:font-family="'Courier New'" style:font-family-generic="roman"/>
    <style:font-face style:name="Verdana" svg:font-family="Verdana" style:font-family-generic="roman"/>
    <style:font-face style:name="Arial1" svg:font-family="Arial" style:font-family-generic="swiss"/>
    <style:font-face style:name="DMonospace" svg:font-family="DMonospace" style:font-family-generic="swiss"/>
    <style:font-face style:name="DPMBNB+ProductusOSGiMonoc" svg:font-family="DPMBNB+ProductusOSGiMonoc" style:font-family-generic="swiss"/>
    <style:font-face style:name="Courier New2"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StateTransition" style:family="table">
      <style:table-properties style:width="7in" table:align="margins" style:writing-mode="lr-tb"/>
    </style:style>
    <style:style style:name="StateTransition.A" style:family="table-column">
      <style:table-column-properties style:column-width="1.0521in" style:rel-column-width="9849*"/>
    </style:style>
    <style:style style:name="StateTransition.B" style:family="table-column">
      <style:table-column-properties style:column-width="1.5729in" style:rel-column-width="14725*"/>
    </style:style>
    <style:style style:name="StateTransition.C" style:family="table-column">
      <style:table-column-properties style:column-width="2.0729in" style:rel-column-width="19406*"/>
    </style:style>
    <style:style style:name="StateTransition.D" style:family="table-column">
      <style:table-column-properties style:column-width="2.3021in" style:rel-column-width="21555*"/>
    </style:style>
    <style:style style:name="StateTransition.A1" style:family="table-cell">
      <style:table-cell-properties fo:padding="0.0382in" fo:border-left="0.05pt solid #000000" fo:border-right="none" fo:border-top="0.05pt solid #000000" fo:border-bottom="0.05pt solid #000000"/>
    </style:style>
    <style:style style:name="StateTransition.D1" style:family="table-cell">
      <style:table-cell-properties fo:padding="0.0382in" fo:border="0.05pt solid #000000"/>
    </style:style>
    <style:style style:name="StateTransition.A2" style:family="table-cell">
      <style:table-cell-properties fo:padding="0.0382in" fo:border-left="0.05pt solid #000000" fo:border-right="none" fo:border-top="none" fo:border-bottom="0.05pt solid #000000"/>
    </style:style>
    <style:style style:name="StateTransition.D2" style:family="table-cell">
      <style:table-cell-properties fo:padding="0.0382in" fo:border-left="0.05pt solid #000000" fo:border-right="0.05pt solid #000000" fo:border-top="none" fo:border-bottom="0.05pt solid #000000"/>
    </style:style>
    <style:style style:name="Table2" style:family="table">
      <style:table-properties style:width="7.0576in" fo:margin-left="0.0104in" fo:margin-right="0.0208in" table:align="margins" style:writing-mode="lr-tb"/>
    </style:style>
    <style:style style:name="Table2.A" style:family="table-column">
      <style:table-column-properties style:column-width="0.791in" style:rel-column-width="7346*"/>
    </style:style>
    <style:style style:name="Table2.B" style:family="table-column">
      <style:table-column-properties style:column-width="6.2667in" style:rel-column-width="58189*"/>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3" style:family="table">
      <style:table-properties style:width="7.0896in" fo:margin-left="0in" fo:margin-top="0in" fo:margin-bottom="0in" table:align="left"/>
    </style:style>
    <style:style style:name="Table3.A" style:family="table-column">
      <style:table-column-properties style:column-width="1.1278in"/>
    </style:style>
    <style:style style:name="Table3.B" style:family="table-column">
      <style:table-column-properties style:column-width="5.5569in"/>
    </style:style>
    <style:style style:name="Table3.C" style:family="table-column">
      <style:table-column-properties style:column-width="0.4049in"/>
    </style:style>
    <style:style style:name="Table3.1" style:family="table-row">
      <style:table-row-properties fo:keep-together="auto"/>
    </style:style>
    <style:style style:name="Table3.A1" style:family="table-cell">
      <style:table-cell-properties style:vertical-align="middle" fo:background-color="#ccccff" fo:padding="0in" fo:border="0.5pt solid #000001">
        <style:background-image/>
      </style:table-cell-properties>
    </style:style>
    <style:style style:name="Table3.A2" style:family="table-cell">
      <style:table-cell-properties style:vertical-align="middle" fo:padding="0in" fo:border="0.5pt solid #000001"/>
    </style:style>
    <style:style style:name="Table3.B2" style:family="table-cell">
      <style:table-cell-properties style:vertical-align="middle" fo:padding="0in" fo:border="0.5pt solid #000001"/>
    </style:style>
    <style:style style:name="Table3.C2" style:family="table-cell">
      <style:table-cell-properties style:vertical-align="middle" fo:padding="0in" fo:border="0.5pt solid #000001"/>
    </style:style>
    <style:style style:name="Table4" style:family="table">
      <style:table-properties style:width="7.0896in" fo:margin-left="0in" fo:margin-top="0in" fo:margin-bottom="0in" table:align="left"/>
    </style:style>
    <style:style style:name="Table4.A" style:family="table-column">
      <style:table-column-properties style:column-width="1.1278in"/>
    </style:style>
    <style:style style:name="Table4.B" style:family="table-column">
      <style:table-column-properties style:column-width="5.5569in"/>
    </style:style>
    <style:style style:name="Table4.C" style:family="table-column">
      <style:table-column-properties style:column-width="0.4049in"/>
    </style:style>
    <style:style style:name="Table4.1" style:family="table-row">
      <style:table-row-properties fo:keep-together="always"/>
    </style:style>
    <style:style style:name="Table4.A1" style:family="table-cell">
      <style:table-cell-properties style:vertical-align="middle" fo:background-color="#ccccff" fo:padding="0in" fo:border="0.5pt solid #000001">
        <style:background-image/>
      </style:table-cell-properties>
    </style:style>
    <style:style style:name="Table4.A2" style:family="table-cell">
      <style:table-cell-properties style:vertical-align="middle" fo:padding="0in" fo:border="0.5pt solid #000001"/>
    </style:style>
    <style:style style:name="Table4.B2" style:family="table-cell">
      <style:table-cell-properties style:vertical-align="middle" fo:padding="0in" fo:border="0.5pt solid #000001"/>
    </style:style>
    <style:style style:name="Table4.C2" style:family="table-cell">
      <style:table-cell-properties style:vertical-align="middle" fo:padding="0in" fo:border="0.5pt solid #000001"/>
    </style:style>
    <style:style style:name="Table4.A3" style:family="table-cell">
      <style:table-cell-properties style:vertical-align="middle" fo:padding="0in" fo:border="0.5pt solid #000001"/>
    </style:style>
    <style:style style:name="Table4.B3" style:family="table-cell">
      <style:table-cell-properties style:vertical-align="middle" fo:padding="0in" fo:border="0.5pt solid #000001"/>
    </style:style>
    <style:style style:name="Table4.C3" style:family="table-cell">
      <style:table-cell-properties style:vertical-align="middle" fo:padding="0in" fo:border="0.5pt solid #000001"/>
    </style:style>
    <style:style style:name="Table5" style:family="table">
      <style:table-properties style:width="7.0896in" fo:margin-left="0in" fo:margin-top="0in" fo:margin-bottom="0in" table:align="left"/>
    </style:style>
    <style:style style:name="Table5.A" style:family="table-column">
      <style:table-column-properties style:column-width="0.6701in"/>
    </style:style>
    <style:style style:name="Table5.B" style:family="table-column">
      <style:table-column-properties style:column-width="6.0465in"/>
    </style:style>
    <style:style style:name="Table5.C" style:family="table-column">
      <style:table-column-properties style:column-width="0.3729in"/>
    </style:style>
    <style:style style:name="Table5.1" style:family="table-row">
      <style:table-row-properties fo:keep-together="always"/>
    </style:style>
    <style:style style:name="Table5.A1" style:family="table-cell">
      <style:table-cell-properties style:vertical-align="middle" fo:background-color="#ccccff" fo:padding="0in" fo:border="0.5pt solid #000001">
        <style:background-image/>
      </style:table-cell-properties>
    </style:style>
    <style:style style:name="Table5.A2" style:family="table-cell">
      <style:table-cell-properties style:vertical-align="" fo:padding="0in" fo:border="0.5pt solid #000001"/>
    </style:style>
    <style:style style:name="Table5.B2" style:family="table-cell">
      <style:table-cell-properties style:vertical-align="" fo:padding="0in" fo:border="0.5pt solid #000001"/>
    </style:style>
    <style:style style:name="Table5.C2" style:family="table-cell">
      <style:table-cell-properties style:vertical-align="middle" fo:padding="0in" fo:border="0.5pt solid #000001"/>
    </style:style>
    <style:style style:name="Table5.A3" style:family="table-cell">
      <style:table-cell-properties style:vertical-align="" fo:padding="0in" fo:border="0.5pt solid #000001"/>
    </style:style>
    <style:style style:name="Table5.B3" style:family="table-cell">
      <style:table-cell-properties style:vertical-align="" fo:padding="0in" fo:border="0.5pt solid #000001"/>
    </style:style>
    <style:style style:name="Table5.C3" style:family="table-cell">
      <style:table-cell-properties style:vertical-align="middle" fo:padding="0in" fo:border="0.5pt solid #000001"/>
    </style:style>
    <style:style style:name="Table5.A4" style:family="table-cell">
      <style:table-cell-properties style:vertical-align="" fo:padding="0in" fo:border="0.5pt solid #000001"/>
    </style:style>
    <style:style style:name="Table5.B4" style:family="table-cell">
      <style:table-cell-properties style:vertical-align="" fo:padding="0in" fo:border="0.5pt solid #000001"/>
    </style:style>
    <style:style style:name="Table5.C4" style:family="table-cell">
      <style:table-cell-properties style:vertical-align="middle" fo:padding="0in" fo:border="0.5pt solid #000001"/>
    </style:style>
    <style:style style:name="Table5.A5" style:family="table-cell">
      <style:table-cell-properties style:vertical-align="" fo:padding="0in" fo:border="0.5pt solid #000001"/>
    </style:style>
    <style:style style:name="Table5.B5" style:family="table-cell">
      <style:table-cell-properties style:vertical-align="" fo:padding="0in" fo:border="0.5pt solid #000001"/>
    </style:style>
    <style:style style:name="Table5.C5" style:family="table-cell">
      <style:table-cell-properties style:vertical-align="middle" fo:padding="0in" fo:border="0.5pt solid #000001"/>
    </style:style>
    <style:style style:name="Table5.A6" style:family="table-cell">
      <style:table-cell-properties style:vertical-align="" fo:padding="0in" fo:border="0.5pt solid #000001"/>
    </style:style>
    <style:style style:name="Table5.B6" style:family="table-cell">
      <style:table-cell-properties style:vertical-align="" fo:padding="0in" fo:border="0.5pt solid #000001"/>
    </style:style>
    <style:style style:name="Table5.C6" style:family="table-cell">
      <style:table-cell-properties style:vertical-align="middle" fo:padding="0in" fo:border="0.5pt solid #000001"/>
    </style:style>
    <style:style style:name="Table6" style:family="table">
      <style:table-properties style:width="7.0896in" fo:margin-left="0in" fo:margin-top="0in" fo:margin-bottom="0in" table:align="left"/>
    </style:style>
    <style:style style:name="Table6.A" style:family="table-column">
      <style:table-column-properties style:column-width="0.6701in"/>
    </style:style>
    <style:style style:name="Table6.B" style:family="table-column">
      <style:table-column-properties style:column-width="6.0465in"/>
    </style:style>
    <style:style style:name="Table6.C" style:family="table-column">
      <style:table-column-properties style:column-width="0.3729in"/>
    </style:style>
    <style:style style:name="Table6.1" style:family="table-row">
      <style:table-row-properties fo:keep-together="always"/>
    </style:style>
    <style:style style:name="Table6.A1" style:family="table-cell">
      <style:table-cell-properties style:vertical-align="middle" fo:background-color="#ccccff" fo:padding="0in" fo:border="0.5pt solid #000001">
        <style:background-image/>
      </style:table-cell-properties>
    </style:style>
    <style:style style:name="Table6.A2" style:family="table-cell">
      <style:table-cell-properties style:vertical-align="" fo:padding="0in" fo:border="0.5pt solid #000001"/>
    </style:style>
    <style:style style:name="Table6.B2" style:family="table-cell">
      <style:table-cell-properties style:vertical-align="" fo:padding="0in" fo:border="0.5pt solid #000001"/>
    </style:style>
    <style:style style:name="Table6.C2" style:family="table-cell">
      <style:table-cell-properties style:vertical-align="middle" fo:padding="0in" fo:border="0.5pt solid #000001"/>
    </style:style>
    <style:style style:name="Table6.A3" style:family="table-cell">
      <style:table-cell-properties style:vertical-align="" fo:padding="0in" fo:border="0.5pt solid #000001"/>
    </style:style>
    <style:style style:name="Table6.B3" style:family="table-cell">
      <style:table-cell-properties style:vertical-align="" fo:padding="0in" fo:border="0.5pt solid #000001"/>
    </style:style>
    <style:style style:name="Table6.C3" style:family="table-cell">
      <style:table-cell-properties style:vertical-align="middle" fo:padding="0in" fo:border="0.5pt solid #000001"/>
    </style:style>
    <style:style style:name="Table6.A4" style:family="table-cell">
      <style:table-cell-properties style:vertical-align="" fo:padding="0in" fo:border="0.5pt solid #000001"/>
    </style:style>
    <style:style style:name="Table6.B4" style:family="table-cell">
      <style:table-cell-properties style:vertical-align="" fo:padding="0in" fo:border="0.5pt solid #000001"/>
    </style:style>
    <style:style style:name="Table6.C4" style:family="table-cell">
      <style:table-cell-properties style:vertical-align="middle" fo:padding="0in" fo:border="0.5pt solid #000001"/>
    </style:style>
    <style:style style:name="Table6.A5" style:family="table-cell">
      <style:table-cell-properties style:vertical-align="" fo:padding="0in" fo:border="0.5pt solid #000001"/>
    </style:style>
    <style:style style:name="Table6.B5" style:family="table-cell">
      <style:table-cell-properties style:vertical-align="" fo:padding="0in" fo:border="0.5pt solid #000001"/>
    </style:style>
    <style:style style:name="Table6.C5" style:family="table-cell">
      <style:table-cell-properties style:vertical-align="middle" fo:padding="0in" fo:border="0.5pt solid #000001"/>
    </style:style>
    <style:style style:name="Table6.A6" style:family="table-cell">
      <style:table-cell-properties style:vertical-align="" fo:padding="0in" fo:border="0.5pt solid #000001"/>
    </style:style>
    <style:style style:name="Table6.B6" style:family="table-cell">
      <style:table-cell-properties style:vertical-align="" fo:padding="0in" fo:border="0.5pt solid #000001"/>
    </style:style>
    <style:style style:name="Table6.C6" style:family="table-cell">
      <style:table-cell-properties style:vertical-align="middle" fo:padding="0in" fo:border="0.5pt solid #000001"/>
    </style:style>
    <style:style style:name="Table6.A7" style:family="table-cell">
      <style:table-cell-properties style:vertical-align="" fo:padding="0in" fo:border="0.5pt solid #000001"/>
    </style:style>
    <style:style style:name="Table6.B7" style:family="table-cell">
      <style:table-cell-properties style:vertical-align="" fo:padding="0in" fo:border="0.5pt solid #000001"/>
    </style:style>
    <style:style style:name="Table6.C7" style:family="table-cell">
      <style:table-cell-properties style:vertical-align="middle" fo:padding="0in" fo:border="0.5pt solid #000001"/>
    </style:style>
    <style:style style:name="Table6.A8" style:family="table-cell">
      <style:table-cell-properties style:vertical-align="" fo:padding="0in" fo:border="0.5pt solid #000001"/>
    </style:style>
    <style:style style:name="Table6.B8" style:family="table-cell">
      <style:table-cell-properties style:vertical-align="" fo:padding="0in" fo:border="0.5pt solid #000001"/>
    </style:style>
    <style:style style:name="Table6.C8" style:family="table-cell">
      <style:table-cell-properties style:vertical-align="middle" fo:padding="0in" fo:border="0.5pt solid #000001"/>
    </style:style>
    <style:style style:name="Table6.A9" style:family="table-cell">
      <style:table-cell-properties style:vertical-align="" fo:padding="0in" fo:border="0.5pt solid #000001"/>
    </style:style>
    <style:style style:name="Table6.B9" style:family="table-cell">
      <style:table-cell-properties style:vertical-align="" fo:padding="0in" fo:border="0.5pt solid #000001"/>
    </style:style>
    <style:style style:name="Table6.C9" style:family="table-cell">
      <style:table-cell-properties style:vertical-align="middle" fo:padding="0in" fo:border="0.5pt solid #000001"/>
    </style:style>
    <style:style style:name="Table6.A10" style:family="table-cell">
      <style:table-cell-properties style:vertical-align="" fo:padding="0in" fo:border="0.5pt solid #000001"/>
    </style:style>
    <style:style style:name="Table6.B10" style:family="table-cell">
      <style:table-cell-properties style:vertical-align="" fo:padding="0in" fo:border="0.5pt solid #000001"/>
    </style:style>
    <style:style style:name="Table6.C10" style:family="table-cell">
      <style:table-cell-properties style:vertical-align="middle" fo:padding="0in" fo:border="0.5pt solid #000001"/>
    </style:style>
    <style:style style:name="Table7" style:family="table">
      <style:table-properties style:width="7.0896in" fo:margin-left="0in" fo:margin-top="0in" fo:margin-bottom="0in" table:align="left"/>
    </style:style>
    <style:style style:name="Table7.A" style:family="table-column">
      <style:table-column-properties style:column-width="0.6701in"/>
    </style:style>
    <style:style style:name="Table7.B" style:family="table-column">
      <style:table-column-properties style:column-width="6.0465in"/>
    </style:style>
    <style:style style:name="Table7.C" style:family="table-column">
      <style:table-column-properties style:column-width="0.3729in"/>
    </style:style>
    <style:style style:name="Table7.1" style:family="table-row">
      <style:table-row-properties fo:keep-together="always"/>
    </style:style>
    <style:style style:name="Table7.A1" style:family="table-cell">
      <style:table-cell-properties style:vertical-align="middle" fo:background-color="#ccccff" fo:padding="0in" fo:border="0.5pt solid #000001">
        <style:background-image/>
      </style:table-cell-properties>
    </style:style>
    <style:style style:name="Table7.A2" style:family="table-cell">
      <style:table-cell-properties style:vertical-align="" fo:padding="0in" fo:border="0.5pt solid #000001"/>
    </style:style>
    <style:style style:name="Table7.B2" style:family="table-cell">
      <style:table-cell-properties style:vertical-align="" fo:padding="0in" fo:border="0.5pt solid #000001"/>
    </style:style>
    <style:style style:name="Table7.C2" style:family="table-cell">
      <style:table-cell-properties style:vertical-align="middle" fo:padding="0in" fo:border="0.5pt solid #000001"/>
    </style:style>
    <style:style style:name="P1" style:family="paragraph" style:parent-style-name="Default_20_Text">
      <style:paragraph-properties fo:margin-top="0.111in" fo:margin-bottom="0in" style:contextual-spacing="false"/>
    </style:style>
    <style:style style:name="P2" style:family="paragraph" style:parent-style-name="Standard">
      <style:paragraph-properties fo:text-align="start" style:justify-single-word="false" fo:orphans="2" fo:widows="2" fo:padding="0in" fo:border-left="none" fo:border-right="none" fo:border-top="none" fo:border-bottom="0.51pt solid #000001"/>
      <style:text-properties style:font-name="Arial2" fo:font-size="10pt" fo:language="en" fo:country="US" fo:font-style="italic" style:font-size-asian="10pt" style:font-style-asian="italic"/>
    </style:style>
    <style:style style:name="P3" style:family="paragraph" style:parent-style-name="Body">
      <style:paragraph-properties fo:margin-left="0in" fo:margin-right="0in" fo:text-indent="0in" style:auto-text-indent="false"/>
    </style:style>
    <style:style style:name="P4" style:family="paragraph" style:parent-style-name="Body">
      <style:paragraph-properties fo:margin-left="0in" fo:margin-right="0in" fo:orphans="2" fo:widows="2" fo:text-indent="0in" style:auto-text-indent="false" style:writing-mode="lr-tb"/>
      <style:text-properties style:use-window-font-color="true" fo:font-size="10pt" fo:language="en" fo:country="US" fo:font-style="normal" officeooo:paragraph-rsid="00255811" style:font-name-asian="Times New Roman" style:font-size-asian="10pt" style:font-style-asian="normal" style:font-name-complex="Times New Roman" style:font-size-complex="10pt" style:language-complex="ar" style:country-complex="SA"/>
    </style:style>
    <style:style style:name="P5" style:family="paragraph" style:parent-style-name="Body">
      <style:text-properties fo:language="en" fo:country="GB"/>
    </style:style>
    <style:style style:name="P6" style:family="paragraph" style:parent-style-name="Body">
      <style:text-properties style:use-window-font-color="true" fo:font-style="normal" officeooo:paragraph-rsid="002d219d" style:font-style-asian="normal" style:font-style-complex="normal"/>
    </style:style>
    <style:style style:name="P7" style:family="paragraph" style:parent-style-name="Body">
      <style:text-properties style:use-window-font-color="true" fo:font-style="normal" officeooo:rsid="0026afa7" officeooo:paragraph-rsid="0026afa7" style:font-style-asian="normal" style:font-style-complex="normal"/>
    </style:style>
    <style:style style:name="P8" style:family="paragraph" style:parent-style-name="Body">
      <style:text-properties style:use-window-font-color="true" fo:font-style="normal" officeooo:rsid="0026afa7" officeooo:paragraph-rsid="0043f37f" style:font-style-asian="normal" style:font-style-complex="normal"/>
    </style:style>
    <style:style style:name="P9" style:family="paragraph" style:parent-style-name="Body">
      <style:text-properties style:use-window-font-color="true" fo:font-style="normal" officeooo:rsid="002d219d" officeooo:paragraph-rsid="002d219d" style:font-style-asian="normal" style:font-style-complex="normal"/>
    </style:style>
    <style:style style:name="P10" style:family="paragraph" style:parent-style-name="Body">
      <style:text-properties style:use-window-font-color="true" fo:font-style="normal" officeooo:rsid="002e47ef" officeooo:paragraph-rsid="002e47ef" style:font-style-asian="normal" style:font-style-complex="normal"/>
    </style:style>
    <style:style style:name="P11" style:family="paragraph" style:parent-style-name="Body">
      <style:text-properties style:use-window-font-color="true" fo:font-style="normal" officeooo:rsid="002e47ef" officeooo:paragraph-rsid="00393fad" style:font-style-asian="normal" style:font-style-complex="normal"/>
    </style:style>
    <style:style style:name="P12" style:family="paragraph" style:parent-style-name="Body">
      <style:text-properties style:use-window-font-color="true" fo:font-style="normal" officeooo:rsid="0029abf3" officeooo:paragraph-rsid="0029abf3" style:font-style-asian="normal" style:font-style-complex="normal"/>
    </style:style>
    <style:style style:name="P13" style:family="paragraph" style:parent-style-name="Body">
      <style:text-properties style:use-window-font-color="true" fo:font-style="normal" officeooo:rsid="0028e0c7" officeooo:paragraph-rsid="0026afa7" style:font-style-asian="normal" style:font-style-complex="normal"/>
    </style:style>
    <style:style style:name="P14" style:family="paragraph" style:parent-style-name="Body">
      <style:text-properties style:use-window-font-color="true" fo:font-style="normal" officeooo:paragraph-rsid="004dc9d6" style:font-style-asian="normal" style:font-style-complex="normal"/>
    </style:style>
    <style:style style:name="P15" style:family="paragraph" style:parent-style-name="Body">
      <style:text-properties style:use-window-font-color="true" fo:font-style="normal" officeooo:paragraph-rsid="00161e61" style:font-style-asian="normal" style:font-style-complex="normal"/>
    </style:style>
    <style:style style:name="P16" style:family="paragraph" style:parent-style-name="Body">
      <style:text-properties style:use-window-font-color="true" fo:font-style="normal" officeooo:paragraph-rsid="0050b8d0" style:font-style-asian="normal" style:font-style-complex="normal"/>
    </style:style>
    <style:style style:name="P17" style:family="paragraph" style:parent-style-name="Body">
      <style:text-properties style:use-window-font-color="true" fo:font-style="normal" officeooo:paragraph-rsid="0023eb91" style:font-style-asian="normal"/>
    </style:style>
    <style:style style:name="P18" style:family="paragraph" style:parent-style-name="Body">
      <style:text-properties style:use-window-font-color="true" fo:font-style="normal" officeooo:paragraph-rsid="004dc9d6" style:font-style-asian="normal"/>
    </style:style>
    <style:style style:name="P19" style:family="paragraph" style:parent-style-name="Body">
      <style:text-properties style:font-name="Arial1" officeooo:rsid="0026afa7" officeooo:paragraph-rsid="0026afa7"/>
    </style:style>
    <style:style style:name="P20" style:family="paragraph" style:parent-style-name="Body">
      <style:text-properties officeooo:rsid="00372981" officeooo:paragraph-rsid="00372981"/>
    </style:style>
    <style:style style:name="P21" style:family="paragraph" style:parent-style-name="Body">
      <style:text-properties fo:font-size="10pt" officeooo:paragraph-rsid="004e5cd1" style:font-size-asian="8.75pt" style:font-size-complex="10pt"/>
    </style:style>
    <style:style style:name="P22" style:family="paragraph" style:parent-style-name="Body">
      <style:text-properties officeooo:paragraph-rsid="0050095f"/>
    </style:style>
    <style:style style:name="P23" style:family="paragraph" style:parent-style-name="Body">
      <style:text-properties officeooo:paragraph-rsid="00165c83"/>
    </style:style>
    <style:style style:name="P24" style:family="paragraph" style:parent-style-name="Body">
      <style:text-properties officeooo:paragraph-rsid="005616b6"/>
    </style:style>
    <style:style style:name="P25" style:family="paragraph" style:parent-style-name="Body">
      <style:text-properties officeooo:rsid="00533ee7" officeooo:paragraph-rsid="00533ee7"/>
    </style:style>
    <style:style style:name="P26" style:family="paragraph" style:parent-style-name="Body">
      <style:text-properties officeooo:rsid="00533ee7" officeooo:paragraph-rsid="00533ee7" style:font-style-complex="normal"/>
    </style:style>
    <style:style style:name="P27" style:family="paragraph" style:parent-style-name="Body">
      <style:text-properties officeooo:rsid="0020a274" style:font-style-complex="normal"/>
    </style:style>
    <style:style style:name="P28" style:family="paragraph" style:parent-style-name="Body">
      <style:text-properties officeooo:rsid="001c2bc7"/>
    </style:style>
    <style:style style:name="P29" style:family="paragraph" style:parent-style-name="Body">
      <style:text-properties officeooo:rsid="00534ed3" officeooo:paragraph-rsid="00534ed3"/>
    </style:style>
    <style:style style:name="P30" style:family="paragraph" style:parent-style-name="CellBody">
      <style:paragraph-properties style:snap-to-layout-grid="false"/>
    </style:style>
    <style:style style:name="P31" style:family="paragraph" style:parent-style-name="CellBody">
      <style:text-properties style:use-window-font-color="true" fo:font-style="italic" style:font-style-asian="italic"/>
    </style:style>
    <style:style style:name="P32" style:family="paragraph" style:parent-style-name="CellBody">
      <style:paragraph-properties style:snap-to-layout-grid="false"/>
      <style:text-properties style:use-window-font-color="true" fo:font-style="italic" style:font-style-asian="italic"/>
    </style:style>
    <style:style style:name="P33" style:family="paragraph" style:parent-style-name="CellBody">
      <style:paragraph-properties style:snap-to-layout-grid="false"/>
      <style:text-properties style:use-window-font-color="true" fo:font-style="italic" officeooo:rsid="003525dd" officeooo:paragraph-rsid="003525dd" style:font-style-asian="italic"/>
    </style:style>
    <style:style style:name="P34" style:family="paragraph" style:parent-style-name="CellBody">
      <style:paragraph-properties style:snap-to-layout-grid="false"/>
      <style:text-properties style:use-window-font-color="true" fo:font-style="italic" officeooo:rsid="003525dd" officeooo:paragraph-rsid="0036e19e" style:font-style-asian="italic"/>
    </style:style>
    <style:style style:name="P35" style:family="paragraph" style:parent-style-name="CellBody">
      <style:paragraph-properties style:snap-to-layout-grid="false"/>
      <style:text-properties style:use-window-font-color="true" fo:font-style="italic" officeooo:rsid="00372981" officeooo:paragraph-rsid="00372981" style:font-style-asian="italic"/>
    </style:style>
    <style:style style:name="P36" style:family="paragraph" style:parent-style-name="CellBody">
      <style:paragraph-properties style:snap-to-layout-grid="false"/>
      <style:text-properties style:use-window-font-color="true" fo:font-style="italic" officeooo:rsid="00393fad" officeooo:paragraph-rsid="00393fad" style:font-style-asian="italic"/>
    </style:style>
    <style:style style:name="P37" style:family="paragraph" style:parent-style-name="CellBody">
      <style:paragraph-properties style:snap-to-layout-grid="false"/>
      <style:text-properties style:use-window-font-color="true" fo:font-style="italic" officeooo:rsid="003a864a" officeooo:paragraph-rsid="003a864a" style:font-style-asian="italic"/>
    </style:style>
    <style:style style:name="P38" style:family="paragraph" style:parent-style-name="CellBody">
      <style:paragraph-properties style:snap-to-layout-grid="false"/>
      <style:text-properties style:use-window-font-color="true" fo:font-style="italic" officeooo:rsid="0042b195" officeooo:paragraph-rsid="0042b195" style:font-style-asian="italic"/>
    </style:style>
    <style:style style:name="P39" style:family="paragraph" style:parent-style-name="CellBody">
      <style:paragraph-properties style:snap-to-layout-grid="false"/>
      <style:text-properties style:use-window-font-color="true" fo:font-style="italic" officeooo:rsid="0043f37f" officeooo:paragraph-rsid="0043f37f" style:font-style-asian="italic"/>
    </style:style>
    <style:style style:name="P40" style:family="paragraph" style:parent-style-name="CellBody">
      <style:paragraph-properties style:snap-to-layout-grid="false"/>
      <style:text-properties style:use-window-font-color="true" fo:font-style="italic" officeooo:rsid="0046ff98" officeooo:paragraph-rsid="0046ff98" style:font-style-asian="italic"/>
    </style:style>
    <style:style style:name="P41" style:family="paragraph" style:parent-style-name="CellBody">
      <style:paragraph-properties style:snap-to-layout-grid="false"/>
      <style:text-properties style:use-window-font-color="true" fo:font-style="italic" officeooo:rsid="004c15f5" officeooo:paragraph-rsid="004c15f5" style:font-style-asian="italic"/>
    </style:style>
    <style:style style:name="P42" style:family="paragraph" style:parent-style-name="CellBody">
      <style:paragraph-properties style:snap-to-layout-grid="false"/>
      <style:text-properties style:use-window-font-color="true" fo:font-style="italic" officeooo:rsid="004dc9d6" officeooo:paragraph-rsid="004dc9d6" style:font-style-asian="italic"/>
    </style:style>
    <style:style style:name="P43" style:family="paragraph" style:parent-style-name="CellBody">
      <style:paragraph-properties style:snap-to-layout-grid="false"/>
      <style:text-properties style:use-window-font-color="true" fo:font-style="italic" officeooo:rsid="004e5384" officeooo:paragraph-rsid="004e5384" style:font-style-asian="italic"/>
    </style:style>
    <style:style style:name="P44" style:family="paragraph" style:parent-style-name="CellBody">
      <style:paragraph-properties style:snap-to-layout-grid="false"/>
      <style:text-properties style:use-window-font-color="true" fo:font-style="italic" officeooo:rsid="004e5384" officeooo:paragraph-rsid="005a6d3f" style:font-style-asian="italic"/>
    </style:style>
    <style:style style:name="P45" style:family="paragraph" style:parent-style-name="CellBody">
      <style:paragraph-properties style:snap-to-layout-grid="false"/>
      <style:text-properties style:use-window-font-color="true" fo:font-style="italic" officeooo:rsid="005616b6" officeooo:paragraph-rsid="005616b6" style:font-style-asian="italic"/>
    </style:style>
    <style:style style:name="P46" style:family="paragraph" style:parent-style-name="CellBody">
      <style:paragraph-properties style:snap-to-layout-grid="false"/>
      <style:text-properties style:use-window-font-color="true" fo:font-style="italic" officeooo:rsid="005d9ad6" officeooo:paragraph-rsid="005d9ad6" style:font-style-asian="italic"/>
    </style:style>
    <style:style style:name="P47" style:family="paragraph" style:parent-style-name="CellBody">
      <style:paragraph-properties style:snap-to-layout-grid="false"/>
      <style:text-properties style:use-window-font-color="true" style:font-name="DMonospace" fo:font-size="10pt" fo:font-style="italic" officeooo:rsid="003a864a" officeooo:paragraph-rsid="003a864a" style:font-name-asian="DMonospace" style:font-size-asian="10pt" style:font-style-asian="italic" style:font-name-complex="DMonospace" style:font-size-complex="10pt"/>
    </style:style>
    <style:style style:name="P48" style:family="paragraph" style:parent-style-name="CellBody">
      <style:paragraph-properties style:snap-to-layout-grid="false"/>
      <style:text-properties style:use-window-font-color="true" style:font-name="DMonospace" fo:font-size="10pt" fo:font-style="italic" officeooo:rsid="0042b195" officeooo:paragraph-rsid="0042b195" style:font-name-asian="DMonospace" style:font-size-asian="10pt" style:font-style-asian="italic" style:font-name-complex="DMonospace" style:font-size-complex="10pt"/>
    </style:style>
    <style:style style:name="P49" style:family="paragraph" style:parent-style-name="CellBody">
      <style:paragraph-properties style:snap-to-layout-grid="false"/>
      <style:text-properties style:use-window-font-color="true" style:font-name="DMonospace" fo:font-size="10pt" fo:font-style="italic" officeooo:rsid="0046ff98" officeooo:paragraph-rsid="0046ff98" style:font-name-asian="DMonospace" style:font-size-asian="10pt" style:font-style-asian="italic" style:font-name-complex="DMonospace" style:font-size-complex="10pt"/>
    </style:style>
    <style:style style:name="P50" style:family="paragraph" style:parent-style-name="CellBody">
      <style:paragraph-properties style:snap-to-layout-grid="false"/>
      <style:text-properties style:use-window-font-color="true" style:font-name="DMonospace" fo:font-size="10pt" fo:font-style="italic" officeooo:rsid="004c15f5" officeooo:paragraph-rsid="004c15f5" style:font-name-asian="DMonospace" style:font-size-asian="10pt" style:font-style-asian="italic" style:font-name-complex="DMonospace" style:font-size-complex="10pt"/>
    </style:style>
    <style:style style:name="P51" style:family="paragraph" style:parent-style-name="CellBody">
      <style:paragraph-properties style:snap-to-layout-grid="false"/>
      <style:text-properties style:use-window-font-color="true" style:font-name="DMonospace" fo:font-size="10pt" fo:font-style="italic" officeooo:rsid="005616b6" officeooo:paragraph-rsid="005616b6" style:font-name-asian="DMonospace" style:font-size-asian="10pt" style:font-style-asian="italic" style:font-name-complex="DMonospace" style:font-size-complex="10pt"/>
    </style:style>
    <style:style style:name="P52" style:family="paragraph" style:parent-style-name="CellBody">
      <style:paragraph-properties style:snap-to-layout-grid="false"/>
      <style:text-properties style:use-window-font-color="true" style:font-name="DMonospace" fo:font-size="10pt" fo:font-style="italic" officeooo:rsid="005616b6" officeooo:paragraph-rsid="005a6d3f" style:font-name-asian="DMonospace" style:font-size-asian="10pt" style:font-style-asian="italic" style:font-name-complex="DMonospace" style:font-size-complex="10pt"/>
    </style:style>
    <style:style style:name="P53" style:family="paragraph" style:parent-style-name="CellBody">
      <style:paragraph-properties style:snap-to-layout-grid="false"/>
      <style:text-properties style:use-window-font-color="true" style:font-name="DMonospace" fo:font-size="10pt" fo:font-style="italic" officeooo:rsid="005a6d3f" officeooo:paragraph-rsid="005a6d3f" style:font-name-asian="DMonospace" style:font-size-asian="10pt" style:font-style-asian="italic" style:font-name-complex="DMonospace" style:font-size-complex="10pt"/>
    </style:style>
    <style:style style:name="P54" style:family="paragraph" style:parent-style-name="CellBody">
      <style:paragraph-properties style:snap-to-layout-grid="false"/>
      <style:text-properties style:use-window-font-color="true" style:font-name="DMonospace" fo:font-size="10pt" fo:font-style="italic" officeooo:rsid="005a6d3f" officeooo:paragraph-rsid="005d9ad6" style:font-name-asian="DMonospace" style:font-size-asian="10pt" style:font-style-asian="italic" style:font-name-complex="DMonospace" style:font-size-complex="10pt"/>
    </style:style>
    <style:style style:name="P55" style:family="paragraph" style:parent-style-name="CellBody">
      <style:paragraph-properties style:snap-to-layout-grid="false"/>
      <style:text-properties officeooo:rsid="00095c96" officeooo:paragraph-rsid="00095c96"/>
    </style:style>
    <style:style style:name="P56" style:family="paragraph" style:parent-style-name="CellBody">
      <style:paragraph-properties fo:keep-with-next="always" style:snap-to-layout-grid="false"/>
    </style:style>
    <style:style style:name="P57" style:family="paragraph" style:parent-style-name="CellBody">
      <style:paragraph-properties fo:keep-with-next="always" style:snap-to-layout-grid="false"/>
      <style:text-properties officeooo:rsid="00095c96" officeooo:paragraph-rsid="00095c96"/>
    </style:style>
    <style:style style:name="P58" style:family="paragraph" style:parent-style-name="CellHeading">
      <style:paragraph-properties fo:text-align="center" style:justify-single-word="false" fo:keep-with-next="always" style:snap-to-layout-grid="false"/>
    </style:style>
    <style:style style:name="P59" style:family="paragraph" style:parent-style-name="Abstract">
      <style:text-properties fo:font-size="16pt" fo:font-weight="bold" style:font-size-asian="16pt" style:font-weight-asian="bold"/>
    </style:style>
    <style:style style:name="P60" style:family="paragraph" style:parent-style-name="Abstract">
      <style:text-properties officeooo:rsid="0050b8d0"/>
    </style:style>
    <style:style style:name="P61" style:family="paragraph" style:parent-style-name="Body">
      <style:paragraph-properties fo:margin-left="0.9in" fo:margin-right="0in" fo:text-indent="0in" style:auto-text-indent="false"/>
      <style:text-properties style:font-name="Courier New2" officeooo:paragraph-rsid="0026afa7"/>
    </style:style>
    <style:style style:name="P62" style:family="paragraph" style:parent-style-name="Body">
      <style:paragraph-properties fo:margin-left="0.9in" fo:margin-right="0in" fo:text-indent="0in" style:auto-text-indent="false"/>
      <style:text-properties style:font-name="Courier New2" officeooo:rsid="0026afa7" officeooo:paragraph-rsid="0026afa7"/>
    </style:style>
    <style:style style:name="P63" style:family="paragraph" style:parent-style-name="Body">
      <style:paragraph-properties fo:margin-left="0.9in" fo:margin-right="0in" fo:text-indent="0in" style:auto-text-indent="false"/>
      <style:text-properties style:font-name="Courier New2" officeooo:rsid="0026fac0" officeooo:paragraph-rsid="0026fac0"/>
    </style:style>
    <style:style style:name="P64" style:family="paragraph" style:parent-style-name="Body">
      <style:paragraph-properties fo:margin-left="0.9in" fo:margin-right="0in" fo:text-indent="0in" style:auto-text-indent="false"/>
      <style:text-properties style:use-window-font-color="true" style:font-name="Courier New2" fo:font-style="normal" officeooo:rsid="0026afa7" officeooo:paragraph-rsid="0026afa7" style:font-style-asian="normal" style:font-style-complex="normal"/>
    </style:style>
    <style:style style:name="P65" style:family="paragraph" style:parent-style-name="Body">
      <style:paragraph-properties fo:margin-left="1.8in" fo:margin-right="0in" fo:text-indent="0in" style:auto-text-indent="false"/>
      <style:text-properties style:font-name="Courier New2" officeooo:paragraph-rsid="0026afa7"/>
    </style:style>
    <style:style style:name="P66" style:family="paragraph" style:parent-style-name="Body">
      <style:paragraph-properties fo:margin-left="1.8in" fo:margin-right="0in" fo:text-indent="0in" style:auto-text-indent="false"/>
      <style:text-properties style:font-name="Courier New2" officeooo:paragraph-rsid="0043f37f"/>
    </style:style>
    <style:style style:name="P67" style:family="paragraph" style:parent-style-name="Body">
      <style:paragraph-properties fo:orphans="2" fo:widows="2" style:writing-mode="lr-tb"/>
      <style:text-properties style:use-window-font-color="true" fo:font-size="10pt" fo:language="en" fo:country="US" fo:font-style="normal" officeooo:rsid="000e57ed" officeooo:paragraph-rsid="000e57ed" style:font-name-asian="Times New Roman" style:font-size-asian="10pt" style:font-style-asian="normal" style:font-name-complex="Times New Roman" style:font-size-complex="10pt" style:language-complex="ar" style:country-complex="SA" style:font-style-complex="normal"/>
    </style:style>
    <style:style style:name="P68" style:family="paragraph" style:parent-style-name="Table_20_Contents">
      <style:paragraph-properties fo:text-align="center" style:justify-single-word="false"/>
      <style:text-properties fo:font-weight="bold" officeooo:rsid="003e33a9" officeooo:paragraph-rsid="003e33a9" style:font-weight-asian="bold" style:font-weight-complex="bold"/>
    </style:style>
    <style:style style:name="P69" style:family="paragraph" style:parent-style-name="Table_20_Contents">
      <style:paragraph-properties fo:text-align="center" style:justify-single-word="false"/>
      <style:text-properties officeooo:rsid="003e33a9" officeooo:paragraph-rsid="003e33a9"/>
    </style:style>
    <style:style style:name="P70" style:family="paragraph" style:parent-style-name="Table_20_Contents">
      <style:paragraph-properties fo:text-align="center" style:justify-single-word="false"/>
      <style:text-properties officeooo:rsid="003fc25c" officeooo:paragraph-rsid="003fc25c"/>
    </style:style>
    <style:style style:name="P71"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72" style:family="paragraph" style:parent-style-name="Standard">
      <style:paragraph-properties fo:text-align="start" style:justify-single-word="false" fo:orphans="2" fo:widows="2"/>
    </style:style>
    <style:style style:name="P73" style:family="paragraph" style:parent-style-name="Standard">
      <style:paragraph-properties fo:line-height="0.0008in"/>
      <style:text-properties style:font-name="Arial2" fo:language="en" fo:country="US"/>
    </style:style>
    <style:style style:name="P74" style:family="paragraph" style:parent-style-name="Standard">
      <style:paragraph-properties fo:line-height="0.0008in" fo:keep-together="always"/>
      <style:text-properties style:font-name="Arial2" fo:language="en" fo:country="US"/>
    </style:style>
    <style:style style:name="P75" style:family="paragraph" style:parent-style-name="Standard">
      <style:paragraph-properties fo:line-height="0.1846in"/>
      <style:text-properties style:font-name="Arial2" fo:language="en" fo:country="US"/>
    </style:style>
    <style:style style:name="P76" style:family="paragraph" style:parent-style-name="Standard">
      <style:paragraph-properties fo:keep-together="always"/>
    </style:style>
    <style:style style:name="P77" style:family="paragraph" style:parent-style-name="Standard">
      <style:paragraph-properties fo:text-align="end" style:justify-single-word="false" fo:orphans="2" fo:widows="2"/>
    </style:style>
    <style:style style:name="P78" style:family="paragraph" style:parent-style-name="Standard">
      <style:text-properties style:font-name="Arial" fo:font-size="9pt" fo:language="en" fo:country="US" officeooo:paragraph-rsid="006131e8" style:font-size-asian="9pt" style:font-size-complex="9pt" style:language-complex="ar" style:country-complex="SA"/>
    </style:style>
    <style:style style:name="P79" style:family="paragraph" style:parent-style-name="Standard">
      <style:text-properties style:font-name="Arial" fo:language="en" fo:country="US" officeooo:rsid="001febee" officeooo:paragraph-rsid="006131e8" style:language-complex="ar" style:country-complex="SA"/>
    </style:style>
    <style:style style:name="P80" style:family="paragraph" style:parent-style-name="Standard">
      <style:text-properties style:font-name="Arial" fo:language="en" fo:country="US" officeooo:paragraph-rsid="006131e8" style:language-complex="ar" style:country-complex="SA"/>
    </style:style>
    <style:style style:name="P81" style:family="paragraph" style:parent-style-name="Standard" style:master-page-name="Standard">
      <style:paragraph-properties style:page-number="auto"/>
    </style:style>
    <style:style style:name="P82" style:family="paragraph" style:parent-style-name="Standard">
      <style:paragraph-properties fo:margin-top="0.0374in" fo:margin-bottom="0.0374in" style:contextual-spacing="false" fo:text-align="center" style:justify-single-word="false" fo:orphans="2" fo:widows="2"/>
    </style:style>
    <style:style style:name="P83" style:family="paragraph" style:parent-style-name="Standard">
      <style:paragraph-properties fo:margin-top="0.0374in" fo:margin-bottom="0.0374in" style:contextual-spacing="false" fo:text-align="start" style:justify-single-word="false" fo:orphans="2" fo:widows="2"/>
    </style:style>
    <style:style style:name="P84" style:family="paragraph" style:parent-style-name="Standard" style:master-page-name="Converted1">
      <style:paragraph-properties style:page-number="auto"/>
    </style:style>
    <style:style style:name="P85" style:family="paragraph" style:parent-style-name="Standard">
      <style:paragraph-properties fo:margin-top="0.1945in" fo:margin-bottom="0in" style:contextual-spacing="false"/>
    </style:style>
    <style:style style:name="P86" style:family="paragraph" style:parent-style-name="Standard">
      <style:paragraph-properties fo:margin-top="0in" fo:margin-bottom="0.1665in" style:contextual-spacing="false"/>
    </style:style>
    <style:style style:name="P87" style:family="paragraph" style:parent-style-name="Standard" style:master-page-name="Converted2">
      <style:paragraph-properties style:page-number="auto"/>
    </style:style>
    <style:style style:name="P88" style:family="paragraph" style:parent-style-name="Standard">
      <style:paragraph-properties fo:margin-left="0.5in" fo:margin-right="0in" fo:text-indent="0in" style:auto-text-indent="false"/>
    </style:style>
    <style:style style:name="P89" style:family="paragraph" style:parent-style-name="Standard">
      <style:paragraph-properties fo:margin-left="0.5in" fo:margin-right="0in" fo:margin-top="0in" fo:margin-bottom="0.1945in" style:contextual-spacing="false" fo:text-indent="0in" style:auto-text-indent="false"/>
    </style:style>
    <style:style style:name="P90" style:family="paragraph" style:parent-style-name="Standard">
      <style:paragraph-properties fo:margin-left="0in" fo:margin-right="0in" fo:margin-top="0.028in" fo:margin-bottom="0.0319in" style:contextual-spacing="false" fo:text-align="start" style:justify-single-word="false" fo:orphans="2" fo:widows="2" fo:text-indent="0.4165in" style:auto-text-indent="false"/>
    </style:style>
    <style:style style:name="P91" style:family="paragraph" style:parent-style-name="Standard">
      <style:paragraph-properties fo:margin-left="0in" fo:margin-right="0in" fo:text-align="start" style:justify-single-word="false" fo:orphans="2" fo:widows="2" fo:text-indent="0.4165in" style:auto-text-indent="false"/>
    </style:style>
    <style:style style:name="P92" style:family="paragraph" style:parent-style-name="Standard">
      <style:paragraph-properties fo:margin-left="0in" fo:margin-right="0in" fo:margin-top="0.0319in" fo:margin-bottom="0.0319in" style:contextual-spacing="false" fo:text-align="center" style:justify-single-word="false" fo:orphans="2" fo:widows="2" fo:text-indent="0.4165in" style:auto-text-indent="false"/>
    </style:style>
    <style:style style:name="P93" style:family="paragraph" style:parent-style-name="Standard">
      <style:paragraph-properties fo:margin-left="1in" fo:margin-right="0in" fo:text-indent="0in" style:auto-text-indent="false"/>
    </style:style>
    <style:style style:name="P94" style:family="paragraph" style:parent-style-name="Standard" style:master-page-name="Converted3">
      <style:paragraph-properties fo:margin-left="1in" fo:margin-right="0in" fo:text-indent="0in" style:auto-text-indent="false" style:page-number="auto"/>
    </style:style>
    <style:style style:name="P95" style:family="paragraph" style:parent-style-name="Standard">
      <style:paragraph-properties fo:line-height="0.0008in" fo:padding="0in" fo:border-left="none" fo:border-right="none" fo:border-top="1.5pt solid #808080" fo:border-bottom="none"/>
      <style:text-properties style:font-name="Arial2" fo:language="en" fo:country="US"/>
    </style:style>
    <style:style style:name="P96" style:family="paragraph" style:parent-style-name="Standard">
      <style:paragraph-properties fo:line-height="0.0008in" fo:padding="0in" fo:border-left="none" fo:border-right="none" fo:border-top="1.5pt solid #808080" fo:border-bottom="none"/>
    </style:style>
    <style:style style:name="P97" style:family="paragraph" style:parent-style-name="Standard">
      <style:paragraph-properties fo:margin-top="0.0319in" fo:margin-bottom="0.0319in" style:contextual-spacing="false" fo:text-align="center" style:justify-single-word="false" fo:orphans="2" fo:widows="2"/>
    </style:style>
    <style:style style:name="P98" style:family="paragraph" style:parent-style-name="Standard">
      <style:paragraph-properties fo:margin-top="0.0319in" fo:margin-bottom="0.0319in" style:contextual-spacing="false" fo:text-align="end" style:justify-single-word="false" fo:orphans="2" fo:widows="2"/>
    </style:style>
    <style:style style:name="P99" style:family="paragraph" style:parent-style-name="Standard">
      <style:paragraph-properties fo:margin-top="0.0319in" fo:margin-bottom="0in" style:contextual-spacing="false" fo:text-align="start" style:justify-single-word="false" fo:orphans="2" fo:widows="2"/>
    </style:style>
    <style:style style:name="P100" style:family="paragraph" style:parent-style-name="Standard">
      <style:paragraph-properties fo:padding-left="0in" fo:padding-right="0in" fo:padding-top="0.028in" fo:padding-bottom="0in" fo:border-left="none" fo:border-right="none" fo:border-top="0.51pt solid #808080" fo:border-bottom="none"/>
    </style:style>
    <style:style style:name="P101" style:family="paragraph" style:parent-style-name="Body" style:list-style-name="L2">
      <style:text-properties officeooo:paragraph-rsid="0026afa7"/>
    </style:style>
    <style:style style:name="P102" style:family="paragraph" style:parent-style-name="Body" style:list-style-name="L2">
      <style:text-properties officeooo:paragraph-rsid="0041181a"/>
    </style:style>
    <style:style style:name="P103" style:family="paragraph" style:parent-style-name="Body" style:list-style-name="L2">
      <style:text-properties style:use-window-font-color="true" fo:font-style="normal" officeooo:rsid="0026afa7" officeooo:paragraph-rsid="0026afa7" style:font-style-asian="normal" style:font-style-complex="normal"/>
    </style:style>
    <style:style style:name="P104" style:family="paragraph" style:parent-style-name="Body" style:list-style-name="L2">
      <style:text-properties style:use-window-font-color="true" fo:font-style="normal" officeooo:rsid="0041181a" officeooo:paragraph-rsid="0041181a" style:font-style-asian="normal" style:font-style-complex="normal"/>
    </style:style>
    <style:style style:name="P105" style:family="paragraph" style:parent-style-name="Body">
      <style:paragraph-properties fo:text-align="start" style:justify-single-word="false"/>
      <style:text-properties fo:font-size="12pt" fo:language="en" fo:country="US" fo:font-weight="bold" officeooo:rsid="001febee" officeooo:paragraph-rsid="006131e8" style:font-size-asian="12pt" style:font-weight-asian="bold" style:font-size-complex="12pt" style:language-complex="ar" style:country-complex="SA"/>
    </style:style>
    <style:style style:name="P106" style:family="paragraph" style:parent-style-name="Body">
      <style:text-properties fo:language="en" fo:country="US" officeooo:rsid="001febee" officeooo:paragraph-rsid="006131e8" style:language-complex="ar" style:country-complex="SA"/>
    </style:style>
    <style:style style:name="P107" style:family="paragraph" style:parent-style-name="Body">
      <style:text-properties officeooo:paragraph-rsid="006131e8"/>
    </style:style>
    <style:style style:name="P108" style:family="paragraph" style:parent-style-name="Heading_20_1">
      <style:text-properties officeooo:paragraph-rsid="004e5384"/>
    </style:style>
    <style:style style:name="P109" style:family="paragraph" style:parent-style-name="Heading_20_1">
      <style:text-properties officeooo:rsid="00372981" officeooo:paragraph-rsid="00372981"/>
    </style:style>
    <style:style style:name="P110" style:family="paragraph" style:parent-style-name="Heading_20_1">
      <style:paragraph-properties fo:break-before="page"/>
    </style:style>
    <style:style style:name="P111" style:family="paragraph" style:parent-style-name="Heading_20_2">
      <style:text-properties style:use-window-font-color="true" fo:font-style="normal" officeooo:rsid="004e5384" officeooo:paragraph-rsid="004e5384" style:font-style-asian="normal" style:font-style-complex="normal"/>
    </style:style>
    <style:style style:name="P112" style:family="paragraph" style:parent-style-name="Heading_20_2">
      <style:text-properties style:use-window-font-color="true" style:font-name="Arial1" fo:font-size="14pt" fo:font-style="normal" officeooo:rsid="004e5384" officeooo:paragraph-rsid="004e5384" style:font-name-asian="EAAAAA+ArialMT" style:font-size-asian="14pt" style:font-style-asian="normal" style:font-name-complex="EAAAAA+ArialMT" style:font-size-complex="14pt" style:font-style-complex="normal"/>
    </style:style>
    <style:style style:name="P113" style:family="paragraph" style:parent-style-name="Heading_20_2">
      <style:text-properties officeooo:rsid="004e5cd1" officeooo:paragraph-rsid="004e5cd1" style:font-style-complex="normal"/>
    </style:style>
    <style:style style:name="P114" style:family="paragraph" style:parent-style-name="Heading_20_2">
      <style:text-properties officeooo:rsid="00533ee7" officeooo:paragraph-rsid="00533ee7" style:font-style-complex="normal"/>
    </style:style>
    <style:style style:name="P115" style:family="paragraph" style:parent-style-name="Heading_20_2">
      <style:text-properties officeooo:rsid="005616b6" officeooo:paragraph-rsid="005616b6" style:font-style-complex="normal"/>
    </style:style>
    <style:style style:name="P116" style:family="paragraph" style:parent-style-name="Heading_20_2">
      <style:text-properties officeooo:rsid="004e5cd1" officeooo:paragraph-rsid="004e5cd1"/>
    </style:style>
    <style:style style:name="P117" style:family="paragraph" style:parent-style-name="Heading_20_2">
      <style:text-properties officeooo:rsid="00517928" officeooo:paragraph-rsid="00517928"/>
    </style:style>
    <style:style style:name="P118" style:family="paragraph" style:parent-style-name="Heading_20_2">
      <style:text-properties officeooo:rsid="00533ee7" officeooo:paragraph-rsid="00533ee7"/>
    </style:style>
    <style:style style:name="P119" style:family="paragraph" style:parent-style-name="Heading_20_2">
      <style:text-properties officeooo:rsid="0054d0f6" officeooo:paragraph-rsid="0054d0f6"/>
    </style:style>
    <style:style style:name="P120" style:family="paragraph" style:parent-style-name="Heading_20_2">
      <style:text-properties officeooo:rsid="005616b6" officeooo:paragraph-rsid="005616b6"/>
    </style:style>
    <style:style style:name="P121" style:family="paragraph" style:parent-style-name="Heading_20_2">
      <style:text-properties fo:language="en" fo:country="US" officeooo:rsid="0021c380" officeooo:paragraph-rsid="006131e8" style:language-complex="ar" style:country-complex="SA"/>
    </style:style>
    <style:style style:name="P122" style:family="paragraph" style:parent-style-name="Heading_20_2">
      <style:text-properties fo:language="en" fo:country="US" officeooo:rsid="001febee" officeooo:paragraph-rsid="006131e8" style:language-complex="ar" style:country-complex="SA"/>
    </style:style>
    <style:style style:name="P123" style:family="paragraph" style:parent-style-name="Definition_20_Term" style:list-style-name="WW8Num3">
      <style:text-properties officeooo:paragraph-rsid="000e57ed"/>
    </style:style>
    <style:style style:name="P124" style:family="paragraph" style:parent-style-name="Definition_20_Term" style:list-style-name="WW8Num3">
      <style:text-properties officeooo:rsid="0013a86a" officeooo:paragraph-rsid="0013a86a"/>
    </style:style>
    <style:style style:name="P125" style:family="paragraph" style:parent-style-name="Definition_20_Term" style:list-style-name="WW8Num3">
      <style:text-properties officeooo:rsid="000e57ed" officeooo:paragraph-rsid="0013a86a"/>
    </style:style>
    <style:style style:name="P126" style:family="paragraph" style:parent-style-name="Table_20_Contents" style:list-style-name="L3">
      <style:paragraph-properties fo:text-align="start" style:justify-single-word="false"/>
      <style:text-properties officeooo:rsid="003e33a9" officeooo:paragraph-rsid="003e33a9"/>
    </style:style>
    <style:style style:name="P127" style:family="paragraph" style:parent-style-name="Table_20_Contents" style:list-style-name="L4">
      <style:paragraph-properties fo:text-align="start" style:justify-single-word="false"/>
      <style:text-properties officeooo:rsid="003e33a9" officeooo:paragraph-rsid="003e33a9"/>
    </style:style>
    <style:style style:name="P128" style:family="paragraph" style:parent-style-name="Table_20_Contents" style:list-style-name="L5">
      <style:paragraph-properties fo:text-align="start" style:justify-single-word="false"/>
      <style:text-properties officeooo:rsid="003e33a9" officeooo:paragraph-rsid="003e33a9"/>
    </style:style>
    <style:style style:name="P129" style:family="paragraph" style:parent-style-name="Table_20_Contents" style:list-style-name="L6">
      <style:paragraph-properties fo:text-align="start" style:justify-single-word="false"/>
      <style:text-properties officeooo:rsid="003e33a9" officeooo:paragraph-rsid="003fc25c"/>
    </style:style>
    <style:style style:name="P130" style:family="paragraph" style:parent-style-name="Table_20_Contents" style:list-style-name="L7">
      <style:paragraph-properties fo:text-align="start" style:justify-single-word="false"/>
      <style:text-properties officeooo:rsid="003e33a9" officeooo:paragraph-rsid="003fc25c"/>
    </style:style>
    <style:style style:name="P131" style:family="paragraph" style:parent-style-name="Table_20_Contents" style:list-style-name="L3">
      <style:paragraph-properties fo:text-align="start" style:justify-single-word="false"/>
      <style:text-properties officeooo:rsid="003fd086" officeooo:paragraph-rsid="003fd086"/>
    </style:style>
    <style:style style:name="P132" style:family="paragraph" style:parent-style-name="Table_20_Contents" style:list-style-name="L6">
      <style:paragraph-properties fo:text-align="start" style:justify-single-word="false"/>
      <style:text-properties officeooo:rsid="003fd086" officeooo:paragraph-rsid="003fd086"/>
    </style:style>
    <style:style style:name="P133" style:family="paragraph" style:parent-style-name="Table_20_Contents" style:list-style-name="L7">
      <style:paragraph-properties fo:text-align="start" style:justify-single-word="false"/>
      <style:text-properties officeooo:rsid="003fd086" officeooo:paragraph-rsid="003fd086"/>
    </style:style>
    <style:style style:name="P134" style:family="paragraph" style:parent-style-name="Table_20_Contents" style:list-style-name="L4">
      <style:paragraph-properties fo:text-align="start" style:justify-single-word="false"/>
      <style:text-properties officeooo:paragraph-rsid="003e33a9"/>
    </style:style>
    <style:style style:name="P135" style:family="paragraph" style:parent-style-name="Table_20_Contents" style:list-style-name="L5">
      <style:paragraph-properties fo:text-align="start" style:justify-single-word="false"/>
      <style:text-properties officeooo:paragraph-rsid="003e33a9"/>
    </style:style>
    <style:style style:name="P136" style:family="paragraph" style:parent-style-name="Table_20_Contents" style:list-style-name="L6">
      <style:paragraph-properties fo:text-align="start" style:justify-single-word="false"/>
      <style:text-properties officeooo:paragraph-rsid="003fc25c"/>
    </style:style>
    <style:style style:name="P137" style:family="paragraph" style:parent-style-name="Table_20_Contents" style:list-style-name="L7">
      <style:paragraph-properties fo:text-align="start" style:justify-single-word="false"/>
      <style:text-properties officeooo:paragraph-rsid="003fc25c"/>
    </style:style>
    <style:style style:name="P138" style:family="paragraph" style:parent-style-name="Heading_20_3">
      <style:text-properties officeooo:paragraph-rsid="00534ed3"/>
    </style:style>
    <style:style style:name="P139" style:family="paragraph" style:parent-style-name="Heading_20_3">
      <style:text-properties officeooo:paragraph-rsid="0054d0f6"/>
    </style:style>
    <style:style style:name="P140" style:family="paragraph" style:parent-style-name="Heading_20_3">
      <style:text-properties officeooo:paragraph-rsid="0054bd75"/>
    </style:style>
    <style:style style:name="P141" style:family="paragraph" style:parent-style-name="Document_20_Title" style:master-page-name="First_20_Page">
      <style:paragraph-properties fo:text-align="center" style:justify-single-word="false" style:page-number="auto"/>
    </style:style>
    <style:style style:name="P142"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143" style:family="paragraph" style:parent-style-name="CellBody" style:list-style-name="L1">
      <style:paragraph-properties style:snap-to-layout-grid="false"/>
      <style:text-properties style:use-window-font-color="true" fo:font-style="italic" officeooo:rsid="003a864a" officeooo:paragraph-rsid="003a864a" style:font-style-asian="italic"/>
    </style:style>
    <style:style style:name="P144" style:family="paragraph" style:parent-style-name="CellBody" style:list-style-name="L1">
      <style:paragraph-properties style:snap-to-layout-grid="false"/>
      <style:text-properties fo:color="#000000" style:font-name="DMonospace" fo:font-size="10pt" fo:font-style="italic" officeooo:rsid="00372981" officeooo:paragraph-rsid="003a864a" style:font-name-asian="DMonospace" style:font-size-asian="10pt" style:font-style-asian="italic" style:font-name-complex="DMonospace" style:font-size-complex="10pt"/>
    </style:style>
    <style:style style:name="T1" style:family="text">
      <style:text-properties officeooo:rsid="005ea920"/>
    </style:style>
    <style:style style:name="T2" style:family="text">
      <style:text-properties officeooo:rsid="001c2bc7"/>
    </style:style>
    <style:style style:name="T3" style:family="text">
      <style:text-properties officeooo:rsid="0028e0c7"/>
    </style:style>
    <style:style style:name="T4" style:family="text">
      <style:text-properties officeooo:rsid="0029abf3"/>
    </style:style>
    <style:style style:name="T5" style:family="text">
      <style:text-properties style:use-window-font-color="true" fo:font-style="normal" style:font-style-asian="normal" style:font-style-complex="normal"/>
    </style:style>
    <style:style style:name="T6" style:family="text">
      <style:text-properties style:use-window-font-color="true" fo:font-style="normal" officeooo:rsid="004e5cd1" style:font-style-asian="normal" style:font-style-complex="normal"/>
    </style:style>
    <style:style style:name="T7" style:family="text">
      <style:text-properties style:use-window-font-color="true" fo:font-style="normal" officeooo:rsid="00255811" style:font-style-asian="normal" style:font-style-complex="normal"/>
    </style:style>
    <style:style style:name="T8" style:family="text">
      <style:text-properties style:use-window-font-color="true" fo:font-style="normal" officeooo:rsid="0026afa7" style:font-style-asian="normal" style:font-style-complex="normal"/>
    </style:style>
    <style:style style:name="T9" style:family="text">
      <style:text-properties style:use-window-font-color="true" fo:font-style="normal" officeooo:rsid="0028e0c7" style:font-style-asian="normal" style:font-style-complex="normal"/>
    </style:style>
    <style:style style:name="T10" style:family="text">
      <style:text-properties style:use-window-font-color="true" fo:font-style="normal" officeooo:rsid="0030a83e" style:font-style-asian="normal" style:font-style-complex="normal"/>
    </style:style>
    <style:style style:name="T11" style:family="text">
      <style:text-properties style:use-window-font-color="true" fo:font-style="normal" officeooo:rsid="0041181a" style:font-style-asian="normal" style:font-style-complex="normal"/>
    </style:style>
    <style:style style:name="T12" style:family="text">
      <style:text-properties style:use-window-font-color="true" style:font-name="Arial1" fo:font-size="10pt" fo:font-style="normal" officeooo:rsid="0022964b" style:font-name-asian="EAAAAA+ArialMT" style:font-size-asian="10pt" style:font-style-asian="normal" style:font-name-complex="EAAAAA+ArialMT" style:font-size-complex="10pt" style:font-style-complex="normal"/>
    </style:style>
    <style:style style:name="T13" style:family="text">
      <style:text-properties style:use-window-font-color="true" style:font-name="Arial1" fo:font-size="10pt" fo:font-style="normal" officeooo:rsid="0028e0c7" style:font-name-asian="EAAAAA+ArialMT" style:font-size-asian="10pt" style:font-style-asian="normal" style:font-name-complex="EAAAAA+ArialMT" style:font-size-complex="10pt" style:font-style-complex="normal"/>
    </style:style>
    <style:style style:name="T14" style:family="text">
      <style:text-properties style:use-window-font-color="true" style:font-name="Arial1" fo:font-size="10pt" fo:font-style="normal" officeooo:rsid="0029abf3" style:font-name-asian="EAAAAA+ArialMT" style:font-size-asian="10pt" style:font-style-asian="normal" style:font-name-complex="EAAAAA+ArialMT" style:font-size-complex="10pt" style:font-style-complex="normal"/>
    </style:style>
    <style:style style:name="T15" style:family="text">
      <style:text-properties style:use-window-font-color="true" style:font-name="Arial1" fo:font-size="10pt" fo:font-style="normal" officeooo:rsid="002f7de3" style:font-name-asian="EAAAAA+ArialMT" style:font-size-asian="10pt" style:font-style-asian="normal" style:font-name-complex="EAAAAA+ArialMT" style:font-size-complex="10pt" style:font-style-complex="normal"/>
    </style:style>
    <style:style style:name="T16" style:family="text">
      <style:text-properties style:use-window-font-color="true" style:font-name="Arial1" fo:font-size="10pt" fo:font-style="normal" officeooo:rsid="004dc9d6" style:font-name-asian="EAAAAA+ArialMT" style:font-size-asian="10pt" style:font-style-asian="normal" style:font-name-complex="EAAAAA+ArialMT" style:font-size-complex="10pt" style:font-style-complex="normal"/>
    </style:style>
    <style:style style:name="T17" style:family="text">
      <style:text-properties style:use-window-font-color="true" style:font-name="Arial1" fo:font-style="normal" officeooo:rsid="004e5cd1" style:font-name-asian="EAAAAA+ArialMT" style:font-style-asian="normal" style:font-name-complex="EAAAAA+ArialMT" style:font-style-complex="normal"/>
    </style:style>
    <style:style style:name="T18" style:family="text">
      <style:text-properties officeooo:rsid="00255811" style:font-style-complex="normal"/>
    </style:style>
    <style:style style:name="T19" style:family="text">
      <style:text-properties officeooo:rsid="001c2bc7" style:font-style-complex="normal"/>
    </style:style>
    <style:style style:name="T20" style:family="text">
      <style:text-properties officeooo:rsid="0020a274" style:font-style-complex="normal"/>
    </style:style>
    <style:style style:name="T21" style:family="text">
      <style:text-properties officeooo:rsid="0023eb91" style:font-style-complex="normal"/>
    </style:style>
    <style:style style:name="T22" style:family="text">
      <style:text-properties officeooo:rsid="0023f694" style:font-style-complex="normal"/>
    </style:style>
    <style:style style:name="T23" style:family="text">
      <style:text-properties officeooo:rsid="0029abf3" style:font-style-complex="normal"/>
    </style:style>
    <style:style style:name="T24" style:family="text">
      <style:text-properties officeooo:rsid="004dc9d6" style:font-style-complex="normal"/>
    </style:style>
    <style:style style:name="T25" style:family="text">
      <style:text-properties officeooo:rsid="005616b6" style:font-style-complex="normal"/>
    </style:style>
    <style:style style:name="T26" style:family="text">
      <style:text-properties fo:font-size="14pt" fo:font-weight="normal" style:font-size-asian="14pt" style:font-weight-asian="normal"/>
    </style:style>
    <style:style style:name="T27" style:family="text">
      <style:text-properties fo:font-size="14pt" fo:font-weight="normal" officeooo:rsid="005ea920" style:font-size-asian="14pt" style:font-weight-asian="normal"/>
    </style:style>
    <style:style style:name="T28" style:family="text">
      <style:text-properties style:font-name="Courier New"/>
    </style:style>
    <style:style style:name="T29" style:family="text">
      <style:text-properties officeooo:rsid="000e57ed"/>
    </style:style>
    <style:style style:name="T30" style:family="text">
      <style:text-properties officeooo:rsid="00101055"/>
    </style:style>
    <style:style style:name="T31" style:family="text">
      <style:text-properties officeooo:rsid="0011cb2c"/>
    </style:style>
    <style:style style:name="T32" style:family="text">
      <style:text-properties officeooo:rsid="0013a86a"/>
    </style:style>
    <style:style style:name="T33" style:family="text">
      <style:text-properties officeooo:rsid="0014cda7"/>
    </style:style>
    <style:style style:name="T34" style:family="text">
      <style:text-properties officeooo:rsid="00161e61"/>
    </style:style>
    <style:style style:name="T35" style:family="text">
      <style:text-properties officeooo:rsid="00165c83"/>
    </style:style>
    <style:style style:name="T36" style:family="text">
      <style:text-properties officeooo:rsid="0016a94c"/>
    </style:style>
    <style:style style:name="T37" style:family="text">
      <style:text-properties officeooo:rsid="001888c3"/>
    </style:style>
    <style:style style:name="T38" style:family="text">
      <style:text-properties officeooo:rsid="001ebdca"/>
    </style:style>
    <style:style style:name="T39" style:family="text">
      <style:text-properties officeooo:rsid="0023f694"/>
    </style:style>
    <style:style style:name="T40" style:family="text">
      <style:text-properties officeooo:rsid="0024c8f6"/>
    </style:style>
    <style:style style:name="T41" style:family="text">
      <style:text-properties officeooo:rsid="00255811"/>
    </style:style>
    <style:style style:name="T42" style:family="text">
      <style:text-properties officeooo:rsid="0026fac0"/>
    </style:style>
    <style:style style:name="T43" style:family="text">
      <style:text-properties officeooo:rsid="002d219d"/>
    </style:style>
    <style:style style:name="T44" style:family="text">
      <style:text-properties officeooo:rsid="002e47ef"/>
    </style:style>
    <style:style style:name="T45" style:family="text">
      <style:text-properties officeooo:rsid="002f7de3"/>
    </style:style>
    <style:style style:name="T46" style:family="text">
      <style:text-properties officeooo:rsid="0033ae07"/>
    </style:style>
    <style:style style:name="T47" style:family="text">
      <style:text-properties fo:color="#000000" style:font-name="Arial2" fo:font-size="9pt" fo:language="en" fo:country="US" style:font-size-asian="9pt"/>
    </style:style>
    <style:style style:name="T48" style:family="text">
      <style:text-properties fo:color="#000000" style:font-name="Arial2" fo:font-size="9pt" fo:language="en" fo:country="US" fo:font-style="italic" fo:font-weight="bold" style:font-size-asian="9pt" style:font-style-asian="italic" style:font-weight-asian="bold"/>
    </style:style>
    <style:style style:name="T49" style:family="text">
      <style:text-properties fo:color="#000000" style:font-name="Arial2" fo:font-size="12pt" fo:language="en" fo:country="US" fo:font-weight="bold" style:font-size-asian="12pt" style:font-weight-asian="bold"/>
    </style:style>
    <style:style style:name="T50" style:family="text">
      <style:text-properties fo:color="#000000" style:font-name="Arial2" fo:font-size="10pt" fo:language="en" fo:country="US" style:font-size-asian="10pt"/>
    </style:style>
    <style:style style:name="T51" style:family="text">
      <style:text-properties fo:color="#000000" style:font-name="Arial2" fo:font-size="10pt" fo:language="en" fo:country="US" style:text-underline-style="none" style:font-size-asian="10pt"/>
    </style:style>
    <style:style style:name="T52" style:family="text">
      <style:text-properties fo:color="#000000" style:font-name="Arial2" fo:language="en" fo:country="US"/>
    </style:style>
    <style:style style:name="T53" style:family="text">
      <style:text-properties fo:color="#000000" style:font-name="Courier New1" fo:font-size="9pt" fo:language="en" fo:country="US" style:font-size-asian="9pt"/>
    </style:style>
    <style:style style:name="T54" style:family="text">
      <style:text-properties fo:color="#000000" style:font-name="Courier New1" fo:font-size="9pt" fo:language="en" fo:country="US" style:text-underline-style="none" fo:font-weight="normal" style:font-size-asian="9pt" style:font-weight-asian="normal"/>
    </style:style>
    <style:style style:name="T55" style:family="text">
      <style:text-properties fo:color="#000000" style:font-name="Courier New1" fo:font-size="9pt" fo:language="en" fo:country="US" style:text-underline-style="none" style:font-size-asian="9pt"/>
    </style:style>
    <style:style style:name="T56" style:family="text">
      <style:text-properties fo:color="#000000" style:font-name="Courier New1" fo:font-size="9pt" fo:language="en" fo:country="US" fo:font-weight="normal" style:font-size-asian="9pt" style:font-weight-asian="normal"/>
    </style:style>
    <style:style style:name="T57" style:family="text">
      <style:text-properties fo:color="#000000" style:font-name="Courier New1" fo:font-size="7pt" fo:language="en" fo:country="US" style:font-size-asian="7pt"/>
    </style:style>
    <style:style style:name="T58" style:family="text">
      <style:text-properties fo:color="#0000ff" style:font-name="Arial2" fo:font-size="10pt" fo:language="en" fo:country="US" style:text-underline-style="solid" style:text-underline-width="auto" style:text-underline-color="font-color" fo:font-weight="bold" style:font-size-asian="10pt" style:font-weight-asian="bold"/>
    </style:style>
    <style:style style:name="T59" style:family="text">
      <style:text-properties fo:color="#0000ff" style:font-name="Arial2" fo:font-size="10pt" fo:language="en" fo:country="US" style:text-underline-style="solid" style:text-underline-width="auto" style:text-underline-color="font-color" style:font-size-asian="10pt"/>
    </style:style>
    <style:style style:name="T60" style:family="text">
      <style:text-properties fo:color="#0000ff" style:font-name="Arial2" fo:font-size="10pt" fo:language="en" fo:country="US" fo:font-style="italic" style:text-underline-style="solid" style:text-underline-width="auto" style:text-underline-color="font-color" fo:font-weight="bold" style:font-size-asian="10pt" style:font-style-asian="italic" style:font-weight-asian="bold"/>
    </style:style>
    <style:style style:name="T61" style:family="text">
      <style:text-properties fo:color="#0000ff" style:font-name="Arial2" fo:font-size="9pt" fo:language="en" fo:country="US" style:text-underline-style="solid" style:text-underline-width="auto" style:text-underline-color="font-color" style:font-size-asian="9pt"/>
    </style:style>
    <style:style style:name="T62" style:family="text">
      <style:text-properties fo:color="#0000ff" style:font-name="Courier New1" fo:font-size="9pt" fo:language="en" fo:country="US" style:text-underline-style="solid" style:text-underline-width="auto" style:text-underline-color="font-color" fo:font-weight="bold" style:font-size-asian="9pt" style:font-weight-asian="bold"/>
    </style:style>
    <style:style style:name="T63" style:family="text">
      <style:text-properties fo:color="#0000ff" style:font-name="Courier New1" fo:font-size="9pt" fo:language="en" fo:country="US" style:text-underline-style="solid" style:text-underline-width="auto" style:text-underline-color="font-color" style:font-size-asian="9pt"/>
    </style:style>
    <style:style style:name="T64" style:family="text">
      <style:text-properties fo:color="#0000ff" style:font-name="Courier New1" fo:font-size="9pt" fo:language="en" fo:country="US" style:text-underline-style="solid" style:text-underline-width="auto" style:text-underline-color="font-color" fo:font-weight="normal" style:font-size-asian="9pt" style:font-weight-asian="normal"/>
    </style:style>
    <style:style style:name="T65" style:family="text">
      <style:text-properties fo:color="#0000ff" style:font-name="Verdana" fo:font-size="7pt" fo:language="en" fo:country="US" style:text-underline-style="solid" style:text-underline-width="auto" style:text-underline-color="font-color" style:font-size-asian="7pt"/>
    </style:style>
    <style:style style:name="T66" style:family="text">
      <style:text-properties fo:color="#808080" style:font-name="Verdana" fo:font-size="7pt" fo:language="en" fo:country="US" style:font-size-asian="7pt"/>
    </style:style>
    <style:style style:name="T67" style:family="text">
      <style:text-properties fo:color="#808080" style:font-name="Verdana" fo:font-size="7pt" fo:language="en" fo:country="US" style:text-underline-style="none" style:font-size-asian="7pt"/>
    </style:style>
    <style:style style:name="T68" style:family="text">
      <style:text-properties officeooo:rsid="00393fad"/>
    </style:style>
    <style:style style:name="T69" style:family="text">
      <style:text-properties officeooo:rsid="003a864a"/>
    </style:style>
    <style:style style:name="T70" style:family="text">
      <style:text-properties officeooo:rsid="003e33a9"/>
    </style:style>
    <style:style style:name="T71" style:family="text">
      <style:text-properties officeooo:rsid="003fc25c"/>
    </style:style>
    <style:style style:name="T72" style:family="text">
      <style:text-properties officeooo:rsid="003fd086"/>
    </style:style>
    <style:style style:name="T73" style:family="text">
      <style:text-properties officeooo:rsid="0041181a"/>
    </style:style>
    <style:style style:name="T74" style:family="text">
      <style:text-properties officeooo:rsid="0043f37f"/>
    </style:style>
    <style:style style:name="T75" style:family="text">
      <style:text-properties fo:font-size="10pt" officeooo:rsid="0026fac0" style:font-size-asian="10pt" style:font-size-complex="10pt"/>
    </style:style>
    <style:style style:name="T76" style:family="text">
      <style:text-properties style:font-name="Courier New2" fo:font-size="10pt" style:font-name-asian="DPMBNB+ProductusOSGiMonoc" style:font-size-asian="10pt" style:font-name-complex="DPMBNB+ProductusOSGiMonoc" style:font-size-complex="10pt"/>
    </style:style>
    <style:style style:name="T77" style:family="text">
      <style:text-properties style:font-name="Courier New2" fo:font-size="10pt" officeooo:rsid="0043f37f" style:font-name-asian="DPMBNB+ProductusOSGiMonoc" style:font-size-asian="10pt" style:font-name-complex="DPMBNB+ProductusOSGiMonoc" style:font-size-complex="10pt"/>
    </style:style>
    <style:style style:name="T78" style:family="text">
      <style:text-properties officeooo:rsid="004a2683"/>
    </style:style>
    <style:style style:name="T79" style:family="text">
      <style:text-properties officeooo:rsid="004dc9d6"/>
    </style:style>
    <style:style style:name="T80" style:family="text">
      <style:text-properties officeooo:rsid="004e5cd1"/>
    </style:style>
    <style:style style:name="T81" style:family="text">
      <style:text-properties officeooo:rsid="0050095f"/>
    </style:style>
    <style:style style:name="T82" style:family="text">
      <style:text-properties officeooo:rsid="0050b8d0"/>
    </style:style>
    <style:style style:name="T83" style:family="text">
      <style:text-properties officeooo:rsid="00534ed3"/>
    </style:style>
    <style:style style:name="T84" style:family="text">
      <style:text-properties officeooo:rsid="0054bd75"/>
    </style:style>
    <style:style style:name="T85" style:family="text">
      <style:text-properties officeooo:rsid="0054d0f6"/>
    </style:style>
    <style:style style:name="T86" style:family="text">
      <style:text-properties officeooo:rsid="005616b6"/>
    </style:style>
    <style:style style:name="T87" style:family="text">
      <style:text-properties officeooo:rsid="005a6d3f"/>
    </style:style>
    <style:style style:name="T88" style:family="text">
      <style:text-properties officeooo:rsid="005d9ad6"/>
    </style:style>
    <style:style style:name="T89" style:family="text">
      <style:text-properties style:font-name="Arial2" fo:language="en" fo:country="US"/>
    </style:style>
    <style:style style:name="T90" style:family="text">
      <style:text-properties officeooo:rsid="006131e8"/>
    </style:style>
    <style:style style:name="T91" style:family="text">
      <style:text-properties fo:language="en" fo:country="US" officeooo:rsid="001febee"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1"><draw:frame draw:style-name="fr2" draw:name="graphics3" text:anchor-type="paragraph" svg:width="7in" svg:height="3.1075in" draw:z-index="0"><draw:image xlink:href="Pictures/1000020100000427000001D8328612BC.png" xlink:type="simple" xlink:show="embed" xlink:actuate="onLoad"/></draw:frame></text:p>
      <text:p text:style-name="Document_20_Title"><text:user-defined style:data-style-name="N0" text:name="RFC Title">RFC 191 Weaving Hook Enhancements</text:user-defined></text:p>
      <text:p text:style-name="Document_20_Title"><text:span text:style-name="T27">Final</text:span><text:span text:style-name="T26"><text:line-break/><text:line-break/></text:span><text:span text:style-name="T26"><text:page-count style:num-format="1">22</text:page-count></text:span><text:span text:style-name="T26"> Pages</text:span></text:p>
      <text:p text:style-name="P59">Abstract</text:p>
      <text:p text:style-name="P60">Addresses various enhancements to the Weaving Hook Service specification. </text:p>
      <text:h text:style-name="P110" text:outline-level="1">Document Information</text:h>
      <text:h text:style-name="P121" text:outline-level="2">License</text:h>
      <text:p text:style-name="P105">DISTRIBUTION AND FEEDBACK LICENSE, Version 2.0</text:p>
      <text:p text:style-name="P78">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78"/>
      <text:p text:style-name="P78">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78"/>
      <text:p text:style-name="P78">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78">NEITHER THE OSGi ALLIANCE NOR ANY THIRD PARTY WILL BE LIABLE FOR ANY DIRECT, INDIRECT, SPECIAL, INCIDENTAL OR CONSEQUENTIAL DAMAGES ARISING OUT OF OR RELATING TO ANY USE OR DISTRIBUTION OF THE DISTRIBUTION. </text:p>
      <text:p text:style-name="P78"/>
      <text:p text:style-name="P78">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78"/>
      <text:p text:style-name="P78">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78"/>
      <text:p text:style-name="P78">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80"/>
      <text:p text:style-name="P79">I HEREBY ACKNOWLEDGE AND AGREE TO THE TERMS AND CONDITIONS DELINEATED ABOVE.</text:p>
      <text:h text:style-name="P122" text:outline-level="2">Trademarks</text:h>
      <text:p text:style-name="P106">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22" text:outline-level="2">Feedback</text:h>
      <text:p text:style-name="P107"><text:span text:style-name="T91">This document can be downloaded from the OSGi Alliance design repository at </text:span><text:a xlink:type="simple" xlink:href="https://github.com/osgi/design"><text:span text:style-name="T91">https://github.com/osgi/design</text:span></text:a><text:span text:style-name="T91">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71">0 Document Information<text:tab/>2</text:p>
          <text:p text:style-name="P142">0.1 License<text:tab/>2</text:p>
          <text:p text:style-name="P142">0.2 Trademarks<text:tab/>3</text:p>
          <text:p text:style-name="P142">0.3 Feedback<text:tab/>3</text:p>
          <text:p text:style-name="P142">0.4 Table of Contents<text:tab/>3</text:p>
          <text:p text:style-name="P142">0.5 Terminology and Document Conventions<text:tab/>4</text:p>
          <text:p text:style-name="P142">0.6 Revision History<text:tab/>4</text:p>
          <text:p text:style-name="P71">1 Introduction<text:tab/>6</text:p>
          <text:p text:style-name="P142">1.1 Woven Class Listener<text:tab/>6</text:p>
          <text:p text:style-name="P142">1.2 Package Permission<text:tab/>6</text:p>
          <text:p text:style-name="P71">2 Application Domain<text:tab/>7</text:p>
          <text:p text:style-name="P142">2.1 Woven Class Listener<text:tab/>7</text:p>
          <text:p text:style-name="P142">2.2 Package Permission<text:tab/>7</text:p>
          <text:p text:style-name="P71">3 Problem Description<text:tab/>8</text:p>
          <text:p text:style-name="P142">3.1 Woven Class Listener<text:tab/>8</text:p>
          <text:p text:style-name="P142">3.2 Package Permission<text:tab/>8</text:p>
          <text:p text:style-name="P71">4 Requirements<text:tab/>8</text:p>
          <text:p text:style-name="P142">4.1 Woven Class Listener<text:tab/>8</text:p>
          <text:p text:style-name="P142">4.2 Package Permission<text:tab/>9</text:p>
          <text:p text:style-name="P71"><text:soft-page-break/>5 Technical Solution<text:tab/>9</text:p>
          <text:p text:style-name="P142">5.1 Woven Class Listener<text:tab/>9</text:p>
          <text:p text:style-name="P142">5.2 Package Permission<text:tab/>11</text:p>
          <text:p text:style-name="P71">6 JMX API<text:tab/>11</text:p>
          <text:p text:style-name="P71">7 Initial Spec Chapter<text:tab/>11</text:p>
          <text:p text:style-name="P142">7.1 Woven Class Listener<text:tab/>11</text:p>
          <text:p text:style-name="P142">7.2 Package Permission<text:tab/>11</text:p>
          <text:p text:style-name="P71">8 Considered Alternatives<text:tab/>12</text:p>
          <text:p text:style-name="P142">8.1 Woven Class Listener<text:tab/>12</text:p>
          <text:p text:style-name="P71">9 Security Considerations<text:tab/>12</text:p>
          <text:p text:style-name="P142">9.1 Woven Class Listener<text:tab/>12</text:p>
          <text:p text:style-name="P142">9.2 Package Permission<text:tab/>13</text:p>
          <text:p text:style-name="P71">10 Javadoc<text:tab/>13</text:p>
          <text:p text:style-name="P71">11 Document Support<text:tab/>21</text:p>
          <text:p text:style-name="P142">11.1 References<text:tab/>21</text:p>
          <text:p text:style-name="P142">11.2 Author’s Address<text:tab/>22</text:p>
          <text:p text:style-name="P142">11.3 Acronyms and Abbreviations<text:tab/>22</text:p>
          <text:p text:style-name="P142">11.4 End of Document<text:tab/>22</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1.1</text:bookmark-ref>.</text:p>
      <text:p text:style-name="Body"><text:span text:style-name="T28">Source code is shown in this typeface</text:span>.</text:p>
      <text:h text:style-name="Heading_20_2" text:outline-level="2">Revision History</text:h>
      <text:p text:style-name="P5">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8">Revision</text:p>
            </table:table-cell>
            <table:table-cell table:style-name="Table1.A1" office:value-type="string">
              <text:p text:style-name="P58">Date</text:p>
            </table:table-cell>
            <table:table-cell table:style-name="Table1.C1" office:value-type="string">
              <text:p text:style-name="P58">Comments</text:p>
            </table:table-cell>
          </table:table-row>
        </table:table-header-rows>
        <table:table-row table:style-name="Table1.2">
          <table:table-cell table:style-name="Table1.A1" office:value-type="string">
            <text:p text:style-name="P30"/>
          </table:table-cell>
          <table:table-cell table:style-name="Table1.A1" office:value-type="string">
            <text:p text:style-name="P46">Jan 18 2013</text:p>
          </table:table-cell>
          <table:table-cell table:style-name="Table1.C1" office:value-type="string">
            <text:p text:style-name="P54"><text:span text:style-name="T88">Accepted changes from Nov 19 and Nov 13</text:span><text:span text:style-name="T88"> in preparation for the final draft.</text:span></text:p>
          </table:table-cell>
        </table:table-row>
        <text:soft-page-break/>
        <table:table-row table:style-name="Table1.2">
          <table:table-cell table:style-name="Table1.A3" office:value-type="string">
            <text:p text:style-name="P30"/>
          </table:table-cell>
          <table:table-cell table:style-name="Table1.A3" office:value-type="string">
            <text:p text:style-name="P44"><text:span text:style-name="T87">Nov 19 </text:span><text:span text:style-name="T87">2012</text:span></text:p>
          </table:table-cell>
          <table:table-cell table:style-name="Table1.C3" office:value-type="string">
            <text:p text:style-name="P53">Removed requirement 4.2.4 for blacklisting weavers without import package permissions when adding dynamic imports. It was too strict since a weaver might decide to catch and not rethrow any security exceptions. Section 56.3.2 already covers the case where the security exception is thrown.</text:p>
            <text:p text:style-name="P53">Updated the Javadoc to clarify that it's the caller of woveClass.getDynamicImports().add(pkg), which may not be the weaver, that requires package permissions.</text:p>
            <text:p text:style-name="P52">John Ross, IBM jwross@us.ibm.com</text:p>
          </table:table-cell>
        </table:table-row>
        <table:table-row table:style-name="Table1.2">
          <table:table-cell table:style-name="Table1.A3" office:value-type="string">
            <text:p text:style-name="P30"/>
          </table:table-cell>
          <table:table-cell table:style-name="Table1.A3" office:value-type="string">
            <text:p text:style-name="P43">Nov 13 2012</text:p>
          </table:table-cell>
          <table:table-cell table:style-name="Table1.C3" office:value-type="string">
            <text:p text:style-name="P43">Accepted changes from last revision.</text:p>
            <text:p text:style-name="P45">Added new enhancement for dynamically granting implied import package permissions to woven bundles with additional dynamic imports.</text:p>
            <text:p text:style-name="P51">John Ross, IBM jwross@us.ibm.com</text:p>
          </table:table-cell>
        </table:table-row>
        <table:table-row table:style-name="Table1.2">
          <table:table-cell table:style-name="Table1.A3" office:value-type="string">
            <text:p text:style-name="P30"/>
          </table:table-cell>
          <table:table-cell table:style-name="Table1.A3" office:value-type="string">
            <text:p text:style-name="P41">Oct 11 2012</text:p>
          </table:table-cell>
          <table:table-cell table:style-name="Table1.C3" office:value-type="string">
            <text:p text:style-name="P41">Included BJ's javadoc changes.</text:p>
            <text:p text:style-name="P42">Minor wording change to Introduction. </text:p>
            <text:p text:style-name="P42">Additional entry added to Application Domain. </text:p>
            <text:p text:style-name="P42">Added new requirement.</text:p>
            <text:p text:style-name="P50">John Ross, IBM jwross@us.ibm.com</text:p>
          </table:table-cell>
        </table:table-row>
        <table:table-row table:style-name="Table1.2">
          <table:table-cell table:style-name="Table1.A3" office:value-type="string">
            <text:p text:style-name="P30"/>
          </table:table-cell>
          <table:table-cell table:style-name="Table1.A3" office:value-type="string">
            <text:p text:style-name="P39">Oct 10 2012</text:p>
          </table:table-cell>
          <table:table-cell table:style-name="Table1.C3" office:value-type="string">
            <text:p text:style-name="P39">In section 5, clarified that the woven class listener is called in TRANSFORMING_FAILED and DEFINE_FAILED states.</text:p>
            <text:p text:style-name="P39"><text:span text:style-name="T78">In section 5, c</text:span>orrected the definition of the isWeavingComplete() method to account for the new terminal states.</text:p>
            <text:p text:style-name="P40">Minor fixes to javadoc.</text:p>
            <text:p text:style-name="P49">John Ross, IBM jwross@us.ibm.com</text:p>
          </table:table-cell>
        </table:table-row>
        <table:table-row table:style-name="Table1.2">
          <table:table-cell table:style-name="Table1.A3" office:value-type="string">
            <text:p text:style-name="P30"/>
          </table:table-cell>
          <table:table-cell table:style-name="Table1.A3" office:value-type="string">
            <text:p text:style-name="P38">Oct 09 2012</text:p>
          </table:table-cell>
          <table:table-cell table:style-name="Table1.C3" office:value-type="string">
            <text:p text:style-name="P38">Added state table and updated javadoc to account for the TRANSFORMING_FAILED and DEFINE_FAILED states.</text:p>
            <text:p text:style-name="P48">John Ross, IBM jwross@us.ibm.com</text:p>
          </table:table-cell>
        </table:table-row>
        <table:table-row table:style-name="Table1.2">
          <table:table-cell table:style-name="Table1.A3" office:value-type="string">
            <text:p text:style-name="P30"/>
          </table:table-cell>
          <table:table-cell table:style-name="Table1.A3" office:value-type="string">
            <text:p text:style-name="P36">Oct 04 2012</text:p>
          </table:table-cell>
          <table:table-cell table:style-name="Table1.C3" office:value-type="string">
            <text:p text:style-name="P36">Minor javadoc updates. Added an additional considered alternative.</text:p>
            <text:p text:style-name="P37">Known outstanding issues:</text:p>
            <text:list xml:id="list8214245269464644372" text:style-name="L1">
              <text:list-item>
                <text:p text:style-name="P143">Initial Spec Chapter</text:p>
              </text:list-item>
              <text:list-item>
                <text:p text:style-name="P144"><text:a xlink:type="simple" xlink:href="https://www.osgi.org/members/bugzilla/show_bug.cgi?id=2459"><text:span text:style-name="T69">https://www.osgi.org/members/bugzilla/show_bug.cgi?id=2459</text:span></text:a></text:p>
              </text:list-item>
            </text:list>
            <text:p text:style-name="P47">John Ross, IBM jwross@us.ibm.com</text:p>
          </table:table-cell>
        </table:table-row>
        <text:soft-page-break/>
        <table:table-row table:style-name="Table1.2">
          <table:table-cell table:style-name="Table1.A3" office:value-type="string">
            <text:p text:style-name="P30"/>
          </table:table-cell>
          <table:table-cell table:style-name="Table1.A3" office:value-type="string">
            <text:p text:style-name="P35">Oct 03 2012</text:p>
          </table:table-cell>
          <table:table-cell table:style-name="Table1.C3" office:value-type="string">
            <text:p text:style-name="P35">Added initial javadoc as section 10.</text:p>
            <text:p text:style-name="P35">John Ross, IBM jwross@us.ibm.com</text:p>
          </table:table-cell>
        </table:table-row>
        <table:table-row table:style-name="Table1.2">
          <table:table-cell table:style-name="Table1.A3" office:value-type="string">
            <text:p text:style-name="P30"/>
          </table:table-cell>
          <table:table-cell table:style-name="Table1.A3" office:value-type="string">
            <text:p text:style-name="P33">Oct 02 2012</text:p>
          </table:table-cell>
          <table:table-cell table:style-name="Table1.C3" office:value-type="string">
            <text:p text:style-name="P33">Within section 5, clarified that the WovenClassListener is not called while the WovenClass is in the TRANSFORMING state since the WovenClass is mutable.</text:p>
            <text:p text:style-name="P34">John Ross, IBM jwross@us.ibm.com</text:p>
          </table:table-cell>
        </table:table-row>
        <table:table-row table:style-name="Table1.2">
          <table:table-cell table:style-name="Table1.A3" office:value-type="string">
            <text:p text:style-name="P30">Initial</text:p>
          </table:table-cell>
          <table:table-cell table:style-name="Table1.A3" office:value-type="string">
            <text:p text:style-name="P32"><text:span text:style-name="T41">Oct</text:span> <text:span text:style-name="T41">01</text:span> 2012</text:p>
          </table:table-cell>
          <table:table-cell table:style-name="Table1.C3" office:value-type="string">
            <text:p text:style-name="P32">Initial draft. </text:p>
            <text:p text:style-name="P31">John Ross, IBM jwross@us.ibm.com</text:p>
          </table:table-cell>
        </table:table-row>
      </table:table>
      <text:p text:style-name="Body"/>
      <text:h text:style-name="P108" text:outline-level="1">Introduction</text:h>
      <text:h text:style-name="P111" text:outline-level="2">Woven Class Listener</text:h>
      <text:p text:style-name="P3"><text:span text:style-name="T5">This </text:span><text:span text:style-name="T6">section</text:span><text:span text:style-name="T5"> originates from </text:span><text:a xlink:type="simple" xlink:href="https://www.osgi.org/bugzilla/show_bug.cgi?id=144">public Bug 144</text:a><text:span text:style-name="T7"> and </text:span><text:a xlink:type="simple" xlink:href="https://www.osgi.org/members/bugzilla/show_bug.cgi?id=2430">internal Bug 2</text:a><text:a xlink:type="simple" xlink:href="https://www.osgi.org/members/bugzilla/show_bug.cgi?id=2430"><text:span text:style-name="T80">430</text:span></text:a><text:span text:style-name="T5">. There is no associated RFP. </text:span><text:span text:style-name="T12">The scope of the bugs is much broader than the one in this RFC. In general, the </text:span><text:span text:style-name="T13">bugs</text:span><text:span text:style-name="T12"> ask two questions: (1) how should </text:span><text:span text:style-name="T12">Subsystems handle the DynamicImport-Package bundle manifest header and (2) how should Subsystems handle dynamic </text:span><text:span text:style-name="T14">package </text:span><text:span text:style-name="T16">requirements</text:span><text:span text:style-name="T12"> added by Weaving Hooks? This RFC narrows the scope to focus solely on how the Weaving Hook Service </text:span><text:span text:style-name="T13">S</text:span><text:span text:style-name="T12">pecification may be enhanced to </text:span><text:span text:style-name="T13">provide a foundation for</text:span><text:span text:style-name="T12"> (2) by </text:span><text:span text:style-name="T13">defining</text:span><text:span text:style-name="T12"> a mechanism for observing the final </text:span><text:span text:style-name="T15">set</text:span><text:span text:style-name="T12"> of dynamic </text:span><text:span text:style-name="T13">package requirements</text:span><text:span text:style-name="T12"> before </text:span><text:span text:style-name="T13">any attempt is made to wire them to capabilities</text:span><text:span text:style-name="T12">.</text:span></text:p>
      <text:h text:style-name="P112" text:outline-level="2">Package Permission</text:h>
      <text:p text:style-name="P21"><text:span text:style-name="T17">This section originates from </text:span><text:a xlink:type="simple" xlink:href="https://www.osgi.org/members/bugzilla/show_bug.cgi?id=2466">internal Bug 2466</text:a><text:span text:style-name="T17">. There is no associated RFP.</text:span><text:span text:style-name="T17"> A security issue exis</text:span><text:span text:style-name="T17">ts within the Weaving Hook Service specification</text:span><text:span text:style-name="T17"> since bundles containing woven classes with additional dynamic imports</text:span><text:span text:style-name="T17"> will not have the necessary permissions in order to import the packages. This RFC will address that issue.</text:span></text:p>
      <text:h text:style-name="Heading_20_1" text:outline-level="1"><text:soft-page-break/>Application Domain</text:h>
      <text:h text:style-name="P113" text:outline-level="2">Woven Class Listener</text:h>
      <text:p text:style-name="P18"><text:span text:style-name="T24">Chapter 3, section 9.2 of </text:span><text:span text:style-name="T24"><text:bookmark-ref text:reference-format="text" text:ref-name="__RefNumPara__1774_1035911970">OSGi Core, Release 5, March 2012</text:bookmark-ref></text:span><text:span text:style-name="T24"> defines the DynamicImport-Package bundle manifest header which allows dynamic package requirements to be wired to capabilities at class loading time.</text:span></text:p>
      <text:p text:style-name="P17"><text:span text:style-name="T21">Chapter 53 of </text:span><text:span text:style-name="T21"><text:bookmark-ref text:reference-format="text" text:ref-name="__RefNumPara__1774_1035911970">OSGi Core, Release 5, March 2012</text:bookmark-ref></text:span><text:span text:style-name="T21"> defines the Resolver Hook Service Specification </text:span><text:span text:style-name="T22">allowing applications to influence the resolve operation and isolate the requirements and capabilities, including packages, of a collection of bundles.</text:span></text:p>
      <text:p text:style-name="P14"><text:span text:style-name="T29">Chapter 56 of </text:span><text:span text:style-name="T29"><text:bookmark-ref text:reference-format="text" text:ref-name="__RefNumPara__1774_1035911970">OSGi Core, Release 5, March 2012</text:bookmark-ref></text:span><text:span text:style-name="T29"> defines the Weaving Hook Service </text:span><text:span text:style-name="T33">Specification </text:span><text:span text:style-name="T30">allow</text:span><text:span text:style-name="T39">ing</text:span><text:span text:style-name="T30"> </text:span><text:span text:style-name="T39">applications </text:span><text:span text:style-name="T30">to observe classes being </text:span><text:span text:style-name="T45">defined</text:span><text:span text:style-name="T30"> from bundle</text:span><text:span text:style-name="T39">s</text:span><text:span text:style-name="T30">, transform the byte codes, and add dynamic </text:span><text:span text:style-name="T39">package </text:span><text:span text:style-name="T45">requirements </text:span><text:span text:style-name="T39">as necessary</text:span><text:span text:style-name="T31">.</text:span><text:span text:style-name="T31"> </text:span><text:span text:style-name="T79">The added package requirements must conform to the syntax specified for the DynamicImport-Package bundle manifest header.</text:span></text:p>
      <text:p text:style-name="P15"><text:span text:style-name="T32">Chapter 134 of </text:span><text:span text:style-name="T32"><text:bookmark-ref text:reference-format="text" text:ref-name="__RefNumPara__1820_1035911970">OSGi Enterprise, Release 5, March 2012</text:bookmark-ref></text:span><text:span text:style-name="T32"> defines the Subsystem Service </text:span><text:span text:style-name="T33">Specification provid</text:span><text:span text:style-name="T39">ing</text:span><text:span text:style-name="T33"> a declarative model for defining collections of resources, </text:span><text:span text:style-name="T39">including</text:span><text:span text:style-name="T33"> bundles, </text:span><text:span text:style-name="T39">whose requirements and capabilities, including packages, are isolated within a region as defined by a sharing policy. This i</text:span><text:span text:style-name="T34">solation is made possible through the Resolver Hook </text:span><text:span text:style-name="T36">Service </text:span><text:span text:style-name="T34">Specification.</text:span></text:p>
      <text:h text:style-name="P116" text:outline-level="2">Package Permission</text:h>
      <text:p text:style-name="P22"><text:span text:style-name="T81">Chapter 2 of </text:span><text:span text:style-name="T81"><text:bookmark-ref text:reference-format="text" text:ref-name="__RefNumPara__1774_1035911970">OSGi Core, Release 5, March 2012</text:bookmark-ref></text:span><text:span text:style-name="T81"> defines the optional security layer</text:span><text:span text:style-name="T81"> of the OSGi framework. Section 2.4 discusses permissi</text:span><text:span text:style-name="T81">ons, and, in particular, 2.4.1 discusses implied permissions. </text:span><text:span text:style-name="T81">These are permissions automatically granted to bundles by the framework for normal operation.</text:span></text:p>
      <text:p text:style-name="P22"><text:span text:style-name="T81">Chapter 50 of </text:span><text:span text:style-name="T81"><text:bookmark-ref text:reference-format="text" text:ref-name="__RefNumPara__1774_1035911970">OSGi Core, Release 5, March 2012</text:bookmark-ref></text:span><text:span text:style-name="T81"> defines the Conditional Admin Service.</text:span><text:span text:style-name="T81"> In particular, section 50.3 discusses explicit permissions, and how they relate to local, system, and implied permissions. </text:span><text:span text:style-name="T81">Local permissions are those granted to a bundle by itself, such as through the </text:span><text:bookmark text:name="comment_text_0"/><text:span text:style-name="T81">OSGI-INF/permissions.perm f</text:span><text:span text:style-name="T81">ile. System permissions are those granted to bundles by a management agent through the Permission Admin and Conditional Permission Admin services. </text:span><text:span text:style-name="T82">Local and system permissions are intersected in order to guarantee management </text:span><text:span text:style-name="T82">agents cannot exceed the local permissions. </text:span><text:span text:style-name="T82">The effective permissions</text:span><text:span text:style-name="T82"> are the result of the union of implied permissions and the intersection.</text:span></text:p>
      <text:p text:style-name="P16"><text:span text:style-name="T29">Chapter 56 of </text:span><text:span text:style-name="T29"><text:bookmark-ref text:reference-format="text" text:ref-name="__RefNumPara__1774_1035911970">OSGi Core, Release 5, March 2012</text:bookmark-ref></text:span><text:span text:style-name="T29"> defines the Weaving Hook Service </text:span><text:span text:style-name="T33">Specification </text:span><text:span text:style-name="T30">allow</text:span><text:span text:style-name="T39">ing</text:span><text:span text:style-name="T30"> </text:span><text:span text:style-name="T39">applications </text:span><text:span text:style-name="T30">to observe classes being </text:span><text:span text:style-name="T45">defined</text:span><text:span text:style-name="T30"> from bundle</text:span><text:span text:style-name="T39">s</text:span><text:span text:style-name="T30">, transform the byte codes, and add dynamic </text:span><text:span text:style-name="T39">package </text:span><text:span text:style-name="T45">requirements </text:span><text:span text:style-name="T39">as necessary</text:span><text:span text:style-name="T31">. </text:span><text:span text:style-name="T82">When framework security is enabled, bundles containing woven classes with additional dynamic imports must have the co</text:span><text:span text:style-name="T82">rresponding package permissions.</text:span></text:p>
      <text:h text:style-name="Heading_20_1" text:outline-level="1"><text:soft-page-break/>Problem Description</text:h>
      <text:h text:style-name="P117" text:outline-level="2">Woven Class Listener</text:h>
      <text:p text:style-name="P23"><text:span text:style-name="T35">The Resolver Hook </text:span><text:span text:style-name="T36">Service </text:span><text:span text:style-name="T35">Specification allows for the isolation of </text:span><text:span text:style-name="T39">package requirements and </text:span><text:span text:style-name="T35">capabilities at resolution time. </text:span><text:span text:style-name="T36">The Weaving Hook Service Specification allows for the transformation of class byte codes, often resulting in the addition of dynamic </text:span><text:span text:style-name="T39">package </text:span><text:span text:style-name="T45">requirements</text:span><text:span text:style-name="T36">, at runtime. </text:span><text:span text:style-name="T37">However, a reliable mechanism for determining the </text:span><text:span text:style-name="T45">final</text:span><text:span text:style-name="T39"> set of </text:span><text:span text:style-name="T37">dynamic </text:span><text:span text:style-name="T45">package requirements</text:span><text:span text:style-name="T37"> </text:span><text:span text:style-name="T39">before </text:span><text:span text:style-name="T45">they are wired to capabilities</text:span><text:span text:style-name="T39"> </text:span><text:span text:style-name="T37">does not exist. This makes it </text:span><text:span text:style-name="T45">impractical</text:span><text:span text:style-name="T37"> for isolation engines, </text:span><text:span text:style-name="T38">such as Subsystems,</text:span><text:span text:style-name="T37"> to configure </text:span><text:span text:style-name="T40">a </text:span><text:span text:style-name="T37">sharing polic</text:span><text:span text:style-name="T40">y</text:span><text:span text:style-name="T37"> that ensure</text:span><text:span text:style-name="T40">s</text:span><text:span text:style-name="T37"> any </text:span><text:span text:style-name="T45">capability satisfying a dynamic package requirement</text:span><text:span text:style-name="T37"> will be allowed into the region.</text:span></text:p>
      <text:h text:style-name="P117" text:outline-level="2">Package Permission</text:h>
      <text:p text:style-name="P25">Bundles whose classes are being woven cannot know in advance what additional dynamic imports will be added. This means there is no way to provide the local permissions necessary to import the packages at class loading time. Moreover, the weaver cannot provide these permissions using Permission or Conditional Permission Admin since the intersection of local and system permissions prohibits it. There is, therefore, currently no dynamic way of granting the necessary package import permissions to bundles containing woven classes with additional dynamic imports.</text:p>
      <text:h text:style-name="Heading_20_1" text:outline-level="1">Requirements</text:h>
      <text:h text:style-name="P114" text:outline-level="2">Woven Class Listener</text:h>
      <text:p text:style-name="P26"/>
      <text:h text:style-name="Heading_20_3" text:outline-level="3"><text:span text:style-name="T19">Dynamic </text:span><text:span text:style-name="T23">package requirements</text:span><text:span text:style-name="T19"> added by Weaving Hook </text:span><text:span text:style-name="T23">S</text:span><text:span text:style-name="T19">ervices MUST be observable </text:span><text:span text:style-name="T20">in their final state. That is, the</text:span><text:span text:style-name="T23">y</text:span><text:span text:style-name="T20"> MUST NOT change once observed.</text:span></text:h>
      <text:p text:style-name="P27"/>
      <text:h text:style-name="Heading_20_3" text:outline-level="3"><text:span text:style-name="T2">Dynamic </text:span><text:span text:style-name="T4">package requirements</text:span><text:span text:style-name="T2"> added by Weaving Hook </text:span><text:span text:style-name="T4">S</text:span><text:span text:style-name="T2">ervices MUST be observable before </text:span><text:span text:style-name="T4">any attempt at wiring them to capabilities is made</text:span><text:span text:style-name="T2">.</text:span></text:h>
      <text:p text:style-name="P28"/>
      <text:h text:style-name="Heading_20_3" text:outline-level="3">The solution MUST be backwards compatible.</text:h>
      <text:p text:style-name="Body"/>
      <text:h text:style-name="Heading_20_3" text:outline-level="3"><text:soft-page-break/>Woven classes are not created when no weaving hooks are present; therefore, frameworks MUST NOT call woven class listeners if no weaving hooks are called.</text:h>
      <text:h text:style-name="P118" text:outline-level="2">Package Permission</text:h>
      <text:p text:style-name="P29"/>
      <text:h text:style-name="P138" text:outline-level="3"><text:span text:style-name="T83">The framework MUST grant</text:span><text:span text:style-name="T83"> </text:span><text:span text:style-name="T83">implied </text:span><text:span text:style-name="T84">import </text:span><text:span text:style-name="T83">package permissions </text:span><text:span text:style-name="T84">to </text:span><text:span text:style-name="T85">a</text:span><text:span text:style-name="T84"> woven bundle</text:span><text:span text:style-name="T83"> </text:span><text:span text:style-name="T85">with</text:span><text:span text:style-name="T83"> add</text:span><text:span text:style-name="T84">itional </text:span><text:span text:style-name="T83"><text:s/>dynamic imports</text:span><text:span text:style-name="T83">.</text:span></text:h>
      <text:p text:style-name="P29"/>
      <text:h text:style-name="P139" text:outline-level="3"><text:span text:style-name="T85">The weaving bundle MUST have import package permission for </text:span><text:span text:style-name="T85">each dynamic import it added.</text:span></text:h>
      <text:p text:style-name="P29"/>
      <text:h text:style-name="P140" text:outline-level="3"><text:span text:style-name="T85">I</text:span><text:span text:style-name="T84">mplied import package permissions </text:span><text:span text:style-name="T85">for the woven bundle MUST be granted </text:span><text:span text:style-name="T84">after the TRANSFORMED state.</text:span></text:h>
      <text:h text:style-name="Heading_20_1" text:outline-level="1">Technical Solution</text:h>
      <text:h text:style-name="P119" text:outline-level="2">Woven Class Listener</text:h>
      <text:p text:style-name="P7">A new interface with the following signature is added to the org.osgi.framework.hooks.weaving package.</text:p>
      <text:p text:style-name="P61">public interface WovenClassListener {</text:p>
      <text:p text:style-name="P65">void modified(WovenClass wovenClass);</text:p>
      <text:p text:style-name="P64">}</text:p>
      <text:p text:style-name="P8">The WovenClassListener follows the whiteboard pattern. Services registered under this interface will be called by the framework whenever a WovenClass <text:span text:style-name="T46">enters the TRANSFORMED, DEFINED, </text:span><text:span text:style-name="T74">TRANSFORMING_FAILED, and </text:span><text:span text:style-name="T74">DEFINE_FAILED</text:span><text:span text:style-name="T46"> states</text:span>. <text:span text:style-name="T46">A listener does not receive a callback for the TRANSFORMING state because the WovenClass is mutable, </text:span><text:span text:style-name="T74">and the listener is intended to be read only</text:span><text:span text:style-name="T46">. </text:span></text:p>
      <text:p text:style-name="P8">The following states are added to the WovenClass.</text:p>
      <text:list xml:id="list8187675306957111123" text:style-name="L2">
        <text:list-item>
          <text:p text:style-name="P103">TRANSFORMING – This is the initial state. <text:span text:style-name="T73">Weaving hooks are being called and in the process of transforming the woven class.</text:span></text:p>
        </text:list-item>
        <text:list-item>
          <text:p text:style-name="P101"><text:span text:style-name="T8">TRANSFORMED – </text:span><text:span text:style-name="T11">The last weaving hook has been called, and no exceptions were thrown.</text:span></text:p>
        </text:list-item>
        <text:list-item>
          <text:p text:style-name="P102"><text:span text:style-name="T8">DEFINED – This is </text:span><text:span text:style-name="T11">a</text:span><text:span text:style-name="T8"> terminal state. </text:span><text:span text:style-name="T10">The </text:span><text:span text:style-name="T8">class </text:span><text:span text:style-name="T10">has been defined, and</text:span><text:span text:style-name="T8"> </text:span><text:span text:style-name="T10">t</text:span><text:span text:style-name="T9">he </text:span><text:span text:style-name="T11">bundle wiring has been updated.</text:span></text:p>
        </text:list-item>
        <text:list-item>
          <text:p text:style-name="P102"><text:soft-page-break/><text:span text:style-name="T11">TRANSFORMING_FAILED – This is a terminal state</text:span><text:span text:style-name="T9">. </text:span><text:span text:style-name="T11">A weaving hook threw an exception.</text:span></text:p>
        </text:list-item>
        <text:list-item>
          <text:p text:style-name="P104">DEFINE_FAILED – This is a terminal state. A class definition failure occurred.</text:p>
        </text:list-item>
      </text:list>
      <text:p text:style-name="P13"/>
      <table:table table:name="StateTransition" table:style-name="StateTransition">
        <table:table-column table:style-name="StateTransition.A"/>
        <table:table-column table:style-name="StateTransition.B"/>
        <table:table-column table:style-name="StateTransition.C"/>
        <table:table-column table:style-name="StateTransition.D"/>
        <table:table-row>
          <table:table-cell table:style-name="StateTransition.A1" office:value-type="string">
            <text:p text:style-name="P68">Source State</text:p>
          </table:table-cell>
          <table:table-cell table:style-name="StateTransition.A1" office:value-type="string">
            <text:p text:style-name="P68">Target State</text:p>
          </table:table-cell>
          <table:table-cell table:style-name="StateTransition.A1" office:value-type="string">
            <text:p text:style-name="P68">Event</text:p>
          </table:table-cell>
          <table:table-cell table:style-name="StateTransition.D1" office:value-type="string">
            <text:p text:style-name="P68">Procedure</text:p>
          </table:table-cell>
        </table:table-row>
        <table:table-row>
          <table:table-cell table:style-name="StateTransition.A2" office:value-type="string">
            <text:p text:style-name="P69">-</text:p>
          </table:table-cell>
          <table:table-cell table:style-name="StateTransition.A2" office:value-type="string">
            <text:p text:style-name="P69">TRANSFORMING</text:p>
          </table:table-cell>
          <table:table-cell table:style-name="StateTransition.A2" office:value-type="string">
            <text:p text:style-name="P69">A bundle class load request was made.</text:p>
          </table:table-cell>
          <table:table-cell table:style-name="StateTransition.D2" office:value-type="string">
            <text:list xml:id="list744033195450930273" text:style-name="L3">
              <text:list-item>
                <text:p text:style-name="P126">isWeavingComplete == false. </text:p>
              </text:list-item>
              <text:list-item>
                <text:p text:style-name="P126">getDefinedClass == null. </text:p>
              </text:list-item>
              <text:list-item>
                <text:p text:style-name="P131">Woven class mutable.</text:p>
              </text:list-item>
              <text:list-item>
                <text:p text:style-name="P126">Notify weaving hooks.</text:p>
              </text:list-item>
            </text:list>
          </table:table-cell>
        </table:table-row>
        <table:table-row>
          <table:table-cell table:style-name="StateTransition.A2" office:value-type="string">
            <text:p text:style-name="P69">TRANSFORMING</text:p>
          </table:table-cell>
          <table:table-cell table:style-name="StateTransition.A2" office:value-type="string">
            <text:p text:style-name="P69">TRANSFORMED</text:p>
          </table:table-cell>
          <table:table-cell table:style-name="StateTransition.A2" office:value-type="string">
            <text:p text:style-name="P69">All weaving hooks have been notified.</text:p>
          </table:table-cell>
          <table:table-cell table:style-name="StateTransition.D2" office:value-type="string">
            <text:list xml:id="list2896285133196141539" text:style-name="L4">
              <text:list-item>
                <text:p text:style-name="P127">isWeavingComplete == false. </text:p>
              </text:list-item>
              <text:list-item>
                <text:p text:style-name="P127">getDefinedClass == null.</text:p>
              </text:list-item>
              <text:list-item>
                <text:p text:style-name="P134"><text:span text:style-name="T72">W</text:span><text:span text:style-name="T70">oven class immutable.</text:span></text:p>
              </text:list-item>
              <text:list-item>
                <text:p text:style-name="P127">Notify woven class listeners.</text:p>
              </text:list-item>
            </text:list>
          </table:table-cell>
        </table:table-row>
        <table:table-row>
          <table:table-cell table:style-name="StateTransition.A2" office:value-type="string">
            <text:p text:style-name="P69">TRANSFORMING</text:p>
          </table:table-cell>
          <table:table-cell table:style-name="StateTransition.A2" office:value-type="string">
            <text:p text:style-name="P69">TRANSFORMING_FAILED</text:p>
          </table:table-cell>
          <table:table-cell table:style-name="StateTransition.A2" office:value-type="string">
            <text:p text:style-name="P69">A weaving hook threw an exception.</text:p>
          </table:table-cell>
          <table:table-cell table:style-name="StateTransition.D2" office:value-type="string">
            <text:list xml:id="list3441747388326962028" text:style-name="L5">
              <text:list-item>
                <text:p text:style-name="P128">isWeavingComplete == true. </text:p>
              </text:list-item>
              <text:list-item>
                <text:p text:style-name="P128">getDefinedClass == null.</text:p>
              </text:list-item>
              <text:list-item>
                <text:p text:style-name="P135"><text:span text:style-name="T72">W</text:span><text:span text:style-name="T70">oven class immutable.</text:span></text:p>
              </text:list-item>
              <text:list-item>
                <text:p text:style-name="P128">Notify woven class listeners.</text:p>
              </text:list-item>
            </text:list>
          </table:table-cell>
        </table:table-row>
        <table:table-row>
          <table:table-cell table:style-name="StateTransition.A2" office:value-type="string">
            <text:p text:style-name="P69">TRANSFORMED</text:p>
          </table:table-cell>
          <table:table-cell table:style-name="StateTransition.A2" office:value-type="string">
            <text:p text:style-name="P69">DEFINED</text:p>
          </table:table-cell>
          <table:table-cell table:style-name="StateTransition.A2" office:value-type="string">
            <text:p text:style-name="P69">All woven class listeners have been notified.</text:p>
          </table:table-cell>
          <table:table-cell table:style-name="StateTransition.D2" office:value-type="string">
            <text:list xml:id="list7815992282315338072" text:style-name="L6">
              <text:list-item>
                <text:p text:style-name="P136"><text:span text:style-name="T70">isWeavingComplete == </text:span><text:span text:style-name="T71">true</text:span><text:span text:style-name="T70">. </text:span></text:p>
              </text:list-item>
              <text:list-item>
                <text:p text:style-name="P129">getDefinedClass != null.</text:p>
              </text:list-item>
              <text:list-item>
                <text:p text:style-name="P132">Update bundle wiring.</text:p>
              </text:list-item>
              <text:list-item>
                <text:p text:style-name="P132">Woven class immutable.</text:p>
              </text:list-item>
              <text:list-item>
                <text:p text:style-name="P129">Notify woven class listeners.</text:p>
              </text:list-item>
            </text:list>
          </table:table-cell>
        </table:table-row>
        <table:table-row>
          <table:table-cell table:style-name="StateTransition.A2" office:value-type="string">
            <text:p text:style-name="P70">TRANSFORMED</text:p>
          </table:table-cell>
          <table:table-cell table:style-name="StateTransition.A2" office:value-type="string">
            <text:p text:style-name="P70">DEFINE_FAILED</text:p>
          </table:table-cell>
          <table:table-cell table:style-name="StateTransition.A2" office:value-type="string">
            <text:p text:style-name="P70">All woven class listeners have been notified. Class definition failure.</text:p>
          </table:table-cell>
          <table:table-cell table:style-name="StateTransition.D2" office:value-type="string">
            <text:list xml:id="list4224717358591234711" text:style-name="L7">
              <text:list-item>
                <text:p text:style-name="P137"><text:span text:style-name="T70">isWeavingComplete == </text:span><text:span text:style-name="T71">true</text:span><text:span text:style-name="T70">. </text:span></text:p>
              </text:list-item>
              <text:list-item>
                <text:p text:style-name="P130">getDefinedClass == null.</text:p>
              </text:list-item>
              <text:list-item>
                <text:p text:style-name="P133">Woven class immutable.</text:p>
              </text:list-item>
              <text:list-item>
                <text:p text:style-name="P130">Notify woven class listeners.</text:p>
              </text:list-item>
            </text:list>
          </table:table-cell>
        </table:table-row>
      </table:table>
      <text:p text:style-name="P19"/>
      <text:p text:style-name="P19">A new method with the following signature is added to WovenClass in order retrieve the new state.</text:p>
      <text:p text:style-name="P62">public int getState();</text:p>
      <text:p text:style-name="Body"><text:span text:style-name="T42">The WovenClass.</text:span>isWeavingComplete <text:span text:style-name="T42">method is </text:span>redefined <text:span text:style-name="T42">as follows.</text:span></text:p>
      <text:p text:style-name="P63">public boolean isWeavingComplete() {</text:p>
      <text:p text:style-name="P66"><text:span text:style-name="T42">return </text:span><text:span text:style-name="T76">((getState() &amp; (</text:span><text:span text:style-name="T77">DEFINED</text:span><text:span text:style-name="T76"> | </text:span><text:span text:style-name="T77">TRANSFORMING_FAILED</text:span><text:span text:style-name="T76"> | </text:span><text:span text:style-name="T77">DEFINE_FAILED</text:span><text:span text:style-name="T76">)) != 0</text:span><text:span text:style-name="T75">;</text:span></text:p>
      <text:p text:style-name="P63">}</text:p>
      <text:p text:style-name="Body"><text:soft-page-break/>This <text:span text:style-name="T42">solution</text:span> will allow <text:span text:style-name="T42">isolation engines, </text:span><text:span text:style-name="T3">such as Subsystems,</text:span> to observe the <text:span text:style-name="T42">final set of </text:span>dynamic <text:span text:style-name="T4">package requirements</text:span> <text:span text:style-name="T3">and act upon them before </text:span><text:span text:style-name="T4">any attempt is made to wire them to capabilities</text:span><text:span text:style-name="T42">.</text:span></text:p>
      <text:h text:style-name="P119" text:outline-level="2"><text:bookmark-start text:name="__RefNumPara__4019_510925051"/>Package Permission<text:bookmark-end text:name="__RefNumPara__4019_510925051"/></text:h>
      <text:p text:style-name="Body"><text:span text:style-name="T85">When a weaver adds a dynamic package </text:span>(WovenClass.getDynamicImports().add(somepkg)), the framework must grant the woven bundle the "implied" (see 50.3) permission to import that package. However, the weaver must possess permission to import that package. The framework must check this during the add method via SecurityManager.checkPermission(new PackagePermission(somepkg,"import")). If the weaver has the permission, the woven will be granted the "implied" permission for all the packages in the dynamic import list immediately before defining the class (that is, the permissions are granted after the TRANSFORMED state). If the weaver does not have the permission, a SecurityException is <text:s/>thrown which can cause the weaver to be blacklisted.</text:p>
      <text:p text:style-name="Body">Since the checkPermission used the simple (no filter, no exporting bundle) PackagePermission variant to check the permission of the weaver, weavers must be granted permissions for importing package that can be implied this way. This generally means the weaver must be granted simple (no filter) PackagePermissions to import the package. This is true even if the weaver bundle is in fact the exporter of the package and thus would only require permission to export the package. In order for the framework to grant the implied permission to import the package, the weaver must have the explicit permission to import the package.</text:p>
      <text:h text:style-name="Heading_20_1" text:outline-level="1">JMX API</text:h>
      <text:p text:style-name="P67">There are no known JMX API considerations.</text:p>
      <text:h text:style-name="Heading_20_1" text:outline-level="1">Initial Spec Chapter</text:h>
      <text:h text:style-name="P115" text:outline-level="2">Woven Class Listener</text:h>
      <text:p text:style-name="P4"><text:span text:style-name="T18">This </text:span><text:span text:style-name="T25">section</text:span><text:span text:style-name="T18"> will affect the Weaving Hook Service Specification, Chapter 56 of </text:span><text:span text:style-name="T18"><text:bookmark-ref text:reference-format="text" text:ref-name="__RefNumPara__1774_1035911970">OSGi Core, Release 5, March 2012</text:bookmark-ref></text:span><text:span text:style-name="T18">.</text:span></text:p>
      <text:h text:style-name="P115" text:outline-level="2">Package Permission</text:h>
      <text:p text:style-name="P24"><text:span text:style-name="T25">This section will affect </text:span><text:span text:style-name="T25">Implied Permissions, Chapter 2, Section 4.1, and the Weaving Hook Service Specification, Chapter 56, of </text:span><text:span text:style-name="T25"><text:bookmark-ref text:reference-format="text" text:ref-name="__RefNumPara__1774_1035911970">OSGi Core, Release 5, March 2012</text:bookmark-ref></text:span><text:span text:style-name="T25">.</text:span></text:p>
      <text:h text:style-name="Heading_20_1" text:outline-level="1"><text:soft-page-break/>Considered Alternatives</text:h>
      <text:h text:style-name="P120" text:outline-level="2">Woven Class Listener</text:h>
      <text:p text:style-name="P9">One alternative is to leave the Weaving Hook Service Specification unmodified and let Subsystems register a Weaving Hook Service with the lowest possible service ranking. This was rejected as unreliable since there is no guarantee that the set of dynamic package imports would be final. Other applications could register services at the same service ranking, get called later, and modify the set.</text:p>
      <text:p text:style-name="P6"><text:span text:style-name="T43">Another alternative </text:span><text:span text:style-name="T44">is</text:span><text:span text:style-name="T43"> to add additional API to Subsystems allowing for the dynamic modification of sharing policies. </text:span><text:span text:style-name="T45">Either Weaving Hook or Subsystem providers would be responsible for synchronizing the dynamic package requirements with the sharing policies. </text:span><text:span text:style-name="T43">This was rejected as unreliable, </text:span><text:span text:style-name="T44">complex,</text:span><text:span text:style-name="T43"> and burdensome. Either Weaving Hook providers responsible for adding the dynamic imports would also need to update Subsystems, or the Subsystem provider would need to </text:span><text:span text:style-name="T44">know all of the dynamic imports that are going to be added beforehand. </text:span><text:span text:style-name="T45">There is no desire to couple the Weaving Hook and Subsystems API.</text:span></text:p>
      <text:p text:style-name="P10">Still another alternative is to allow Subsystems users to specify a list of packages that must always be imported as part of a subsystem's configuration. This was rejected for the same reasons as the second alternative.</text:p>
      <text:p text:style-name="P10">The proposed solution is the best alternative because it (1) is dynamic in that it handles all possible additional package imports and (2) places the burden on the Subsystems implementer, not the user.</text:p>
      <text:p text:style-name="P11"><text:span text:style-name="T68">An additional alternative discussed involved having the WovenClassListener become a more powerful version of WeavingHook. Listeners would receive notifications of all WovenClass states, including TRANSFORMING. This would allow users to register a single service in order to observe the full lifecycle of a WovenClass. This alternative was rejected because a mutator already existed (i.e. WeavingHook), there was no desire to deprecate </text:span><text:span text:style-name="T68">it, and having two mutators would be potentially confusing. Plus there seemed to be no compelling reason that </text:span><text:span text:style-name="T68">required a single listener for observing all of the states. More comfort was found in the separation of concerns where weaving hooks can fail a class load but woven class listeners cannot.</text:span></text:p>
      <text:h text:style-name="Heading_20_1" text:outline-level="1">Security Considerations</text:h>
      <text:h text:style-name="P120" text:outline-level="2">Woven Class Listener</text:h>
      <text:p text:style-name="P12">Implementers of WovenClassListener must have ServicePermission[..WovenClassListener,REGISTER] in order to register a service.</text:p>
      <text:p text:style-name="P12">No admin permissions are necessary since the WovenClass will be immutable.</text:p>
      <text:h text:style-name="P120" text:outline-level="2"><text:soft-page-break/>Package Permission</text:h>
      <text:p text:style-name="P24"><text:span text:style-name="T86">See</text:span><text:span text:style-name="T86"> </text:span><text:span text:style-name="T86"><text:bookmark-ref text:reference-format="chapter" text:ref-name="__RefNumPara__4019_510925051">5.2</text:bookmark-ref></text:span><text:span text:style-name="T86">.</text:span></text:p>
      <text:h text:style-name="P109" text:outline-level="1">Javadoc</text:h>
      <text:section text:style-name="Sect2" text:name="Section1" text:protected="true">
        <text:section-source xlink:href="../javadoc.rtf" text:filter-name="Rich Text Format"/>
        <text:p text:style-name="P81"><text:span text:style-name="T89">OSGi Javadoc</text:span></text:p>
        <text:p text:style-name="Standard"><text:span text:style-name="T47">11/19/12 11:22 AM</text:span></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72"><text:span text:style-name="Summary_20_Heading_20_Font"><text:span text:style-name="T49">Package Summary</text:span></text:span></text:p>
            </table:table-cell>
            <table:covered-table-cell/>
            <table:table-cell table:style-name="Table3.A1" office:value-type="string">
              <text:p text:style-name="P82"><text:span text:style-name="Page_20_Reference_20_Font"><text:span text:style-name="T48">Page</text:span></text:span></text:p>
            </table:table-cell>
          </table:table-row>
          <table:table-row table:style-name="Table3.1">
            <table:table-cell table:style-name="Table3.A2" office:value-type="string">
              <text:p text:style-name="P72"><text:a xlink:type="simple" xlink:href="file:///l%22r3"><text:span text:style-name="Internet_20_link"><text:span text:style-name="T58">org.osgi.framework.hooks.weaving</text:span></text:span></text:a></text:p>
            </table:table-cell>
            <table:table-cell table:style-name="Table3.B2" office:value-type="string">
              <text:p text:style-name="P72"><text:span text:style-name="T50">Framework Weaving Hooks Package Version 1.1.</text:span></text:p>
            </table:table-cell>
            <table:table-cell table:style-name="Table3.C2" office:value-type="string">
              <text:p text:style-name="P82"><text:bookmark-ref text:reference-format="page" text:ref-name="">Error: Reference source not found</text:bookmark-ref></text:p>
            </table:table-cell>
          </table:table-row>
        </table:table>
        <text:p text:style-name="P84"><text:bookmark text:name="r3"/><text:span text:style-name="T52">Package org.osgi.framework.hooks.weaving</text:span></text:p>
        <text:p text:style-name="P85"><text:span text:style-name="T50">Framework Weaving Hooks Package Version 1.1.</text:span></text:p>
        <text:p text:style-name="P85"><text:span text:style-name="T50">See:</text:span></text:p>
        <text:p text:style-name="P89"><text:a xlink:type="simple" xlink:href="file:///l%22r2"><text:span text:style-name="Internet_20_link"><text:span text:style-name="T59">Description</text:span></text:span></text:a></text:p>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72"><text:span text:style-name="Summary_20_Heading_20_Font1"><text:span text:style-name="T49">Interface Summary</text:span></text:span></text:p>
            </table:table-cell>
            <table:covered-table-cell/>
            <table:table-cell table:style-name="Table4.A1" office:value-type="string">
              <text:p text:style-name="P82"><text:span text:style-name="Page_20_Reference_20_Font"><text:span text:style-name="T48">Page</text:span></text:span></text:p>
            </table:table-cell>
          </table:table-row>
          <table:table-row table:style-name="Table4.1">
            <table:table-cell table:style-name="Table4.A2" office:value-type="string">
              <text:p text:style-name="P72"><text:a xlink:type="simple" xlink:href="file:///l%22r18"><text:span text:style-name="Internet_20_link"><text:span text:style-name="T60">WovenClass</text:span></text:span></text:a></text:p>
            </table:table-cell>
            <table:table-cell table:style-name="Table4.B2" office:value-type="string">
              <text:p text:style-name="P72"><text:span text:style-name="T50">A class being woven.</text:span></text:p>
            </table:table-cell>
            <table:table-cell table:style-name="Table4.C2" office:value-type="string">
              <text:p text:style-name="P82"><text:bookmark-ref text:reference-format="page" text:ref-name="">Error: Reference source not found</text:bookmark-ref></text:p>
            </table:table-cell>
          </table:table-row>
          <table:table-row table:style-name="Table4.1">
            <table:table-cell table:style-name="Table4.A3" office:value-type="string">
              <text:p text:style-name="P83"><text:a xlink:type="simple" xlink:href="file:///l%22r20"><text:span text:style-name="Internet_20_link"><text:span text:style-name="T60">WovenClassListener</text:span></text:span></text:a></text:p>
            </table:table-cell>
            <table:table-cell table:style-name="Table4.B3" office:value-type="string">
              <text:p text:style-name="P83"><text:span text:style-name="T50">OSGi Framework Woven Class Listener Service.</text:span></text:p>
            </table:table-cell>
            <table:table-cell table:style-name="Table4.C3" office:value-type="string">
              <text:p text:style-name="P82"><text:bookmark-ref text:reference-format="page" text:ref-name="">Error: Reference source not found</text:bookmark-ref></text:p>
            </table:table-cell>
          </table:table-row>
        </table:table>
        <text:p text:style-name="Standard"><text:bookmark text:name="r2"/><text:span text:style-name="T52">Package org.osgi.framework.hooks.weaving Description</text:span></text:p>
        <text:p text:style-name="P86"><text:span text:style-name="T50">Framework Weaving Hooks Package Version 1.1.</text:span></text:p>
        <text:p text:style-name="P86"><text:span text:style-name="T50">Bundles wishing to use this package must list the package in the Import-Package header of the bundle's manifest.</text:span></text:p>
        <text:p text:style-name="P86"><text:span text:style-name="T50">Example import for consumers using the API in this package:</text:span></text:p>
        <text:p text:style-name="Standard"><text:span text:style-name="Code1"><text:span text:style-name="T53">Import-Package: org.osgi.framework.hooks.weaving; version="[1.1,2.0)"</text:span></text:span></text:p>
        <text:p text:style-name="P87"><text:bookmark text:name="r18"/><text:span text:style-name="T52">Interface WovenClass</text:span></text:p>
        <text:p text:style-name="Standard"><text:a xlink:type="simple" xlink:href="file:///l%22r3"><text:span text:style-name="Internet_20_link"><text:span text:style-name="T61">org.osgi.framework.hooks.weaving</text:span></text:span></text:a></text:p>
        <text:p text:style-name="P74"/>
        <text:p text:style-name="P76"><text:span text:style-name="Code2"><text:span text:style-name="T53">public interface WovenClass</text:span></text:span></text:p>
        <text:p text:style-name="Standard"><text:span text:style-name="T50">A class being woven. This object represents a class being woven and is passed to each </text:span><text:span text:style-name="Code2"><text:span text:style-name="T53">org.osgi.framework.hooks.weaving.WeavingHook</text:span></text:span><text:span text:style-name="Default_20_Paragraph_20_Font"><text:span text:style-name="T50"> for possible modification. It allows access to the most recently transformed class file bytes and to any additional packages that should be added to the bundle as dynamic imports.</text:span></text:span></text:p>
        <text:p text:style-name="Standard"><text:span text:style-name="T50">Upon entering one of the terminal states, this object becomes effectively immutable.</text:span></text:p>
        <text:p text:style-name="Standard"><text:span text:style-name="T50">Version:</text:span></text:p>
        <text:p text:style-name="P88"><text:span text:style-name="T50">$Id$</text:span></text:p>
        <text:p text:style-name="Standard"><text:span text:style-name="T50">NotThreadSafe</text:span></text:p>
        <text:p text:style-name="P73"/>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72"><text:span text:style-name="Summary_20_Heading_20_Font2"><text:span text:style-name="T49">Field Summary</text:span></text:span></text:p>
            </table:table-cell>
            <table:covered-table-cell/>
            <table:table-cell table:style-name="Table5.A1" office:value-type="string">
              <text:p text:style-name="P97"><text:span text:style-name="Page_20_Reference_20_Font"><text:span text:style-name="T48">Page</text:span></text:span></text:p>
            </table:table-cell>
          </table:table-row>
          <table:table-row table:style-name="Table5.1">
            <table:table-cell table:style-name="Table5.A2" office:value-type="string">
              <text:p text:style-name="P77"><text:span text:style-name="Code_20_Small1"><text:span text:style-name="T57">int</text:span></text:span></text:p>
            </table:table-cell>
            <table:table-cell table:style-name="Table5.B2" office:value-type="string">
              <text:p text:style-name="P72"><text:a xlink:type="simple" xlink:href="file:///l%22r8"><text:span text:style-name="Internet_20_link"><text:span text:style-name="T62">DEFINE_FAILED</text:span></text:span></text:a></text:p>
              <text:p text:style-name="P91"><text:span text:style-name="T50">The woven class failed to define.</text:span></text:p>
            </table:table-cell>
            <table:table-cell table:style-name="Table5.C2" office:value-type="string">
              <text:p text:style-name="P92"><text:bookmark-ref text:reference-format="page" text:ref-name="">Error: Reference source not found</text:bookmark-ref></text:p>
            </table:table-cell>
          </table:table-row>
          <table:table-row table:style-name="Table5.1">
            <table:table-cell table:style-name="Table5.A3" office:value-type="string">
              <text:p text:style-name="P98"><text:span text:style-name="Code_20_Small1"><text:span text:style-name="T57">int</text:span></text:span></text:p>
            </table:table-cell>
            <table:table-cell table:style-name="Table5.B3" office:value-type="string">
              <text:p text:style-name="P99"><text:a xlink:type="simple" xlink:href="file:///l%22r6"><text:span text:style-name="Internet_20_link"><text:span text:style-name="T62">DEFINED</text:span></text:span></text:a></text:p>
              <text:p text:style-name="P90"><text:span text:style-name="T50">The woven class has been defined.</text:span></text:p>
            </table:table-cell>
            <table:table-cell table:style-name="Table5.C3" office:value-type="string">
              <text:p text:style-name="P97"><text:bookmark-ref text:reference-format="page" text:ref-name="">Error: Reference source not found</text:bookmark-ref></text:p>
            </table:table-cell>
          </table:table-row>
          <table:table-row table:style-name="Table5.1">
            <table:table-cell table:style-name="Table5.A4" office:value-type="string">
              <text:p text:style-name="P98"><text:span text:style-name="Code_20_Small1"><text:span text:style-name="T57">int</text:span></text:span></text:p>
            </table:table-cell>
            <table:table-cell table:style-name="Table5.B4" office:value-type="string">
              <text:p text:style-name="P99"><text:a xlink:type="simple" xlink:href="file:///l%22r5"><text:span text:style-name="Internet_20_link"><text:span text:style-name="T62">TRANSFORMED</text:span></text:span></text:a></text:p>
              <text:p text:style-name="P90"><text:span text:style-name="T50">The woven class has been transformed.</text:span></text:p>
            </table:table-cell>
            <table:table-cell table:style-name="Table5.C4" office:value-type="string">
              <text:p text:style-name="P97"><text:bookmark-ref text:reference-format="page" text:ref-name="">Error: Reference source not found</text:bookmark-ref></text:p>
            </table:table-cell>
          </table:table-row>
          <table:table-row table:style-name="Table5.1">
            <table:table-cell table:style-name="Table5.A5" office:value-type="string">
              <text:p text:style-name="P98"><text:span text:style-name="Code_20_Small1"><text:span text:style-name="T57">int</text:span></text:span></text:p>
            </table:table-cell>
            <table:table-cell table:style-name="Table5.B5" office:value-type="string">
              <text:p text:style-name="P99"><text:a xlink:type="simple" xlink:href="file:///l%22r4"><text:span text:style-name="Internet_20_link"><text:span text:style-name="T62">TRANSFORMING</text:span></text:span></text:a></text:p>
              <text:p text:style-name="P90"><text:span text:style-name="T50">The woven class is being transformed.</text:span></text:p>
            </table:table-cell>
            <table:table-cell table:style-name="Table5.C5" office:value-type="string">
              <text:p text:style-name="P97"><text:bookmark-ref text:reference-format="page" text:ref-name="">Error: Reference source not found</text:bookmark-ref></text:p>
            </table:table-cell>
          </table:table-row>
          <table:table-row table:style-name="Table5.1">
            <table:table-cell table:style-name="Table5.A6" office:value-type="string">
              <text:p text:style-name="P98"><text:span text:style-name="Code_20_Small1"><text:span text:style-name="T57">int</text:span></text:span></text:p>
            </table:table-cell>
            <table:table-cell table:style-name="Table5.B6" office:value-type="string">
              <text:p text:style-name="P99"><text:a xlink:type="simple" xlink:href="file:///l%22r7"><text:span text:style-name="Internet_20_link"><text:span text:style-name="T62">TRANSFORMING_FAILED</text:span></text:span></text:a></text:p>
              <text:p text:style-name="P90"><text:span text:style-name="T50">The woven class failed to transform.</text:span></text:p>
            </table:table-cell>
            <table:table-cell table:style-name="Table5.C6" office:value-type="string">
              <text:p text:style-name="P97"><text:bookmark-ref text:reference-format="page" text:ref-name="">Error: Reference source not found</text:bookmark-ref></text:p>
            </table:table-cell>
          </table:table-row>
        </table:table>
        <text:p text:style-name="P75"><text:soft-page-break/></text:p>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72"><text:span text:style-name="Summary_20_Heading_20_Font2"><text:span text:style-name="T49">Method Summary</text:span></text:span></text:p>
            </table:table-cell>
            <table:covered-table-cell/>
            <table:table-cell table:style-name="Table6.A1" office:value-type="string">
              <text:p text:style-name="P97"><text:span text:style-name="Page_20_Reference_20_Font"><text:span text:style-name="T48">Page</text:span></text:span></text:p>
            </table:table-cell>
          </table:table-row>
          <table:table-row table:style-name="Table6.1">
            <table:table-cell table:style-name="Table6.A2" office:value-type="string">
              <text:p text:style-name="P77"><text:span text:style-name="Code_20_Small1"><text:span text:style-name="T57">org.osgi.framework.wiring.BundleWiring</text:span></text:span></text:p>
            </table:table-cell>
            <table:table-cell table:style-name="Table6.B2" office:value-type="string">
              <text:p text:style-name="P72"><text:a xlink:type="simple" xlink:href="file:///l%22r16"><text:span text:style-name="Internet_20_link"><text:span text:style-name="T62">getBundleWiring</text:span></text:span></text:a><text:span text:style-name="Code2"><text:span text:style-name="T54">()</text:span></text:span></text:p>
              <text:p text:style-name="P91"><text:span text:style-name="T50">Returns the bundle wiring whose class loader will define the woven class.</text:span></text:p>
            </table:table-cell>
            <table:table-cell table:style-name="Table6.C2" office:value-type="string">
              <text:p text:style-name="P92"><text:bookmark-ref text:reference-format="page" text:ref-name="">Error: Reference source not found</text:bookmark-ref></text:p>
            </table:table-cell>
          </table:table-row>
          <table:table-row table:style-name="Table6.1">
            <table:table-cell table:style-name="Table6.A3" office:value-type="string">
              <text:p text:style-name="P98"><text:span text:style-name="Code_20_Small1"><text:span text:style-name="T57">byte[]</text:span></text:span></text:p>
            </table:table-cell>
            <table:table-cell table:style-name="Table6.B3" office:value-type="string">
              <text:p text:style-name="P99"><text:a xlink:type="simple" xlink:href="file:///l%22r9"><text:span text:style-name="Internet_20_link"><text:span text:style-name="T62">getBytes</text:span></text:span></text:a><text:span text:style-name="Code2"><text:span text:style-name="T54">()</text:span></text:span></text:p>
              <text:p text:style-name="P90"><text:span text:style-name="T50">Returns the class file bytes to be used to define the </text:span><text:a xlink:type="simple" xlink:href="file:///l%22r13"><text:span text:style-name="Internet_20_link"><text:span text:style-name="T63">named</text:span></text:span></text:a><text:span text:style-name="Default_20_Paragraph_20_Font"><text:span text:style-name="T51"> class.</text:span></text:span></text:p>
            </table:table-cell>
            <table:table-cell table:style-name="Table6.C3" office:value-type="string">
              <text:p text:style-name="P97"><text:bookmark-ref text:reference-format="page" text:ref-name="">Error: Reference source not found</text:bookmark-ref></text:p>
            </table:table-cell>
          </table:table-row>
          <table:table-row table:style-name="Table6.1">
            <table:table-cell table:style-name="Table6.A4" office:value-type="string">
              <text:p text:style-name="P98"><text:span text:style-name="Code_20_Small1"><text:span text:style-name="T57">String</text:span></text:span></text:p>
            </table:table-cell>
            <table:table-cell table:style-name="Table6.B4" office:value-type="string">
              <text:p text:style-name="P99"><text:a xlink:type="simple" xlink:href="file:///l%22r13"><text:span text:style-name="Internet_20_link"><text:span text:style-name="T62">getClassName</text:span></text:span></text:a><text:span text:style-name="Code2"><text:span text:style-name="T54">()</text:span></text:span></text:p>
              <text:p text:style-name="P90"><text:span text:style-name="T50">Returns the fully qualified name of the class being woven.</text:span></text:p>
            </table:table-cell>
            <table:table-cell table:style-name="Table6.C4" office:value-type="string">
              <text:p text:style-name="P97"><text:bookmark-ref text:reference-format="page" text:ref-name="">Error: Reference source not found</text:bookmark-ref></text:p>
            </table:table-cell>
          </table:table-row>
          <table:table-row table:style-name="Table6.1">
            <table:table-cell table:style-name="Table6.A5" office:value-type="string">
              <text:p text:style-name="P98"><text:span text:style-name="Code_20_Small1"><text:span text:style-name="T57">Class&lt;?&gt;</text:span></text:span></text:p>
            </table:table-cell>
            <table:table-cell table:style-name="Table6.B5" office:value-type="string">
              <text:p text:style-name="P99"><text:a xlink:type="simple" xlink:href="file:///l%22r15"><text:span text:style-name="Internet_20_link"><text:span text:style-name="T62">getDefinedClass</text:span></text:span></text:a><text:span text:style-name="Code2"><text:span text:style-name="T54">()</text:span></text:span></text:p>
              <text:p text:style-name="P90"><text:span text:style-name="T50">Returns the class defined by this woven class.</text:span></text:p>
            </table:table-cell>
            <table:table-cell table:style-name="Table6.C5" office:value-type="string">
              <text:p text:style-name="P97"><text:bookmark-ref text:reference-format="page" text:ref-name="">Error: Reference source not found</text:bookmark-ref></text:p>
            </table:table-cell>
          </table:table-row>
          <table:table-row table:style-name="Table6.1">
            <table:table-cell table:style-name="Table6.A6" office:value-type="string">
              <text:p text:style-name="P98"><text:span text:style-name="Code_20_Small1"><text:span text:style-name="T57">List&lt;String&gt;</text:span></text:span></text:p>
            </table:table-cell>
            <table:table-cell table:style-name="Table6.B6" office:value-type="string">
              <text:p text:style-name="P99"><text:a xlink:type="simple" xlink:href="file:///l%22r11"><text:span text:style-name="Internet_20_link"><text:span text:style-name="T62">getDynamicImports</text:span></text:span></text:a><text:span text:style-name="Code2"><text:span text:style-name="T54">()</text:span></text:span></text:p>
              <text:p text:style-name="P90"><text:span text:style-name="T50">Returns the list of dynamic import package descriptions to add to the </text:span><text:a xlink:type="simple" xlink:href="file:///l%22r16"><text:span text:style-name="Internet_20_link"><text:span text:style-name="T63">bundle wiring</text:span></text:span></text:a><text:span text:style-name="Default_20_Paragraph_20_Font"><text:span text:style-name="T51"> for this woven class.</text:span></text:span></text:p>
            </table:table-cell>
            <table:table-cell table:style-name="Table6.C6" office:value-type="string">
              <text:p text:style-name="P97"><text:bookmark-ref text:reference-format="page" text:ref-name="">Error: Reference source not found</text:bookmark-ref></text:p>
            </table:table-cell>
          </table:table-row>
          <table:table-row table:style-name="Table6.1">
            <table:table-cell table:style-name="Table6.A7" office:value-type="string">
              <text:p text:style-name="P98"><text:span text:style-name="Code_20_Small1"><text:span text:style-name="T57">ProtectionDomain</text:span></text:span></text:p>
            </table:table-cell>
            <table:table-cell table:style-name="Table6.B7" office:value-type="string">
              <text:p text:style-name="P99"><text:a xlink:type="simple" xlink:href="file:///l%22r14"><text:span text:style-name="Internet_20_link"><text:span text:style-name="T62">getProtectionDomain</text:span></text:span></text:a><text:span text:style-name="Code2"><text:span text:style-name="T54">()</text:span></text:span></text:p>
              <text:p text:style-name="P90"><text:span text:style-name="T50">Returns the protection domain to which the woven class will be assigned when it is defined.</text:span></text:p>
            </table:table-cell>
            <table:table-cell table:style-name="Table6.C7" office:value-type="string">
              <text:p text:style-name="P97"><text:bookmark-ref text:reference-format="page" text:ref-name="">Error: Reference source not found</text:bookmark-ref></text:p>
            </table:table-cell>
          </table:table-row>
          <text:soft-page-break/>
          <table:table-row table:style-name="Table6.1">
            <table:table-cell table:style-name="Table6.A8" office:value-type="string">
              <text:p text:style-name="P98"><text:span text:style-name="Code_20_Small1"><text:span text:style-name="T57">int</text:span></text:span></text:p>
            </table:table-cell>
            <table:table-cell table:style-name="Table6.B8" office:value-type="string">
              <text:p text:style-name="P99"><text:a xlink:type="simple" xlink:href="file:///l%22r17"><text:span text:style-name="Internet_20_link"><text:span text:style-name="T62">getState</text:span></text:span></text:a><text:span text:style-name="Code2"><text:span text:style-name="T54">()</text:span></text:span></text:p>
              <text:p text:style-name="P90"><text:span text:style-name="T50">Returns the current state of this woven class.</text:span></text:p>
            </table:table-cell>
            <table:table-cell table:style-name="Table6.C8" office:value-type="string">
              <text:p text:style-name="P97"><text:bookmark-ref text:reference-format="page" text:ref-name="">Error: Reference source not found</text:bookmark-ref></text:p>
            </table:table-cell>
          </table:table-row>
          <table:table-row table:style-name="Table6.1">
            <table:table-cell table:style-name="Table6.A9" office:value-type="string">
              <text:p text:style-name="P98"><text:span text:style-name="Code_20_Small1"><text:span text:style-name="T57">boolean</text:span></text:span></text:p>
            </table:table-cell>
            <table:table-cell table:style-name="Table6.B9" office:value-type="string">
              <text:p text:style-name="P99"><text:a xlink:type="simple" xlink:href="file:///l%22r12"><text:span text:style-name="Internet_20_link"><text:span text:style-name="T62">isWeavingComplete</text:span></text:span></text:a><text:span text:style-name="Code2"><text:span text:style-name="T54">()</text:span></text:span></text:p>
              <text:p text:style-name="P90"><text:span text:style-name="T50">Returns whether weaving is complete in this woven class.</text:span></text:p>
            </table:table-cell>
            <table:table-cell table:style-name="Table6.C9" office:value-type="string">
              <text:p text:style-name="P97"><text:bookmark-ref text:reference-format="page" text:ref-name="">Error: Reference source not found</text:bookmark-ref></text:p>
            </table:table-cell>
          </table:table-row>
          <table:table-row table:style-name="Table6.1">
            <table:table-cell table:style-name="Table6.A10" office:value-type="string">
              <text:p text:style-name="P98"><text:span text:style-name="Code_20_Small1"><text:span text:style-name="T57">void</text:span></text:span></text:p>
            </table:table-cell>
            <table:table-cell table:style-name="Table6.B10" office:value-type="string">
              <text:p text:style-name="P99"><text:a xlink:type="simple" xlink:href="file:///l%22r10"><text:span text:style-name="Internet_20_link"><text:span text:style-name="T62">setBytes</text:span></text:span></text:a><text:span text:style-name="Code2"><text:span text:style-name="T54">(byte[] newBytes)</text:span></text:span></text:p>
              <text:p text:style-name="P90"><text:span text:style-name="T50">Set the class file bytes to be used to define the </text:span><text:a xlink:type="simple" xlink:href="file:///l%22r13"><text:span text:style-name="Internet_20_link"><text:span text:style-name="T63">named</text:span></text:span></text:a><text:span text:style-name="Default_20_Paragraph_20_Font"><text:span text:style-name="T51"> class.</text:span></text:span></text:p>
            </table:table-cell>
            <table:table-cell table:style-name="Table6.C10" office:value-type="string">
              <text:p text:style-name="P97"><text:bookmark-ref text:reference-format="page" text:ref-name="">Error: Reference source not found</text:bookmark-ref></text:p>
            </table:table-cell>
          </table:table-row>
        </table:table>
        <text:p text:style-name="Detail_20_Heading"><text:span text:style-name="T52">Field Detail</text:span></text:p>
        <text:p text:style-name="Detail_20_Heading"><text:bookmark text:name="r4"/><text:span text:style-name="T52">TRANSFORMING</text:span></text:p>
        <text:p text:style-name="P76"><text:span text:style-name="Code2"><text:span text:style-name="T53">public static final int TRANSFORMING</text:span></text:span><text:span text:style-name="Code2"><text:span text:style-name="T56"> = 1</text:span></text:span></text:p>
        <text:p text:style-name="P88"><text:span text:style-name="T50">The woven class is being transformed.</text:span></text:p>
        <text:p text:style-name="P88"><text:span text:style-name="T50">The woven class is in this state while </text:span><text:span text:style-name="Code2"><text:span text:style-name="T53">weaving hooks</text:span></text:span><text:span text:style-name="Default_20_Paragraph_20_Font"><text:span text:style-name="T50"> are being called. The woven class is mutable so the </text:span></text:span><text:a xlink:type="simple" xlink:href="file:///l%22r9"><text:span text:style-name="Internet_20_link"><text:span text:style-name="T63">class bytes</text:span></text:span></text:a><text:span text:style-name="Default_20_Paragraph_20_Font"><text:span text:style-name="T51"> may be </text:span></text:span><text:a xlink:type="simple" xlink:href="file:///l%22r10"><text:span text:style-name="Internet_20_link"><text:span text:style-name="T63">modified</text:span></text:span></text:a><text:span text:style-name="Default_20_Paragraph_20_Font"><text:span text:style-name="T51"> and </text:span></text:span><text:a xlink:type="simple" xlink:href="file:///l%22r11"><text:span text:style-name="Internet_20_link"><text:span text:style-name="T63">dynamic imports</text:span></text:span></text:a><text:span text:style-name="Default_20_Paragraph_20_Font"><text:span text:style-name="T51"> may be added. If a weaving hook throws an exception the state transitions to </text:span></text:span><text:a xlink:type="simple" xlink:href="file:///l%22r7"><text:span text:style-name="Internet_20_link"><text:span text:style-name="T63">TRANSFORMING_FAILED</text:span></text:span></text:a><text:span text:style-name="Default_20_Paragraph_20_Font"><text:span text:style-name="T51">. Otherwise, after the last weaving hook has been successfully called, the state transitions to </text:span></text:span><text:a xlink:type="simple" xlink:href="file:///l%22r5"><text:span text:style-name="Internet_20_link"><text:span text:style-name="T63">TRANSFORMED</text:span></text:span></text:a><text:span text:style-name="Default_20_Paragraph_20_Font"><text:span text:style-name="T51">.</text:span></text:span></text:p>
        <text:p text:style-name="P88"><text:span text:style-name="T50">Since:</text:span></text:p>
        <text:p text:style-name="P93"><text:span text:style-name="T50">1.1</text:span></text:p>
        <text:p text:style-name="P95"/>
        <text:p text:style-name="P96"><text:bookmark text:name="r5"/><text:span text:style-name="T52">TRANSFORMED</text:span></text:p>
        <text:p text:style-name="P76"><text:span text:style-name="Code2"><text:span text:style-name="T53">public static final int TRANSFORMED</text:span></text:span><text:span text:style-name="Code2"><text:span text:style-name="T56"> = 2</text:span></text:span></text:p>
        <text:p text:style-name="P88"><text:span text:style-name="T50">The woven class has been transformed.</text:span></text:p>
        <text:p text:style-name="P88"><text:span text:style-name="T50">The woven class is in this state after </text:span><text:span text:style-name="Code2"><text:span text:style-name="T53">weaving hooks</text:span></text:span><text:span text:style-name="Default_20_Paragraph_20_Font"><text:span text:style-name="T50"> have been called and before the class is defined. The woven class cannot be further transformed. The woven class is in this state while defining the class. If a failure occurs while defining the class, the state transitions to </text:span></text:span><text:a xlink:type="simple" xlink:href="file:///l%22r8"><text:span text:style-name="Internet_20_link"><text:span text:style-name="T63">DEFINE_FAILED</text:span></text:span></text:a><text:span text:style-name="Default_20_Paragraph_20_Font"><text:span text:style-name="T51">. Otherwise, after the class has been defined, the state transitions to </text:span></text:span><text:a xlink:type="simple" xlink:href="file:///l%22r6"><text:span text:style-name="Internet_20_link"><text:span text:style-name="T63">DEFINED</text:span></text:span></text:a><text:span text:style-name="Default_20_Paragraph_20_Font"><text:span text:style-name="T51">.</text:span></text:span></text:p>
        <text:p text:style-name="P88"><text:span text:style-name="T50">Since:</text:span></text:p>
        <text:p text:style-name="P93"><text:span text:style-name="T50">1.1</text:span></text:p>
        <text:p text:style-name="P95"/>
        <text:p text:style-name="P96"><text:bookmark text:name="r6"/><text:span text:style-name="T52">DEFINED</text:span></text:p>
        <text:p text:style-name="P76"><text:span text:style-name="Code2"><text:span text:style-name="T53">public static final int DEFINED</text:span></text:span><text:span text:style-name="Code2"><text:span text:style-name="T56"> = 4</text:span></text:span></text:p>
        <text:p text:style-name="P88"><text:span text:style-name="T50">The woven class has been defined.</text:span></text:p>
        <text:p text:style-name="P88"><text:span text:style-name="T50">The woven class is in this state after the class is defined. The woven class cannot be further transformed. This is a terminal state. Upon entering this state, this object is effectively immutable, the </text:span><text:a xlink:type="simple" xlink:href="file:///l%22r16"><text:span text:style-name="Internet_20_link"><text:span text:style-name="T63">bundle wiring</text:span></text:span></text:a><text:span text:style-name="Default_20_Paragraph_20_Font"><text:span text:style-name="T51"> has been updated with the </text:span></text:span><text:a xlink:type="simple" xlink:href="file:///l%22r11"><text:span text:style-name="Internet_20_link"><text:span text:style-name="T63">dynamic import requirements</text:span></text:span></text:a><text:span text:style-name="Default_20_Paragraph_20_Font"><text:span text:style-name="T51"> and the class has been </text:span></text:span><text:a xlink:type="simple" xlink:href="file:///l%22r15"><text:span text:style-name="Internet_20_link"><text:span text:style-name="T63">defined</text:span></text:span></text:a><text:span text:style-name="Default_20_Paragraph_20_Font"><text:span text:style-name="T51">.</text:span></text:span></text:p>
        <text:p text:style-name="P88"><text:span text:style-name="T50">Since:</text:span></text:p>
        <text:p text:style-name="P93"><text:span text:style-name="T50">1.1</text:span></text:p>
        <text:p text:style-name="P95"/>
        <text:p text:style-name="P96"><text:bookmark text:name="r7"/><text:span text:style-name="T52">TRANSFORMING_FAILED</text:span></text:p>
        <text:p text:style-name="P76"><text:span text:style-name="Code2"><text:span text:style-name="T53">public static final int TRANSFORMING_FAILED</text:span></text:span><text:span text:style-name="Code2"><text:span text:style-name="T56"> = 8</text:span></text:span></text:p>
        <text:p text:style-name="P88"><text:span text:style-name="T50">The woven class failed to transform.</text:span></text:p>
        <text:p text:style-name="P88"><text:span text:style-name="T50">The woven class is in this state if a </text:span><text:span text:style-name="Code2"><text:span text:style-name="T53">weaving hook</text:span></text:span><text:span text:style-name="Default_20_Paragraph_20_Font"><text:span text:style-name="T50"> threw an exception. The woven class cannot be further </text:span></text:span><text:soft-page-break/><text:span text:style-name="Default_20_Paragraph_20_Font"><text:span text:style-name="T50">transformed or defined. This is a terminal state. Upon entering this state, this object is effectively immutable.</text:span></text:span></text:p>
        <text:p text:style-name="P88"><text:span text:style-name="T50">Since:</text:span></text:p>
        <text:p text:style-name="P93"><text:span text:style-name="T50">1.1</text:span></text:p>
        <text:p text:style-name="P95"/>
        <text:p text:style-name="P96"><text:bookmark text:name="r8"/><text:span text:style-name="T52">DEFINE_FAILED</text:span></text:p>
        <text:p text:style-name="P76"><text:span text:style-name="Code2"><text:span text:style-name="T53">public static final int DEFINE_FAILED</text:span></text:span><text:span text:style-name="Code2"><text:span text:style-name="T56"> = 16</text:span></text:span></text:p>
        <text:p text:style-name="P88"><text:span text:style-name="T50">The woven class failed to define.</text:span></text:p>
        <text:p text:style-name="P88"><text:span text:style-name="T50">The woven class is in this state when a failure occurs while defining the class. The woven class cannot be further transformed or defined. This is a terminal state. Upon entering this state, this object is effectively immutable.</text:span></text:p>
        <text:p text:style-name="P88"><text:span text:style-name="T50">Since:</text:span></text:p>
        <text:p text:style-name="P93"><text:span text:style-name="T50">1.1</text:span></text:p>
        <text:p text:style-name="Detail_20_Heading"><text:span text:style-name="T52">Method Detail</text:span></text:p>
        <text:p text:style-name="Detail_20_Heading"><text:bookmark text:name="r9"/><text:span text:style-name="T52">getBytes</text:span></text:p>
        <text:p text:style-name="P76"><text:span text:style-name="Code2"><text:span text:style-name="T53">byte[] getBytes</text:span></text:span><text:span text:style-name="Code2"><text:span text:style-name="T56">()</text:span></text:span></text:p>
        <text:p text:style-name="P88"><text:span text:style-name="T50">Returns the class file bytes to be used to define the </text:span><text:a xlink:type="simple" xlink:href="file:///l%22r13"><text:span text:style-name="Internet_20_link"><text:span text:style-name="T63">named</text:span></text:span></text:a><text:span text:style-name="Default_20_Paragraph_20_Font"><text:span text:style-name="T51"> class.</text:span></text:span></text:p>
        <text:p text:style-name="P88"><text:span text:style-name="T50">While in the </text:span><text:a xlink:type="simple" xlink:href="file:///l%22r4"><text:span text:style-name="Internet_20_link"><text:span text:style-name="T63">TRANSFORMING</text:span></text:span></text:a><text:span text:style-name="Default_20_Paragraph_20_Font"><text:span text:style-name="T51"> state, this method returns a reference to the class files byte array contained in this object. After leaving the </text:span></text:span><text:a xlink:type="simple" xlink:href="file:///l%22r4"><text:span text:style-name="Internet_20_link"><text:span text:style-name="T63">TRANSFORMING</text:span></text:span></text:a><text:span text:style-name="Default_20_Paragraph_20_Font"><text:span text:style-name="T51"> state, this woven class can no longer be transformed and a copy of the class file byte array is returned.</text:span></text:span></text:p>
        <text:p text:style-name="P88"><text:span text:style-name="T50">Returns:</text:span></text:p>
        <text:p text:style-name="P93"><text:span text:style-name="T50">The bytes to be used to define the </text:span><text:a xlink:type="simple" xlink:href="file:///l%22r13"><text:span text:style-name="Internet_20_link"><text:span text:style-name="T63">named</text:span></text:span></text:a><text:span text:style-name="Default_20_Paragraph_20_Font"><text:span text:style-name="T51"> class.</text:span></text:span></text:p>
        <text:p text:style-name="P88"><text:span text:style-name="T50">Throws:</text:span></text:p>
        <text:p text:style-name="P93"><text:span text:style-name="Code2"><text:span text:style-name="T53">SecurityException</text:span></text:span><text:span text:style-name="Default_20_Paragraph_20_Font"><text:span text:style-name="T50"> - If the caller does not have </text:span></text:span><text:span text:style-name="Code2"><text:span text:style-name="T53">AdminPermission[bundle,WEAVE]</text:span></text:span><text:span text:style-name="Default_20_Paragraph_20_Font"><text:span text:style-name="T50"> and the Java runtime environment supports permissions.</text:span></text:span></text:p>
        <text:p text:style-name="P95"/>
        <text:p text:style-name="P96"><text:bookmark text:name="r10"/><text:span text:style-name="T52">setBytes</text:span></text:p>
        <text:p text:style-name="P76"><text:span text:style-name="Code2"><text:span text:style-name="T53">void setBytes</text:span></text:span><text:span text:style-name="Code2"><text:span text:style-name="T56">(byte[] newBytes)</text:span></text:span></text:p>
        <text:p text:style-name="P88"><text:span text:style-name="T50">Set the class file bytes to be used to define the </text:span><text:a xlink:type="simple" xlink:href="file:///l%22r13"><text:span text:style-name="Internet_20_link"><text:span text:style-name="T63">named</text:span></text:span></text:a><text:span text:style-name="Default_20_Paragraph_20_Font"><text:span text:style-name="T51"> class. This method must not be called outside invocations of the </text:span></text:span><text:span text:style-name="Code2"><text:span text:style-name="T55">weave</text:span></text:span><text:span text:style-name="Default_20_Paragraph_20_Font"><text:span text:style-name="T51"> method by the framework.</text:span></text:span></text:p>
        <text:p text:style-name="P88"><text:span text:style-name="T50">While in the </text:span><text:a xlink:type="simple" xlink:href="file:///l%22r4"><text:span text:style-name="Internet_20_link"><text:span text:style-name="T63">TRANSFORMING</text:span></text:span></text:a><text:span text:style-name="Default_20_Paragraph_20_Font"><text:span text:style-name="T51"> state, this method replaces the reference to the array contained in this object with the specified array. After leaving the </text:span></text:span><text:a xlink:type="simple" xlink:href="file:///l%22r4"><text:span text:style-name="Internet_20_link"><text:span text:style-name="T63">TRANSFORMING</text:span></text:span></text:a><text:span text:style-name="Default_20_Paragraph_20_Font"><text:span text:style-name="T51"> state, this woven class can no longer be transformed and this method will throw an </text:span></text:span><text:span text:style-name="Code2"><text:span text:style-name="T55">IllegalStateException</text:span></text:span><text:span text:style-name="Default_20_Paragraph_20_Font"><text:span text:style-name="T51">.</text:span></text:span></text:p>
        <text:p text:style-name="P88"><text:span text:style-name="T50">Parameters:</text:span></text:p>
        <text:p text:style-name="P93"><text:span text:style-name="Code2"><text:span text:style-name="T53">newBytes</text:span></text:span><text:span text:style-name="Default_20_Paragraph_20_Font"><text:span text:style-name="T50"> - The new classfile that will be used to define the </text:span></text:span><text:a xlink:type="simple" xlink:href="file:///l%22r13"><text:span text:style-name="Internet_20_link"><text:span text:style-name="T63">named</text:span></text:span></text:a><text:span text:style-name="Default_20_Paragraph_20_Font"><text:span text:style-name="T51"> class. The specified array is retained by this object and the caller must not modify the specified array.</text:span></text:span></text:p>
        <text:p text:style-name="P88"><text:span text:style-name="T50">Throws:</text:span></text:p>
        <text:p text:style-name="P93"><text:span text:style-name="Code2"><text:span text:style-name="T53">NullPointerException</text:span></text:span><text:span text:style-name="Default_20_Paragraph_20_Font"><text:span text:style-name="T50"> - If newBytes is </text:span></text:span><text:span text:style-name="Code2"><text:span text:style-name="T53">null</text:span></text:span><text:span text:style-name="Default_20_Paragraph_20_Font"><text:span text:style-name="T50">.</text:span></text:span></text:p>
        <text:p text:style-name="P93"><text:span text:style-name="Code2"><text:span text:style-name="T53">IllegalStateException</text:span></text:span><text:span text:style-name="Default_20_Paragraph_20_Font"><text:span text:style-name="T50"> - If state is </text:span></text:span><text:a xlink:type="simple" xlink:href="file:///l%22r5"><text:span text:style-name="Internet_20_link"><text:span text:style-name="T63">TRANSFORMED</text:span></text:span></text:a><text:span text:style-name="Default_20_Paragraph_20_Font"><text:span text:style-name="T51">, </text:span></text:span><text:a xlink:type="simple" xlink:href="file:///l%22r6"><text:span text:style-name="Internet_20_link"><text:span text:style-name="T63">DEFINED</text:span></text:span></text:a><text:span text:style-name="Default_20_Paragraph_20_Font"><text:span text:style-name="T51">, </text:span></text:span><text:a xlink:type="simple" xlink:href="file:///l%22r7"><text:span text:style-name="Internet_20_link"><text:span text:style-name="T63">TRANSFORMING_FAILED</text:span></text:span></text:a><text:span text:style-name="Default_20_Paragraph_20_Font"><text:span text:style-name="T51"> or </text:span></text:span><text:a xlink:type="simple" xlink:href="file:///l%22r8"><text:span text:style-name="Internet_20_link"><text:span text:style-name="T63">DEFINE_FAILED</text:span></text:span></text:a><text:span text:style-name="Default_20_Paragraph_20_Font"><text:span text:style-name="T51">.</text:span></text:span></text:p>
        <text:p text:style-name="P93"><text:span text:style-name="Code2"><text:span text:style-name="T53">SecurityException</text:span></text:span><text:span text:style-name="Default_20_Paragraph_20_Font"><text:span text:style-name="T50"> - If the caller does not have </text:span></text:span><text:span text:style-name="Code2"><text:span text:style-name="T53">AdminPermission[bundle,WEAVE]</text:span></text:span><text:span text:style-name="Default_20_Paragraph_20_Font"><text:span text:style-name="T50"> and the Java runtime environment supports permissions.</text:span></text:span></text:p>
        <text:p text:style-name="P95"/>
        <text:p text:style-name="P96"><text:bookmark text:name="r11"/><text:span text:style-name="T52">getDynamicImports</text:span></text:p>
        <text:p text:style-name="P76"><text:span text:style-name="Code2"><text:span text:style-name="T53">List&lt;String&gt; getDynamicImports</text:span></text:span><text:span text:style-name="Code2"><text:span text:style-name="T56">()</text:span></text:span></text:p>
        <text:p text:style-name="P88"><text:span text:style-name="T50">Returns the list of dynamic import package descriptions to add to the </text:span><text:a xlink:type="simple" xlink:href="file:///l%22r16"><text:span text:style-name="Internet_20_link"><text:span text:style-name="T63">bundle wiring</text:span></text:span></text:a><text:span text:style-name="Default_20_Paragraph_20_Font"><text:span text:style-name="T51"> for this woven class. Changes made to the returned list will be visible to later </text:span></text:span><text:span text:style-name="Code2"><text:span text:style-name="T55">weaving hooks</text:span></text:span><text:span text:style-name="Default_20_Paragraph_20_Font"><text:span text:style-name="T51"> called with this object. The returned list must not be modified outside invocations of the </text:span></text:span><text:span text:style-name="Code2"><text:span text:style-name="T55">weave</text:span></text:span><text:span text:style-name="Default_20_Paragraph_20_Font"><text:span text:style-name="T51"> method by the framework.</text:span></text:span></text:p>
        <text:p text:style-name="P88"><text:span text:style-name="T50">After leaving the </text:span><text:a xlink:type="simple" xlink:href="file:///l%22r4"><text:span text:style-name="Internet_20_link"><text:span text:style-name="T63">TRANSFORMING</text:span></text:span></text:a><text:span text:style-name="Default_20_Paragraph_20_Font"><text:span text:style-name="T51"> state, this woven class can no longer be transformed and the returned list will be unmodifiable.</text:span></text:span></text:p>
        <text:p text:style-name="P88"><text:span text:style-name="T50">If the Java runtime environment supports permissions, the caller must have </text:span><text:span text:style-name="Code2"><text:span text:style-name="T53">AdminPermission[bundle,WEAVE]</text:span></text:span><text:span text:style-name="Default_20_Paragraph_20_Font"><text:span text:style-name="T50"> and </text:span></text:span><text:span text:style-name="Code2"><text:span text:style-name="T53">PackagePermission[package,IMPORT]</text:span></text:span><text:span text:style-name="Default_20_Paragraph_20_Font"><text:span text:style-name="T50"> to modify the returned list.</text:span></text:span></text:p>
        <text:p text:style-name="P88"><text:span text:style-name="T50">Returns:</text:span></text:p>
        <text:p text:style-name="P93"><text:span text:style-name="T50">A list containing zero or more dynamic import package descriptions to add to the bundle wiring for this woven class. This list must throw </text:span><text:span text:style-name="Code2"><text:span text:style-name="T53">IllegalArgumentException</text:span></text:span><text:span text:style-name="Default_20_Paragraph_20_Font"><text:span text:style-name="T50"> if a malformed dynamic import package description is added.</text:span></text:span></text:p>
        <text:p text:style-name="P88"><text:span text:style-name="T50">See Also:</text:span></text:p>
        <text:p text:style-name="P93"><text:span text:style-name="T50">"Core Specification, Dynamic Import Package, for the syntax of a dynamic import package description."</text:span></text:p>
        <text:p text:style-name="P95"/>
        <text:p text:style-name="P96"><text:bookmark text:name="r12"/><text:span text:style-name="T52">isWeavingComplete</text:span></text:p>
        <text:p text:style-name="P76"><text:span text:style-name="Code2"><text:span text:style-name="T53">boolean isWeavingComplete</text:span></text:span><text:span text:style-name="Code2"><text:span text:style-name="T56">()</text:span></text:span></text:p>
        <text:p text:style-name="P88"><text:span text:style-name="T50">Returns whether weaving is complete in this woven class. Weaving is complete after the class is defined.</text:span></text:p>
        <text:p text:style-name="P88"><text:span text:style-name="T50">Returns:</text:span></text:p>
        <text:p text:style-name="P93"><text:span text:style-name="Code2"><text:span text:style-name="T53">true</text:span></text:span><text:span text:style-name="Default_20_Paragraph_20_Font"><text:span text:style-name="T50"> if </text:span></text:span><text:a xlink:type="simple" xlink:href="file:///l%22r17"><text:span text:style-name="Internet_20_link"><text:span text:style-name="T63">state</text:span></text:span></text:a><text:span text:style-name="Default_20_Paragraph_20_Font"><text:span text:style-name="T51"> is </text:span></text:span><text:a xlink:type="simple" xlink:href="file:///l%22r6"><text:span text:style-name="Internet_20_link"><text:span text:style-name="T63">DEFINED</text:span></text:span></text:a><text:span text:style-name="Default_20_Paragraph_20_Font"><text:span text:style-name="T51">, </text:span></text:span><text:a xlink:type="simple" xlink:href="file:///l%22r7"><text:span text:style-name="Internet_20_link"><text:span text:style-name="T63">TRANSFORMING_FAILED</text:span></text:span></text:a><text:span text:style-name="Default_20_Paragraph_20_Font"><text:span text:style-name="T51"> or </text:span></text:span><text:a xlink:type="simple" xlink:href="file:///l%22r8"><text:span text:style-name="Internet_20_link"><text:span text:style-name="T63">DEFINE_FAILED</text:span></text:span></text:a><text:span text:style-name="Default_20_Paragraph_20_Font"><text:span text:style-name="T51">; </text:span></text:span><text:span text:style-name="Code2"><text:span text:style-name="T55">false</text:span></text:span><text:span text:style-name="Default_20_Paragraph_20_Font"><text:span text:style-name="T51"> otherwise.</text:span></text:span></text:p>
        <text:p text:style-name="P95"><text:soft-page-break/></text:p>
        <text:p text:style-name="P96"><text:bookmark text:name="r13"/><text:span text:style-name="T52">getClassName</text:span></text:p>
        <text:p text:style-name="P76"><text:span text:style-name="Code2"><text:span text:style-name="T53">String getClassName</text:span></text:span><text:span text:style-name="Code2"><text:span text:style-name="T56">()</text:span></text:span></text:p>
        <text:p text:style-name="P88"><text:span text:style-name="T50">Returns the fully qualified name of the class being woven.</text:span></text:p>
        <text:p text:style-name="P88"><text:span text:style-name="T50">Returns:</text:span></text:p>
        <text:p text:style-name="P93"><text:span text:style-name="T50">The fully qualified name of the class being woven.</text:span></text:p>
        <text:p text:style-name="P95"/>
        <text:p text:style-name="P96"><text:bookmark text:name="r14"/><text:span text:style-name="T52">getProtectionDomain</text:span></text:p>
        <text:p text:style-name="P76"><text:span text:style-name="Code2"><text:span text:style-name="T53">ProtectionDomain getProtectionDomain</text:span></text:span><text:span text:style-name="Code2"><text:span text:style-name="T56">()</text:span></text:span></text:p>
        <text:p text:style-name="P88"><text:span text:style-name="T50">Returns the protection domain to which the woven class will be assigned when it is defined.</text:span></text:p>
        <text:p text:style-name="P88"><text:span text:style-name="T50">Returns:</text:span></text:p>
        <text:p text:style-name="P93"><text:span text:style-name="T50">The protection domain to which the woven class will be assigned when it is defined, or </text:span><text:span text:style-name="Code2"><text:span text:style-name="T53">null</text:span></text:span><text:span text:style-name="Default_20_Paragraph_20_Font"><text:span text:style-name="T50"> if no protection domain will be assigned.</text:span></text:span></text:p>
        <text:p text:style-name="P95"/>
        <text:p text:style-name="P96"><text:bookmark text:name="r15"/><text:span text:style-name="T52">getDefinedClass</text:span></text:p>
        <text:p text:style-name="P76"><text:span text:style-name="Code2"><text:span text:style-name="T53">Class&lt;?&gt; getDefinedClass</text:span></text:span><text:span text:style-name="Code2"><text:span text:style-name="T56">()</text:span></text:span></text:p>
        <text:p text:style-name="P88"><text:span text:style-name="T50">Returns the class defined by this woven class. During weaving, this method will return </text:span><text:span text:style-name="Code2"><text:span text:style-name="T53">null</text:span></text:span><text:span text:style-name="Default_20_Paragraph_20_Font"><text:span text:style-name="T50">. Once weaving is </text:span></text:span><text:a xlink:type="simple" xlink:href="file:///l%22r12"><text:span text:style-name="Internet_20_link"><text:span text:style-name="T63">complete</text:span></text:span></text:a><text:span text:style-name="Default_20_Paragraph_20_Font"><text:span text:style-name="T51">, this method will return the class object if this woven class was used to define the class.</text:span></text:span></text:p>
        <text:p text:style-name="P88"><text:span text:style-name="T50">Returns:</text:span></text:p>
        <text:p text:style-name="P93"><text:span text:style-name="T50">The class associated with this woven class, or </text:span><text:span text:style-name="Code2"><text:span text:style-name="T53">null</text:span></text:span><text:span text:style-name="Default_20_Paragraph_20_Font"><text:span text:style-name="T50"> if weaving is not complete, the class definition failed or this woven class was not used to define the class.</text:span></text:span></text:p>
        <text:p text:style-name="P95"/>
        <text:p text:style-name="P96"><text:bookmark text:name="r16"/><text:span text:style-name="T52">getBundleWiring</text:span></text:p>
        <text:p text:style-name="P76"><text:span text:style-name="Code2"><text:span text:style-name="T53">org.osgi.framework.wiring.BundleWiring getBundleWiring</text:span></text:span><text:span text:style-name="Code2"><text:span text:style-name="T56">()</text:span></text:span></text:p>
        <text:p text:style-name="P88"><text:span text:style-name="T50">Returns the bundle wiring whose class loader will define the woven class.</text:span></text:p>
        <text:p text:style-name="P88"><text:span text:style-name="T50">Returns:</text:span></text:p>
        <text:p text:style-name="P93"><text:span text:style-name="T50">The bundle wiring whose class loader will define the woven class.</text:span></text:p>
        <text:p text:style-name="P95"/>
        <text:p text:style-name="P96"><text:bookmark text:name="r17"/><text:span text:style-name="T52">getState</text:span></text:p>
        <text:p text:style-name="P76"><text:span text:style-name="Code2"><text:span text:style-name="T53">int getState</text:span></text:span><text:span text:style-name="Code2"><text:span text:style-name="T56">()</text:span></text:span></text:p>
        <text:p text:style-name="P88"><text:span text:style-name="T50">Returns the current state of this woven class.</text:span></text:p>
        <text:p text:style-name="P88"><text:span text:style-name="T50">A woven class can be in only one state at any time.</text:span></text:p>
        <text:p text:style-name="P88"><text:span text:style-name="T50">Returns:</text:span></text:p>
        <text:p text:style-name="P93"><text:span text:style-name="T50">Either </text:span><text:a xlink:type="simple" xlink:href="file:///l%22r4"><text:span text:style-name="Internet_20_link"><text:span text:style-name="T63">TRANSFORMING</text:span></text:span></text:a><text:span text:style-name="Default_20_Paragraph_20_Font"><text:span text:style-name="T51">, </text:span></text:span><text:a xlink:type="simple" xlink:href="file:///l%22r5"><text:span text:style-name="Internet_20_link"><text:span text:style-name="T63">TRANSFORMED</text:span></text:span></text:a><text:span text:style-name="Default_20_Paragraph_20_Font"><text:span text:style-name="T51">, </text:span></text:span><text:a xlink:type="simple" xlink:href="file:///l%22r6"><text:span text:style-name="Internet_20_link"><text:span text:style-name="T63">DEFINED</text:span></text:span></text:a><text:span text:style-name="Default_20_Paragraph_20_Font"><text:span text:style-name="T51">, </text:span></text:span><text:a xlink:type="simple" xlink:href="file:///l%22r7"><text:span text:style-name="Internet_20_link"><text:span text:style-name="T63">TRANSFORMING_FAILED</text:span></text:span></text:a><text:span text:style-name="Default_20_Paragraph_20_Font"><text:span text:style-name="T51"> or </text:span></text:span><text:a xlink:type="simple" xlink:href="file:///l%22r8"><text:span text:style-name="Internet_20_link"><text:span text:style-name="T63">DEFINE_FAILED</text:span></text:span></text:a><text:span text:style-name="Default_20_Paragraph_20_Font"><text:span text:style-name="T51">.</text:span></text:span></text:p>
        <text:p text:style-name="P88"><text:span text:style-name="T50">Since:</text:span></text:p>
        <text:p text:style-name="P93"><text:span text:style-name="T50">1.1</text:span></text:p>
        <text:p text:style-name="P94"><text:bookmark text:name="r20"/><text:span text:style-name="T52">Interface WovenClassListener</text:span></text:p>
        <text:p text:style-name="Standard"><text:a xlink:type="simple" xlink:href="file:///l%22r3"><text:span text:style-name="Internet_20_link"><text:span text:style-name="T61">org.osgi.framework.hooks.weaving</text:span></text:span></text:a></text:p>
        <text:p text:style-name="P74"/>
        <text:p text:style-name="P76"><text:span text:style-name="Code2"><text:span text:style-name="T53">public interface WovenClassListener</text:span></text:span></text:p>
        <text:p text:style-name="Standard"><text:span text:style-name="T50">OSGi Framework Woven Class Listener Service.</text:span></text:p>
        <text:p text:style-name="Standard"><text:span text:style-name="T50">Bundles registering this service will receive notifications whenever a </text:span><text:a xlink:type="simple" xlink:href="file:///l%22r18"><text:span text:style-name="Internet_20_link"><text:span text:style-name="T63">woven class</text:span></text:span></text:a><text:span text:style-name="Default_20_Paragraph_20_Font"><text:span text:style-name="T51"> completes a </text:span></text:span><text:a xlink:type="simple" xlink:href="file:///l%22r17"><text:span text:style-name="Internet_20_link"><text:span text:style-name="T63">state</text:span></text:span></text:a><text:span text:style-name="Default_20_Paragraph_20_Font"><text:span text:style-name="T51"> transition. Implementers will therefore be unable to modify the woven class in contrast with </text:span></text:span><text:span text:style-name="Code2"><text:span text:style-name="T55">weaving hooks</text:span></text:span><text:span text:style-name="Default_20_Paragraph_20_Font"><text:span text:style-name="T51">.</text:span></text:span></text:p>
        <text:p text:style-name="Standard"><text:span text:style-name="T50">Receiving a woven class in the </text:span><text:a xlink:type="simple" xlink:href="file:///l%22r5"><text:span text:style-name="Internet_20_link"><text:span text:style-name="T63">TRANSFORMED</text:span></text:span></text:a><text:span text:style-name="Default_20_Paragraph_20_Font"><text:span text:style-name="T51"> state allows listeners to observe the modified </text:span></text:span><text:a xlink:type="simple" xlink:href="file:///l%22r9"><text:span text:style-name="Internet_20_link"><text:span text:style-name="T63">byte codes</text:span></text:span></text:a><text:span text:style-name="Default_20_Paragraph_20_Font"><text:span text:style-name="T51"> before the class has been </text:span></text:span><text:a xlink:type="simple" xlink:href="file:///l%22r6"><text:span text:style-name="Internet_20_link"><text:span text:style-name="T63">DEFINED</text:span></text:span></text:a><text:span text:style-name="Default_20_Paragraph_20_Font"><text:span text:style-name="T51"> as well as the additional </text:span></text:span><text:a xlink:type="simple" xlink:href="file:///l%22r11"><text:span text:style-name="Internet_20_link"><text:span text:style-name="T63">dynamic imports</text:span></text:span></text:a><text:span text:style-name="Default_20_Paragraph_20_Font"><text:span text:style-name="T51"> before the </text:span></text:span><text:a xlink:type="simple" xlink:href="file:///l%22r16"><text:span text:style-name="Internet_20_link"><text:span text:style-name="T63">bundle wiring</text:span></text:span></text:a><text:span text:style-name="Default_20_Paragraph_20_Font"><text:span text:style-name="T51"> has been updated.</text:span></text:span></text:p>
        <text:p text:style-name="Standard"><text:span text:style-name="T50">Woven class listeners are synchronously </text:span><text:a xlink:type="simple" xlink:href="file:///l%22r19"><text:span text:style-name="Internet_20_link"><text:span text:style-name="T63">called</text:span></text:span></text:a><text:span text:style-name="Default_20_Paragraph_20_Font"><text:span text:style-name="T51"> when a woven class completes a state transition. The woven class processing will not proceed until all woven class listeners are done.</text:span></text:span></text:p>
        <text:p text:style-name="Standard"><text:span text:style-name="T50">If the Java runtime environment supports permissions, the caller must have </text:span><text:span text:style-name="Code2"><text:span text:style-name="T53">ServicePermission[WovenClassListener,REGISTER]</text:span></text:span><text:span text:style-name="Default_20_Paragraph_20_Font"><text:span text:style-name="T50"> in order to register a listener.</text:span></text:span></text:p>
        <text:p text:style-name="Standard"><text:span text:style-name="T50">Since:</text:span></text:p>
        <text:p text:style-name="P88"><text:span text:style-name="T50">1.1</text:span></text:p>
        <text:p text:style-name="Standard"><text:span text:style-name="T50">Version:</text:span></text:p>
        <text:p text:style-name="P88"><text:span text:style-name="T50">$Id$</text:span></text:p>
        <text:p text:style-name="Standard"><text:span text:style-name="T50">ThreadSafe</text:span></text:p>
        <text:p text:style-name="P73"/>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72"><text:span text:style-name="Summary_20_Heading_20_Font2"><text:span text:style-name="T49">Method Summary</text:span></text:span></text:p>
            </table:table-cell>
            <table:covered-table-cell/>
            <table:table-cell table:style-name="Table7.A1" office:value-type="string">
              <text:p text:style-name="P97"><text:span text:style-name="Page_20_Reference_20_Font"><text:span text:style-name="T48">Page</text:span></text:span></text:p>
            </table:table-cell>
          </table:table-row>
          <table:table-row table:style-name="Table7.1">
            <table:table-cell table:style-name="Table7.A2" office:value-type="string">
              <text:p text:style-name="P77"><text:span text:style-name="Code_20_Small1"><text:span text:style-name="T57">void</text:span></text:span></text:p>
            </table:table-cell>
            <table:table-cell table:style-name="Table7.B2" office:value-type="string">
              <text:p text:style-name="P72"><text:a xlink:type="simple" xlink:href="file:///l%22r19"><text:span text:style-name="Internet_20_link"><text:span text:style-name="T62">modified</text:span></text:span></text:a><text:span text:style-name="Code2"><text:span text:style-name="T54">(</text:span></text:span><text:a xlink:type="simple" xlink:href="file:///l%22r18"><text:span text:style-name="Internet_20_link"><text:span text:style-name="T64">WovenClass</text:span></text:span></text:a><text:span text:style-name="Code2"><text:span text:style-name="T54"> wovenClass)</text:span></text:span></text:p>
              <text:p text:style-name="P91"><text:span text:style-name="T50">Receives notification that a </text:span><text:a xlink:type="simple" xlink:href="file:///l%22r18"><text:span text:style-name="Internet_20_link"><text:span text:style-name="T63">woven class</text:span></text:span></text:a><text:span text:style-name="Default_20_Paragraph_20_Font"><text:span text:style-name="T51"> has completed a state transition.</text:span></text:span></text:p>
            </table:table-cell>
            <table:table-cell table:style-name="Table7.C2" office:value-type="string">
              <text:p text:style-name="P92"><text:bookmark-ref text:reference-format="page" text:ref-name="">Error: Reference source not found</text:bookmark-ref></text:p>
            </table:table-cell>
          </table:table-row>
        </table:table>
        <text:p text:style-name="Detail_20_Heading"><text:span text:style-name="T52">Method Detail</text:span></text:p>
        <text:p text:style-name="Detail_20_Heading"><text:bookmark text:name="r19"/><text:span text:style-name="T52">modified</text:span></text:p>
        <text:p text:style-name="P76"><text:span text:style-name="Code2"><text:span text:style-name="T53">void modified</text:span></text:span><text:span text:style-name="Code2"><text:span text:style-name="T56">(</text:span></text:span><text:a xlink:type="simple" xlink:href="file:///l%22r18"><text:span text:style-name="Internet_20_link"><text:span text:style-name="T64">WovenClass</text:span></text:span></text:a><text:span text:style-name="Code2"><text:span text:style-name="T54"> wovenClass)</text:span></text:span></text:p>
        <text:p text:style-name="P88"><text:span text:style-name="T50">Receives notification that a </text:span><text:a xlink:type="simple" xlink:href="file:///l%22r18"><text:span text:style-name="Internet_20_link"><text:span text:style-name="T63">woven class</text:span></text:span></text:a><text:span text:style-name="Default_20_Paragraph_20_Font"><text:span text:style-name="T51"> has completed a state transition.</text:span></text:span></text:p>
        <text:p text:style-name="P88"><text:span text:style-name="T50">The listener will be notified when a woven class has entered the </text:span><text:a xlink:type="simple" xlink:href="file:///l%22r5"><text:span text:style-name="Internet_20_link"><text:span text:style-name="T63">TRANSFORMED</text:span></text:span></text:a><text:span text:style-name="Default_20_Paragraph_20_Font"><text:span text:style-name="T51">, </text:span></text:span><text:a xlink:type="simple" xlink:href="file:///l%22r6"><text:span text:style-name="Internet_20_link"><text:span text:style-name="T63">DEFINED</text:span></text:span></text:a><text:span text:style-name="Default_20_Paragraph_20_Font"><text:span text:style-name="T51">, </text:span></text:span><text:a xlink:type="simple" xlink:href="file:///l%22r7"><text:span text:style-name="Internet_20_link"><text:span text:style-name="T63">TRANSFORMING_FAILED</text:span></text:span></text:a><text:span text:style-name="Default_20_Paragraph_20_Font"><text:span text:style-name="T51"> and </text:span></text:span><text:a xlink:type="simple" xlink:href="file:///l%22r8"><text:span text:style-name="Internet_20_link"><text:span text:style-name="T63">DEFINE_FAILED</text:span></text:span></text:a><text:span text:style-name="Default_20_Paragraph_20_Font"><text:span text:style-name="T51"> states.</text:span></text:span></text:p>
        <text:p text:style-name="P88"><text:span text:style-name="T50">If this method throws any exception, the Framework must log the exception but otherwise ignore it.</text:span></text:p>
        <text:p text:style-name="P88"><text:span text:style-name="T50">Parameters:</text:span></text:p>
        <text:p text:style-name="P93"><text:span text:style-name="Code2"><text:span text:style-name="T53">wovenClass</text:span></text:span><text:span text:style-name="Default_20_Paragraph_20_Font"><text:span text:style-name="T50"> - The woven class that completed a state transition.</text:span></text:span></text:p>
        <text:section text:style-name="Sect2" text:name="TextSection">
          <text:p text:style-name="P100"><text:span text:style-name="T66">Java API documentation generated with </text:span><text:a xlink:type="simple" xlink:href="http://www.filigris.com/products/docflex_javadoc/#docflex-doclet"><text:span text:style-name="Internet_20_link"><text:span text:style-name="T65">DocFlex/Doclet</text:span></text:span></text:a><text:span text:style-name="Default_20_Paragraph_20_Font"><text:span text:style-name="T67"> v1.5.6</text:span></text:span></text:p>
          <text:p text:style-name="Standard"><text:span text:style-name="T66">DocFlex/Doclet is both a multi-format Javadoc doclet and a free edition of </text:span><text:a xlink:type="simple" xlink:href="http://www.filigris.com/products/docflex_javadoc/"><text:span text:style-name="Internet_20_link"><text:span text:style-name="T65">DocFlex/Javadoc</text:span></text:span></text:a><text:span text:style-name="Default_20_Paragraph_20_Font"><text:span text:style-name="T67">. If you need to customize your Javadoc without writing a full-blown doclet from scratch, DocFlex/Javadoc may be the only tool able to help you! Find out more at </text:span></text:span><text:a xlink:type="simple" xlink:href="http://www.docflex.com/"><text:span text:style-name="Internet_20_link"><text:span text:style-name="T65">www.docflex.com</text:span></text:span></text:a></text:p>
        </text:section>
      </text:section>
      <text:p text:style-name="P20"/>
      <text:h text:style-name="Heading_20_1" text:outline-level="1">Document Support</text:h>
      <text:h text:style-name="Heading_20_2" text:outline-level="2">References</text:h>
      <text:list xml:id="list419771799535725653" text:style-name="WW8Num3">
        <text:list-item>
          <text:p text:style-name="P124"><text:bookmark-start text:name="__RefNumPara__1820_1035911970"/>OSGi Enterprise, Release 5, March 2012<text:bookmark-end text:name="__RefNumPara__1820_1035911970"/></text:p>
        </text:list-item>
        <text:list-item>
          <text:p text:style-name="P125"><text:bookmark-start text:name="__RefNumPara__1774_1035911970"/>OSGi Core, Release 5, March 2012<text:bookmark-end text:name="__RefNumPara__1774_1035911970"/></text:p>
        </text:list-item>
        <text:list-item>
          <text:p text:style-name="Definition_20_Term"><text:bookmark-start text:name="_Ref493020620"/><text:soft-page-break/>Bradner, S., Key words for use in RFCs to Indicate Requirement Levels, RFC2119, March 1997.<text:bookmark-end text:name="_Ref493020620"/></text:p>
        </text:list-item>
        <text:list-item>
          <text:p text:style-name="P123">Software Requirements &amp; Specifications. Michael Jackson. ISBN 0-201-87712-0</text:p>
        </text:list-item>
      </text:list>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56">Name</text:p>
          </table:table-cell>
          <table:table-cell table:style-name="Table2.B1" office:value-type="string">
            <text:p text:style-name="P57">John Ross</text:p>
          </table:table-cell>
        </table:table-row>
        <table:table-row table:style-name="Table2.1">
          <table:table-cell table:style-name="Table2.A1" office:value-type="string">
            <text:p text:style-name="P56">Company</text:p>
          </table:table-cell>
          <table:table-cell table:style-name="Table2.B1" office:value-type="string">
            <text:p text:style-name="P57">IBM</text:p>
          </table:table-cell>
        </table:table-row>
        <table:table-row table:style-name="Table2.1">
          <table:table-cell table:style-name="Table2.A1" office:value-type="string">
            <text:p text:style-name="P56">Address</text:p>
          </table:table-cell>
          <table:table-cell table:style-name="Table2.B1" office:value-type="string">
            <text:p text:style-name="P57">11501 Burnet Road, Building 903, Office 4C-002, Austin, TX 78758</text:p>
          </table:table-cell>
        </table:table-row>
        <table:table-row table:style-name="Table2.1">
          <table:table-cell table:style-name="Table2.A1" office:value-type="string">
            <text:p text:style-name="P56">Voice</text:p>
          </table:table-cell>
          <table:table-cell table:style-name="Table2.B1" office:value-type="string">
            <text:p text:style-name="P57">+1 512 973 2216</text:p>
          </table:table-cell>
        </table:table-row>
        <table:table-row table:style-name="Table2.1">
          <table:table-cell table:style-name="Table2.A1" office:value-type="string">
            <text:p text:style-name="P30">e-mail</text:p>
          </table:table-cell>
          <table:table-cell table:style-name="Table2.B1" office:value-type="string">
            <text:p text:style-name="P55">jwross@us.ibm.com</text:p>
          </table:table-cell>
        </table:table-row>
      </table:table>
      <text:p text:style-name="Body"/>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EAAAAA+ArialMT" svg:font-family="EAAAAA+ArialMT"/>
    <style:font-face style:name="OpenSymbol" svg:font-family="OpenSymbol"/>
    <style:font-face style:name="Tahoma2" svg:font-family="Tahoma"/>
    <style:font-face style:name="Courier New" svg:font-family="'Courier New'" style:font-family-generic="modern"/>
    <style:font-face style:name="Arial2" svg:font-family="Arial" style:font-family-generic="roman"/>
    <style:font-face style:name="Courier New1" svg:font-family="'Courier New'" style:font-family-generic="roman"/>
    <style:font-face style:name="Verdana" svg:font-family="Verdana" style:font-family-generic="roman"/>
    <style:font-face style:name="Arial1" svg:font-family="Arial" style:font-family-generic="swiss"/>
    <style:font-face style:name="DMonospace" svg:font-family="DMonospace" style:font-family-generic="swiss"/>
    <style:font-face style:name="DPMBNB+ProductusOSGiMonoc" svg:font-family="DPMBNB+ProductusOSGiMonoc" style:font-family-generic="swiss"/>
    <style:font-face style:name="Courier New2"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Default_20_Text" style:next-style-name="Text_20_Body_20_Single" style:class="text">
      <style:paragraph-properties fo:margin-top="0.1665in" fo:margin-bottom="0.0835in" style:contextual-spacing="false"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Text_20_Body_20_Single" style:display-name="Text Body Single" style:family="paragraph" style:parent-style-name="Default_20_Text" style:class="text">
      <style:paragraph-properties fo:margin-top="0in" fo:margin-bottom="0.0835in" style:contextual-spacing="false"/>
    </style:style>
    <style:style style:name="List" style:family="paragraph" style:parent-style-name="Text_20_Body_20_Single" style:class="list">
      <style:text-properties style:font-name-complex="Tahoma2"/>
    </style:style>
    <style:style style:name="Caption" style:family="paragraph" style:parent-style-name="Default_20_Text" style:class="extra">
      <style:paragraph-properties fo:margin-top="0.0835in" fo:margin-bottom="0.0835in"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Default_20_Text" style:class="index">
      <style:paragraph-properties text:number-lines="false" text:line-number="0"/>
      <style:text-properties style:font-name-complex="Tahoma2"/>
    </style:style>
    <style:style style:name="Heading_20_1" style:display-name="Heading 1" style:family="paragraph" style:parent-style-name="Default_20_Text" style:next-style-name="Body" style:default-outline-level="1" style:class="text">
      <style:paragraph-properties fo:margin-left="0in" fo:margin-right="0in" fo:margin-top="0.6665in" fo:margin-bottom="0.111in" style: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style: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style: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style: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Default_20_Text" style:next-style-name="Default_20_Text" style:class="text">
      <style:paragraph-properties>
        <style:tab-stops>
          <style:tab-stop style:position="0.7in"/>
        </style:tab-stops>
      </style:paragraph-properties>
    </style:style>
    <style:style style:name="Heading_20_6" style:display-name="Heading 6" style:family="paragraph" style:parent-style-name="Default_20_Text" style:next-style-name="Default_20_Text" style:class="text">
      <style:paragraph-properties>
        <style:tab-stops>
          <style:tab-stop style:position="0.8in"/>
        </style:tab-stops>
      </style:paragraph-properties>
    </style:style>
    <style:style style:name="Heading_20_7" style:display-name="Heading 7" style:family="paragraph" style:parent-style-name="Default_20_Text" style:next-style-name="Default_20_Text" style:class="text">
      <style:paragraph-properties>
        <style:tab-stops>
          <style:tab-stop style:position="0.9in"/>
        </style:tab-stops>
      </style:paragraph-properties>
    </style:style>
    <style:style style:name="Heading_20_8" style:display-name="Heading 8" style:family="paragraph" style:parent-style-name="Default_20_Text" style:next-style-name="Default_20_Text" style:class="text">
      <style:paragraph-properties>
        <style:tab-stops>
          <style:tab-stop style:position="1in"/>
        </style:tab-stops>
      </style:paragraph-properties>
    </style:style>
    <style:style style:name="Heading_20_9" style:display-name="Heading 9" style:family="paragraph" style:parent-style-name="Default_20_Text" style:next-style-name="Default_20_Text" style:class="text">
      <style:paragraph-properties>
        <style:tab-stops>
          <style:tab-stop style:position="1.1in"/>
        </style:tab-stops>
      </style:paragraph-properties>
    </style:style>
    <style:style style:name="Body" style:family="paragraph" style:parent-style-name="Default_20_Text">
      <style:paragraph-properties fo:margin-top="0.0835in" fo:margin-bottom="0.0835in" style:contextual-spacing="false" fo:text-align="justify" style:justify-single-word="false">
        <style:tab-stops>
          <style:tab-stop style:position="3.9374in"/>
        </style:tab-stops>
      </style:paragraph-properties>
      <style:text-properties fo:color="#000000" style:font-name="Arial"/>
    </style:style>
    <style:style style:name="Header" style:family="paragraph" style:parent-style-name="Default_20_Text" style:class="extra">
      <style:paragraph-properties>
        <style:tab-stops>
          <style:tab-stop style:position="3.5in" style:type="center"/>
          <style:tab-stop style:position="7.15in" style:type="right"/>
        </style:tab-stops>
      </style:paragraph-properties>
    </style:style>
    <style:style style:name="Footer" style:family="paragraph" style:parent-style-name="Default_20_Text"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Default_20_Text">
      <style:paragraph-properties fo:margin-left="0.5126in" fo:margin-right="0in" fo:margin-top="0.0835in" fo:margin-bottom="0in" style: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Default_20_Text" style:class="index">
      <style:paragraph-properties fo:margin-left="0.5in" fo:margin-right="0in" fo:margin-top="0.1665in" fo:margin-bottom="0in" style:contextual-spacing="false"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Default_20_Text">
      <style:paragraph-properties fo:margin-left="0.9854in" fo:margin-right="0in" fo:margin-top="0.028in" fo:margin-bottom="0in" style: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Default_20_Text" style:class="index">
      <style:paragraph-properties fo:margin-left="0.8in" fo:margin-right="0in" fo:margin-top="0in" fo:margin-bottom="0in" style:contextual-spacing="false"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Default_20_Text">
      <style:paragraph-properties fo:margin-left="1.5752in" fo:margin-right="0in" fo:margin-top="0in" fo:margin-bottom="0.0555in" style: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Default_20_Text" style:class="index">
      <style:paragraph-properties fo:margin-left="1.1in" fo:margin-right="0in" fo:margin-top="0in" fo:margin-bottom="0in" style: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Default_20_Text">
      <style:paragraph-properties fo:margin-top="0.4307in" fo:margin-bottom="0in" style: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Default_20_Text">
      <style:paragraph-properties fo:margin-left="2.2457in" fo:margin-right="0in" fo:margin-top="0in" fo:margin-bottom="0in" style: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Default_20_Text" style:class="index">
      <style:paragraph-properties fo:margin-left="2.2445in" fo:margin-right="0in" fo:margin-top="0in" fo:margin-bottom="0in" style: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Default_20_Text" style:next-style-name="Default_20_Text" style:class="index">
      <style:paragraph-properties fo:margin-left="0.5555in" fo:margin-right="0in" fo:margin-top="0in" fo:margin-bottom="0in" style:contextual-spacing="false" fo:text-indent="0in" style:auto-text-indent="false"/>
      <style:text-properties style:font-name="Times New Roman" fo:font-size="9pt" style:font-size-asian="9pt"/>
    </style:style>
    <style:style style:name="Contents_20_6" style:display-name="Contents 6" style:family="paragraph" style:parent-style-name="Default_20_Text" style:next-style-name="Default_20_Text" style:class="index">
      <style:paragraph-properties fo:margin-left="0.6945in" fo:margin-right="0in" fo:margin-top="0in" fo:margin-bottom="0in" style:contextual-spacing="false" fo:text-indent="0in" style:auto-text-indent="false"/>
      <style:text-properties style:font-name="Times New Roman" fo:font-size="9pt" style:font-size-asian="9pt"/>
    </style:style>
    <style:style style:name="Contents_20_7" style:display-name="Contents 7" style:family="paragraph" style:parent-style-name="Default_20_Text" style:next-style-name="Default_20_Text" style:class="index">
      <style:paragraph-properties fo:margin-left="0.8335in" fo:margin-right="0in" fo:margin-top="0in" fo:margin-bottom="0in" style:contextual-spacing="false" fo:text-indent="0in" style:auto-text-indent="false"/>
      <style:text-properties style:font-name="Times New Roman" fo:font-size="9pt" style:font-size-asian="9pt"/>
    </style:style>
    <style:style style:name="Contents_20_8" style:display-name="Contents 8" style:family="paragraph" style:parent-style-name="Default_20_Text" style:next-style-name="Default_20_Text" style:class="index">
      <style:paragraph-properties fo:margin-left="0.972in" fo:margin-right="0in" fo:margin-top="0in" fo:margin-bottom="0in" style:contextual-spacing="false" fo:text-indent="0in" style:auto-text-indent="false"/>
      <style:text-properties style:font-name="Times New Roman" fo:font-size="9pt" style:font-size-asian="9pt"/>
    </style:style>
    <style:style style:name="Contents_20_9" style:display-name="Contents 9" style:family="paragraph" style:parent-style-name="Default_20_Text" style:next-style-name="Default_20_Text" style:class="index">
      <style:paragraph-properties fo:margin-left="1.111in" fo:margin-right="0in" fo:margin-top="0in" fo:margin-bottom="0in" style:contextual-spacing="false" fo:text-indent="0in" style:auto-text-indent="false"/>
      <style:text-properties style:font-name="Times New Roman" fo:font-size="9pt" style:font-size-asian="9pt"/>
    </style:style>
    <style:style style:name="CellBody" style:family="paragraph" style:parent-style-name="Default_20_Text">
      <style:paragraph-properties fo:margin-top="0.0555in" fo:margin-bottom="0.0555in" style:contextual-spacing="false" fo:text-align="start" style:justify-single-word="false"/>
      <style:text-properties fo:color="#000000" style:font-name="Arial" fo:language="en" fo:country="GB"/>
    </style:style>
    <style:style style:name="CellHeading" style:family="paragraph" style:parent-style-name="Default_20_Text">
      <style:paragraph-properties fo:margin-top="0.0835in" fo:margin-bottom="0.0835in" style:contextual-spacing="false"/>
      <style:text-properties fo:color="#000000" style:font-name="Arial" fo:language="en" fo:country="GB" fo:font-weight="bold" style:font-weight-asian="bold"/>
    </style:style>
    <style:style style:name="Abstract" style:family="paragraph" style:parent-style-name="Default_20_Text">
      <style:paragraph-properties fo:margin-top="0.1665in" fo:margin-bottom="0in" style:contextual-spacing="false"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Default_20_Text" style:next-style-name="Default_20_Text">
      <style:paragraph-properties fo:margin-left="0.278in" fo:margin-right="0in" fo:margin-top="0in" fo:margin-bottom="0in" style:contextual-spacing="false" fo:text-indent="-0.278in" style:auto-text-indent="false"/>
    </style:style>
    <style:style style:name="Reference" style:family="paragraph" style:parent-style-name="Default_20_Text" style:list-style-name="WW8StyleNum">
      <style:paragraph-properties fo:margin-left="0.1965in" fo:margin-right="0in" fo:margin-top="0.0835in" fo:margin-bottom="0in" style: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Default_20_Text">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Default_20_Text">
      <style:text-properties style:font-name="Courier New" fo:language="en" fo:country="US"/>
    </style:style>
    <style:style style:name="Code_20_Snipet" style:display-name="Code Snipet" style:family="paragraph" style:parent-style-name="Body">
      <style:paragraph-properties fo:margin-top="0.0835in" fo:margin-bottom="0.0835in" style:contextual-spacing="false"/>
      <style:text-properties style:font-name="Courier New" fo:font-size="10pt" style:font-size-asian="10pt"/>
    </style:style>
    <style:style style:name="Definition_20_Term" style:display-name="Definition Term" style:family="paragraph" style:parent-style-name="Default_20_Text" style:next-style-name="Default_20_Text" style:list-style-name="WW8Num3">
      <style:paragraph-properties fo:margin-left="0in" fo:margin-right="0in" fo:margin-top="0.0693in" fo:margin-bottom="0.0693in" style:contextual-spacing="false" fo:orphans="0" fo:widows="0" fo:text-indent="0in" style:auto-text-indent="false"/>
      <style:text-properties style:font-name="Arial"/>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style: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style:contextual-spacing="false" fo:text-indent="0in" style:auto-text-indent="false"/>
    </style:style>
    <style:style style:name="Acronym" style:family="paragraph" style:parent-style-name="Body">
      <style:paragraph-properties fo:margin-left="0.5in" fo:margin-right="0in" fo:margin-top="0.0835in" fo:margin-bottom="0in" style: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style: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Default_20_Text"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Detail_20_Heading" style:display-name="Detail Heading" style:family="paragraph" style:default-outline-level="">
      <style:paragraph-properties fo:margin-top="0.2752in" fo:margin-bottom="0.0193in" style:contextual-spacing="false" fo:text-align="start" style:justify-single-word="false" fo:orphans="2" fo:widows="2" fo:background-color="#ccccff" fo:padding="0.0138in" fo:border="0.51pt solid #ccccff" fo:keep-with-next="always">
        <style:background-image/>
      </style:paragraph-properties>
      <style:text-properties fo:font-size="14pt" fo:font-weight="bold" style:font-size-asian="14pt" style:font-weight-asian="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style>
    <style:style style:name="Page_20_Reference_20_Font" style:display-name="Page Reference Font" style:family="text" style:parent-style-name="Default_20_Paragraph_20_Font">
      <style:text-properties fo:font-size="9pt" fo:font-style="italic" style:font-size-asian="9pt" style:font-style-asian="italic"/>
    </style:style>
    <style:style style:name="Summary_20_Heading_20_Font1" style:display-name="Summary Heading Font1" style:family="text" style:parent-style-name="Default_20_Paragraph_20_Font">
      <style:text-properties fo:font-size="12pt" fo:font-weight="bold" style:font-size-asian="12pt" style:font-weight-asian="bold"/>
    </style:style>
    <style:style style:name="Code1" style:family="text" style:parent-style-name="Default_20_Paragraph_20_Font">
      <style:text-properties style:font-name="Courier New1" fo:font-size="9pt" style:font-size-asian="9pt"/>
    </style:style>
    <style:style style:name="Code2" style:family="text" style:parent-style-name="Default_20_Paragraph_20_Font">
      <style:text-properties style:font-name="Courier New1" fo:font-size="9pt" style:font-size-asian="9pt"/>
    </style:style>
    <style:style style:name="Summary_20_Heading_20_Font2" style:display-name="Summary Heading Font2" style:family="text" style:parent-style-name="Default_20_Paragraph_20_Font">
      <style:text-properties fo:font-size="12pt" fo:font-weight="bold" style:font-size-asian="12pt" style:font-weight-asian="bold"/>
    </style:style>
    <style:style style:name="Code_20_Small1" style:display-name="Code Small1" style:family="text" style:parent-style-name="Default_20_Paragraph_20_Font">
      <style:text-properties style:font-name="Courier New1" fo:font-size="7pt" style:font-size-asian="7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Default_20_Text">
      <style:paragraph-properties fo:margin-top="0.111in" fo:margin-bottom="0in" style:contextual-spacing="false"/>
    </style:style>
    <style:style style:name="MP2" style:family="paragraph" style:parent-style-name="Standard">
      <style:paragraph-properties fo:text-align="start" style:justify-single-word="false" fo:orphans="2" fo:widows="2" fo:padding="0in" fo:border-left="none" fo:border-right="none" fo:border-top="none" fo:border-bottom="0.51pt solid #000001"/>
      <style:text-properties style:font-name="Arial2" fo:font-size="10pt" fo:language="en" fo:country="US" fo:font-style="italic" style:font-size-asian="10pt" style:font-style-asian="italic"/>
    </style:style>
    <style:style style:name="MT1" style:family="text">
      <style:text-properties officeooo:rsid="005ea920"/>
    </style:style>
    <style:style style:name="MT2" style:family="text">
      <style:text-properties officeooo:rsid="006131e8"/>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81in" fo:page-height="11.6929in" style:num-format="1" style:print-orientation="portrait" fo:margin-top="0.3898in" fo:margin-bottom="0.3898in" fo:margin-left="0.5898in" fo:margin-right="0.5898in" style:writing-mode="lr-tb" style:layout-grid-color="#c0c0c0" style:layout-grid-lines="2772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8">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0"><draw:image xlink:href="Pictures/1000020100000427000001D8328612BC.png" xlink:type="simple" xlink:show="embed" xlink:actuate="onLoad"/></draw:frame><text:tab/><text:user-defined style:data-style-name="N0" text:name="RFC Title">RFC 191 Weaving Hook Enhancements</text:user-defined><text:tab/>Page <text:page-number text:select-page="current">3</text:page-number> of <text:page-count style:num-format="1">22</text:page-count></text:p>
        <text:p text:style-name="Header"/>
        <text:p text:style-name="Header"><text:tab/><text:span text:style-name="MT1">Final</text:span><text:tab/> <text:modification-date style:data-style-name="N76">July 24, 2013</text:modification-date></text:p>
      </style:header>
      <style:footer>
        <text:p text:style-name="Footer">Copyright © <text:span text:style-name="MT2">OSGi Alliance</text:span> <text:modification-date style:data-style-name="N118">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text:span text:style-name="MT2">OSGi Alliance</text:span> <text:modification-date style:data-style-name="N118">2013</text:modification-date></text:p>
      </style:footer>
    </style:master-page>
    <style:master-page style:name="Converted1" style:page-layout-name="Mpm2">
      <style:header>
        <text:p text:style-name="MP2">Package org.osgi.framework.hooks.weaving</text:p>
      </style:header>
      <style:footer>
        <text:p text:style-name="Footer"/>
      </style:footer>
    </style:master-page>
    <style:master-page style:name="Converted2" style:page-layout-name="Mpm2">
      <style:header>
        <text:p text:style-name="MP2">Interface WovenClass</text:p>
      </style:header>
      <style:footer>
        <text:p text:style-name="Footer"/>
      </style:footer>
    </style:master-page>
    <style:master-page style:name="Converted3" style:page-layout-name="Mpm2">
      <style:header>
        <text:p text:style-name="MP2">Interface WovenClassListener</text:p>
      </style:header>
      <style:footer>
        <text:p text:style-name="Footer"/>
      </style:footer>
    </style:master-page>
    <style:master-page style:name="Converted4" style:page-layout-name="Mpm2">
      <style:header>
        <text:p text:style-name="MP2">Interface WovenClassListen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MacOSX_x86 LibreOffice_project/9e9821abd0ffdbc09cd8c52eaa574fa09eb08f2</meta:generator>
    <meta:creation-date>2011-09-02T15:51:15</meta:creation-date>
    <meta:editing-cycles>39</meta:editing-cycles>
    <meta:editing-duration>P5DT1H12M36S</meta:editing-duration>
    <meta:initial-creator>John Ross</meta:initial-creator>
    <dc:date>2013-07-24T10:31:46</dc:date>
    <dc:creator>BJ Hargrave</dc:creator>
    <meta:printed-by>John Jr</meta:printed-by>
    <meta:print-date>2012-10-01T14:46:49</meta:print-date>
    <meta:document-statistic meta:table-count="8" meta:image-count="2" meta:object-count="0" meta:page-count="22" meta:paragraph-count="459" meta:word-count="5095" meta:character-count="33795" meta:non-whitespace-character-count="29195"/>
    <meta:user-defined meta:name="Company">IBM</meta:user-defined>
    <meta:user-defined meta:name="Info 3"/>
    <meta:user-defined meta:name="Info 4"/>
    <meta:user-defined meta:name="RFC Title">RFC 191 Weaving Hook Enhancements</meta:user-defined>
  </office:meta>
</office:document-meta>
</file>